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7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9">
      <style:graphic-properties draw:fill="solid" draw:fill-color="#cfe7f5" draw:opacity="100%" draw:stroke="solid" svg:stroke-width="0.02778in" svg:stroke-color="#808080" svg:stroke-opacity="100%" style:protect=""/>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Source Sans Pro" style:font-family-complex="Tahoma"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draw:fill="solid" draw:fill-color="#cfe7f5" draw:opacity="100%" draw:stroke="solid" svg:stroke-width="0.02778in" svg:stroke-color="#808080" svg:stroke-opacity="100%" style:protect=""/>
    </style:style>
    <style:style style:family="paragraph" style:name="a1055">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1">
      <style:graphic-properties draw:fill="solid" draw:fill-color="#cfe7f5" draw:opacity="100%" draw:stroke="solid" svg:stroke-width="0.02778in" svg:stroke-color="#808080" svg:stroke-opacity="100%" style:protect=""/>
    </style:style>
    <style:style style:family="text" style:name="a122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9">
      <style:graphic-properties draw:fill="solid" draw:fill-color="#cfe7f5" draw:opacity="100%" draw:stroke="solid" svg:stroke-width="0.02778in" svg:stroke-color="#808080" svg:stroke-opacity="100%" style:protect=""/>
    </style:style>
    <style:style style:family="text" style:name="a98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7">
      <style:graphic-properties draw:fill="solid" draw:fill-color="#cfe7f5" draw:opacity="100%" draw:stroke="solid" svg:stroke-width="0.02778in" svg:stroke-color="#808080" svg:stroke-opacity="100%" style:protect=""/>
    </style:style>
    <style:style style:family="text" style:name="a112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4">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8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7">
      <style:graphic-properties draw:fill="solid" draw:fill-color="#cfe7f5" draw:opacity="100%" draw:stroke="solid" svg:stroke-width="0.02778in" svg:stroke-color="#808080" svg:stroke-opacity="100%" style:protect=""/>
    </style:style>
    <style:style style:family="presentation" style:name="a10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5">
      <style:graphic-properties draw:fill="solid" draw:fill-color="#cfe7f5" draw:opacity="100%" draw:stroke="solid" svg:stroke-width="0.02778in" svg:stroke-color="#808080" svg:stroke-opacity="100%" style:protect=""/>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90c226" style:text-line-through-type="none" style:text-line-through-style="none" style:text-line-through-width="auto" style:text-line-through-color="font-color" style:text-position="0% 100%" fo:font-family="Trebuchet MS" style:font-family-complex="Tahoma" style:font-pitch-complex="variable"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justify" fo:text-align-last="star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04040" style:text-line-through-type="none" style:text-line-through-style="none" style:text-line-through-width="auto" style:text-line-through-color="font-color" style:text-position="0% 100%" fo:font-family="Trebuchet MS" style:font-family-complex="Tahoma" style:font-pitch-complex="variable"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8">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09">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15">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971">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30">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56">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25">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000">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976">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34">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97">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129">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044">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082">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115">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049">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19">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262">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157">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26">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33">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03">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072">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142">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993">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50">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75">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108">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182">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1039">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020">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025">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58">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text:list-style style:name="a983">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35">
      <text:list-level-style-bullet text:level="1" text:bullet-char="">
        <style:list-level-properties text:space-before="0in" text:min-label-width="0.36904in"/>
        <style:text-properties fo:color="#04617b" fo:font-family="OpenSymbol" fo:font-size="45%"/>
      </text:list-level-style-bullet>
      <text:list-level-style-bullet text:level="2" text:bullet-char="">
        <style:list-level-properties text:space-before="0.43054in" text:min-label-width="0.36904in"/>
        <style:text-properties fo:color="#04617b" fo:font-family="OpenSymbol" fo:font-size="45%"/>
      </text:list-level-style-bullet>
      <text:list-level-style-bullet text:level="3" text:bullet-char="">
        <style:list-level-properties text:space-before="0.86109in" text:min-label-width="0.36904in"/>
        <style:text-properties fo:color="#04617b" fo:font-family="OpenSymbol" fo:font-size="45%"/>
      </text:list-level-style-bullet>
      <text:list-level-style-bullet text:level="4" text:bullet-char="">
        <style:list-level-properties text:space-before="1.35314in" text:min-label-width="0.36904in"/>
        <style:text-properties fo:color="#04617b" fo:font-family="OpenSymbol" fo:font-size="45%"/>
      </text:list-level-style-bullet>
      <text:list-level-style-bullet text:level="5" text:bullet-char="">
        <style:list-level-properties text:space-before="1.84519in" text:min-label-width="0.36904in"/>
        <style:text-properties fo:color="#04617b" fo:font-family="OpenSymbol" fo:font-size="45%"/>
      </text:list-level-style-bullet>
      <text:list-level-style-bullet text:level="6" text:bullet-char="">
        <style:list-level-properties text:space-before="2.33724in" text:min-label-width="0.36904in"/>
        <style:text-properties fo:color="#04617b" fo:font-family="OpenSymbol" fo:font-size="45%"/>
      </text:list-level-style-bullet>
      <text:list-level-style-bullet text:level="7" text:bullet-char="">
        <style:list-level-properties text:space-before="2.82929in" text:min-label-width="0.36904in"/>
        <style:text-properties fo:color="#04617b" fo:font-family="OpenSymbol" fo:font-size="45%"/>
      </text:list-level-style-bullet>
      <text:list-level-style-bullet text:level="8" text:bullet-char="">
        <style:list-level-properties text:space-before="3.32134in" text:min-label-width="0.36904in"/>
        <style:text-properties fo:color="#04617b" fo:font-family="OpenSymbol" fo:font-size="45%"/>
      </text:list-level-style-bullet>
      <text:list-level-style-bullet text:level="9" text:bullet-char="">
        <style:list-level-properties text:space-before="3.81339in" text:min-label-width="0.36904in"/>
        <style:text-properties fo:color="#04617b" fo:font-family="OpenSymbol" fo:font-size="45%"/>
      </text:list-level-style-bullet>
    </text:list-style>
    <text:list-style style:name="a1206">
      <text:list-level-style-bullet text:level="1" text:bullet-char="●">
        <style:list-level-properties text:space-before="0in" text:min-label-width="0.36904in"/>
        <style:text-properties fo:color="#04617b" fo:font-family="StarSymbol" fo:font-size="45%"/>
      </text:list-level-style-bullet>
      <text:list-level-style-bullet text:level="2" text:bullet-char="●">
        <style:list-level-properties text:space-before="0.43054in" text:min-label-width="0.36904in"/>
        <style:text-properties fo:color="#04617b" fo:font-family="StarSymbol" fo:font-size="45%"/>
      </text:list-level-style-bullet>
      <text:list-level-style-bullet text:level="3" text:bullet-char="●">
        <style:list-level-properties text:space-before="0.86109in" text:min-label-width="0.36904in"/>
        <style:text-properties fo:color="#04617b" fo:font-family="StarSymbol" fo:font-size="45%"/>
      </text:list-level-style-bullet>
      <text:list-level-style-bullet text:level="4" text:bullet-char="●">
        <style:list-level-properties text:space-before="1.35314in" text:min-label-width="0.36904in"/>
        <style:text-properties fo:color="#04617b" fo:font-family="StarSymbol" fo:font-size="45%"/>
      </text:list-level-style-bullet>
      <text:list-level-style-bullet text:level="5" text:bullet-char="●">
        <style:list-level-properties text:space-before="1.84519in" text:min-label-width="0.36904in"/>
        <style:text-properties fo:color="#04617b" fo:font-family="StarSymbol" fo:font-size="45%"/>
      </text:list-level-style-bullet>
      <text:list-level-style-bullet text:level="6" text:bullet-char="●">
        <style:list-level-properties text:space-before="2.33724in" text:min-label-width="0.36904in"/>
        <style:text-properties fo:color="#04617b" fo:font-family="StarSymbol" fo:font-size="45%"/>
      </text:list-level-style-bullet>
      <text:list-level-style-bullet text:level="7" text:bullet-char="●">
        <style:list-level-properties text:space-before="2.82929in" text:min-label-width="0.36904in"/>
        <style:text-properties fo:color="#04617b" fo:font-family="StarSymbol" fo:font-size="45%"/>
      </text:list-level-style-bullet>
      <text:list-level-style-bullet text:level="8" text:bullet-char="●">
        <style:list-level-properties text:space-before="3.32134in" text:min-label-width="0.36904in"/>
        <style:text-properties fo:color="#04617b" fo:font-family="StarSymbol" fo:font-size="45%"/>
      </text:list-level-style-bullet>
      <text:list-level-style-bullet text:level="9" text:bullet-char="●">
        <style:list-level-properties text:space-before="3.81339in" text:min-label-width="0.36904in"/>
        <style:text-properties fo:color="#04617b" fo:font-family="StarSymbol" fo:font-size="45%"/>
      </text:list-level-style-bullet>
    </text:list-style>
  </office:automatic-styles>
  <office:body>
    <office:presentation>
      <draw:page draw:name="page1" draw:style-name="a949" draw:master-page-name="Master1-Layout7-blank-Blank" presentation:presentation-page-layout-name="Master1-PPL7" draw:id="Slide-256">
        <draw:frame draw:id="id292" presentation:style-name="a955" draw:name="Title 1" svg:x="2.52607in" svg:y="2.88342in" svg:width="8.85417in" svg:height="1.80729in" presentation:class="title" presentation:placeholder="false">
          <draw:text-box>
            <text:p text:style-name="a954" text:class-names="" text:cond-style-name=""><text:span text:style-name="a950" text:class-names="">Segmenting<text:s text:c="1"/></text:span><text:span text:style-name="a951" text:class-names="">for La<text:s text:c="1"/></text:span><text:span text:style-name="a952" text:class-names="">Milonguita</text:span><text:span text:style-name="a953" text:class-names=""/></text:p>
          </draw:text-box>
          <svg:title/>
          <svg:desc/>
        </draw:frame>
        <presentation:notes draw:style-name="a961">
          <draw:frame draw:id="id293" draw:style-name="a958" draw:name="Slide Number Placeholder 6" svg:x="4.62756in" svg:y="10.75394in" svg:width="3.24606in" svg:height="0.54488in">
            <draw:text-box>
              <text:p text:style-name="a957" text:class-names="" text:cond-style-name=""><text:span text:style-name="a956" text:class-names=""><text:page-number style:num-format="1" text:fixed="false"/></text:span></text:p>
            </draw:text-box>
            <svg:title/>
            <svg:desc/>
          </draw:frame>
          <draw:page-thumbnail draw:page-number="1" svg:x="0.88889in" svg:y="1.22222in" svg:width="6.48785in" svg:height="4.08854in" presentation:class="page" draw:id="id294" presentation:style-name="a959" draw:name="Slide Image Placeholder 1">
            <svg:title/>
            <svg:desc/>
          </draw:page-thumbnail>
          <draw:frame draw:id="id295" presentation:style-name="a960" draw:name="Notes Placeholder 2" svg:x="0.40984in" svg:y="5.9937in" svg:width="7.46417in" svg:height="5.30551in" presentation:class="notes" presentation:placeholder="true">
            <draw:text-box/>
            <svg:title/>
            <svg:desc/>
          </draw:frame>
        </presentation:notes>
      </draw:page>
      <draw:page draw:name="page3" draw:style-name="a962" draw:master-page-name="Master1-Layout7-blank-Blank" presentation:presentation-page-layout-name="Master1-PPL7" draw:id="Slide-258">
        <draw:frame draw:id="id296" presentation:style-name="a965" draw:name="Title 1" svg:x="0.1327in" svg:y="0.4163in" svg:width="3.87204in" svg:height="0.89175in" presentation:class="title" presentation:placeholder="false">
          <draw:text-box>
            <text:p text:style-name="a964" text:class-names="" text:cond-style-name=""><text:span text:style-name="a963" text:class-names="">Introduction</text:span></text:p>
          </draw:text-box>
          <svg:title/>
          <svg:desc/>
        </draw:frame>
        <draw:frame draw:id="id297" presentation:style-name="a1001" draw:name="Text Placeholder 2" svg:x="0in" svg:y="1.45024in" svg:width="11.74479in" svg:height="5.71122in" presentation:class="outline" presentation:placeholder="false">
          <draw:text-box>
            <text:list text:style-name="a971">
              <text:list-item>
                <text:p text:style-name="a970" text:class-names="" text:cond-style-name=""><text:span text:style-name="a966" text:class-names="">"La<text:s text:c="1"/></text:span><text:span text:style-name="a967" text:class-names="">Milonguita</text:span><text:span text:style-name="a968" text:class-names="">" is a chain of restaurants located in Buenos Aires, Argentina. The chain offers typical Argentina foods that draw heavy influences of Spain and Italy, and has indigenous ingredients too.<text:s text:c="1"/></text:span><text:span text:style-name="a969" text:class-names=""/></text:p>
              </text:list-item>
            </text:list>
            <text:list text:style-name="a976">
              <text:list-item>
                <text:p text:style-name="a975" text:class-names="" text:cond-style-name=""><text:span text:style-name="a972" text:class-names="">The<text:s text:c="1"/></text:span><text:span text:style-name="a973" text:class-names="">owners of this restaurants wants to expand their chain to Europe and they are very interested in establish a new restaurant in Madrid, Spain. <text:s text:c="1"/>Madrid is a big city with more than 3 million inhabitants and a metropolitan area population of about 6.5 millions. It is composed by more than one hundred neighborhoods, with different characteristics.<text:s text:c="1"/></text:span><text:span text:style-name="a974" text:class-names=""/></text:p>
              </text:list-item>
            </text:list>
            <text:list text:style-name="a983">
              <text:list-item>
                <text:p text:style-name="a982" text:class-names="" text:cond-style-name=""><text:span text:style-name="a977" text:class-names="">In<text:s text:c="1"/></text:span><text:span text:style-name="a978" text:class-names="">order to get directions about where to establish their first restaurant in Madrid, the owners of "La<text:s text:c="1"/></text:span><text:span text:style-name="a979" text:class-names="">Milonguita</text:span><text:span text:style-name="a980" text:class-names="">" has asked us to do an study of different places of the city. <text:s text:c="2"/></text:span><text:span text:style-name="a981" text:class-names=""/></text:p>
              </text:list-item>
            </text:list>
            <text:list text:style-name="a988">
              <text:list-item>
                <text:p text:style-name="a987" text:class-names="" text:cond-style-name=""><text:span text:style-name="a984" text:class-names="">Marketing<text:s text:c="1"/></text:span><text:span text:style-name="a985" text:class-names="">consultants has determined that we must pay special attention to entertainment services, because they are considered attractive to potential customers.<text:s text:c="1"/></text:span><text:span text:style-name="a986" text:class-names=""/></text:p>
              </text:list-item>
            </text:list>
            <text:list text:style-name="a993">
              <text:list-item>
                <text:p text:style-name="a992" text:class-names="" text:cond-style-name=""><text:span text:style-name="a989" text:class-names="">We<text:s text:c="1"/></text:span><text:span text:style-name="a990" text:class-names="">also must take into account other food services offerings that could be considered in some cases rivalry or, in other cases, complementary to an Argentinian Restaurant.<text:s text:c="1"/></text:span><text:span text:style-name="a991" text:class-names=""/></text:p>
              </text:list-item>
            </text:list>
            <text:list text:style-name="a1000">
              <text:list-item>
                <text:p text:style-name="a999" text:class-names="" text:cond-style-name=""><text:span text:style-name="a994" text:class-names="">In<text:s text:c="1"/></text:span><text:span text:style-name="a995" text:class-names="">this project, we will obtain information of the neighborhoods and make recommendations about best places to expand the chain of restaurants. The report and recommendations will be provided to owner of "La<text:s text:c="1"/></text:span><text:span text:style-name="a996" text:class-names="">Milonguita</text:span><text:span text:style-name="a997" text:class-names="">".</text:span><text:span text:style-name="a998" text:class-names=""/></text:p>
              </text:list-item>
            </text:list>
          </draw:text-box>
          <svg:title/>
          <svg:desc/>
        </draw:frame>
        <presentation:notes draw:style-name="a1007">
          <draw:frame draw:id="id298" draw:style-name="a1004" draw:name="Slide Number Placeholder 6" svg:x="4.62756in" svg:y="10.75394in" svg:width="3.24606in" svg:height="0.54488in">
            <draw:text-box>
              <text:p text:style-name="a1003" text:class-names="" text:cond-style-name=""><text:span text:style-name="a1002" text:class-names=""><text:page-number style:num-format="1" text:fixed="false"/></text:span></text:p>
            </draw:text-box>
            <svg:title/>
            <svg:desc/>
          </draw:frame>
          <draw:page-thumbnail draw:page-number="2" svg:x="0.88889in" svg:y="1.22222in" svg:width="6.48785in" svg:height="4.08854in" presentation:class="page" draw:id="id299" presentation:style-name="a1005" draw:name="Slide Image Placeholder 1">
            <svg:title/>
            <svg:desc/>
          </draw:page-thumbnail>
          <draw:frame draw:id="id300" presentation:style-name="a1006" draw:name="Notes Placeholder 2" svg:x="1.14173in" svg:y="5.57362in" svg:width="5.98386in" svg:height="4.90709in" presentation:class="notes" presentation:placeholder="true">
            <draw:text-box/>
            <svg:title/>
            <svg:desc/>
          </draw:frame>
        </presentation:notes>
      </draw:page>
      <draw:page draw:name="page4" draw:style-name="a1008" draw:master-page-name="Master1-Layout7-blank-Blank" presentation:presentation-page-layout-name="Master1-PPL7" draw:id="Slide-259">
        <draw:frame draw:id="id301" presentation:style-name="a1011" draw:name="Title 1" svg:x="0.14692in" svg:y="0.40683in" svg:width="3.4218in" svg:height="0.72114in" presentation:class="title" presentation:placeholder="false">
          <draw:text-box>
            <text:p text:style-name="a1010" text:class-names="" text:cond-style-name=""><text:span text:style-name="a1009" text:class-names="">Data</text:span></text:p>
          </draw:text-box>
          <svg:title/>
          <svg:desc/>
        </draw:frame>
        <draw:frame draw:id="id302" presentation:style-name="a1057" draw:name="Text Placeholder 2" svg:x="0.3981in" svg:y="1.30332in" svg:width="11.34669in" svg:height="5.89634in" presentation:class="outline" presentation:placeholder="false">
          <draw:text-box>
            <text:list text:style-name="a1015">
              <text:list-item>
                <text:p text:style-name="a1014" text:class-names="" text:cond-style-name=""><text:span text:style-name="a1012" text:class-names="">Required data will be gathered from various sources. Madrid information, including districts and neighborhoods will be obtained from Wikipedia: [Madrid](https://en.wikipedia.org/wiki/Madrid).<text:s text:c="1"/></text:span><text:span text:style-name="a1013" text:class-names=""/></text:p>
              </text:list-item>
            </text:list>
            <text:list text:style-name="a1020">
              <text:list-item>
                <text:p text:style-name="a1019" text:class-names="" text:cond-style-name=""><text:span text:style-name="a1016" text:class-names="">For<text:s text:c="1"/></text:span><text:span text:style-name="a1017" text:class-names="">recommending places to establish the restaurant, we will segment Madrid into various neighborhoods.<text:s text:c="1"/></text:span><text:span text:style-name="a1018" text:class-names=""/></text:p>
              </text:list-item>
            </text:list>
            <text:list text:style-name="a1025">
              <text:list-item>
                <text:p text:style-name="a1024" text:class-names="" text:cond-style-name=""><text:span text:style-name="a1021" text:class-names="">Full<text:s text:c="1"/></text:span><text:span text:style-name="a1022" text:class-names="">list of neighborhoods can be obtained from Wikipedia Madrid information, but only their names.<text:s text:c="1"/></text:span><text:span text:style-name="a1023" text:class-names=""/></text:p>
              </text:list-item>
            </text:list>
            <text:list text:style-name="a1033">
              <text:list-item>
                <text:p text:style-name="a1032" text:class-names="" text:cond-style-name=""><text:span text:style-name="a1026" text:class-names="">They<text:s text:c="1"/></text:span><text:span text:style-name="a1027" text:class-names="">must be<text:s text:c="1"/></text:span><text:span text:style-name="a1028" text:class-names="">geolocated</text:span><text:span text:style-name="a1029" text:class-names=""><text:s text:c="1"/>in order to use Foursquare services for obtaining venues. <text:s text:c="1"/>For geolocation of neighborhoods _Python<text:s text:c="1"/></text:span><text:span text:style-name="a1030" text:class-names="">geocorder</text:span><text:span text:style-name="a1031" text:class-names="">_ will be used.</text:span></text:p>
              </text:list-item>
            </text:list>
            <text:list text:style-name="a1039">
              <text:list-item>
                <text:p text:style-name="a1038" text:class-names="" text:cond-style-name=""><text:span text:style-name="a1034" text:class-names="">Every neighborhood obtained will be<text:s text:c="1"/></text:span><text:span text:style-name="a1035" text:class-names="">geolocated</text:span><text:span text:style-name="a1036" text:class-names=""><text:s text:c="1"/>using python geocoder package, using neighborhood name plus city and country</text:span><text:span text:style-name="a1037" text:class-names="">.</text:span></text:p>
              </text:list-item>
            </text:list>
            <text:list text:style-name="a1044">
              <text:list-item>
                <text:p text:style-name="a1043" text:class-names="" text:cond-style-name=""><text:span text:style-name="a1040" text:class-names="">Geocoder<text:s text:c="1"/></text:span><text:span text:style-name="a1041" text:class-names="">returns latitude and longitude information for every neighborhood center, then it will be used as main Foursquare input.<text:s text:c="1"/></text:span><text:span text:style-name="a1042" text:class-names=""/></text:p>
              </text:list-item>
            </text:list>
            <text:list text:style-name="a1049">
              <text:list-item>
                <text:p text:style-name="a1048" text:class-names="" text:cond-style-name=""><text:span text:style-name="a1045" text:class-names="">In<text:s text:c="1"/></text:span><text:span text:style-name="a1046" text:class-names="">order to obtain venues and their categories we will use [FOURSQUARE](https://foursquare.com/).<text:s text:c="1"/></text:span><text:span text:style-name="a1047" text:class-names=""/></text:p>
              </text:list-item>
            </text:list>
            <text:list text:style-name="a1056">
              <text:list-item>
                <text:p text:style-name="a1055" text:class-names="" text:cond-style-name=""><text:span text:style-name="a1050" text:class-names="">Using<text:s text:c="1"/></text:span><text:span text:style-name="a1051" text:class-names="">services provided by Foursquare we can obtain venues for every neighborhood. Such services requires as input<text:s text:c="1"/></text:span><text:span text:style-name="a1052" text:class-names="">geolocalization</text:span><text:span text:style-name="a1053" text:class-names="">, it means the latitude and longitude obtained in previously described step.<text:s text:c="1"/></text:span><text:span text:style-name="a1054" text:class-names=""/></text:p>
              </text:list-item>
            </text:list>
          </draw:text-box>
          <svg:title/>
          <svg:desc/>
        </draw:frame>
        <presentation:notes draw:style-name="a1063">
          <draw:frame draw:id="id303" draw:style-name="a1060" draw:name="Slide Number Placeholder 6" svg:x="4.62756in" svg:y="10.75394in" svg:width="3.24606in" svg:height="0.54488in">
            <draw:text-box>
              <text:p text:style-name="a1059" text:class-names="" text:cond-style-name=""><text:span text:style-name="a1058" text:class-names=""><text:page-number style:num-format="1" text:fixed="false"/></text:span></text:p>
            </draw:text-box>
            <svg:title/>
            <svg:desc/>
          </draw:frame>
          <draw:page-thumbnail draw:page-number="3" svg:x="0.88889in" svg:y="1.22222in" svg:width="6.48785in" svg:height="4.08854in" presentation:class="page" draw:id="id304" presentation:style-name="a1061" draw:name="Slide Image Placeholder 1">
            <svg:title/>
            <svg:desc/>
          </draw:page-thumbnail>
          <draw:frame draw:id="id305" presentation:style-name="a1062" draw:name="Notes Placeholder 2" svg:x="1.14173in" svg:y="5.57362in" svg:width="5.98386in" svg:height="4.90709in" presentation:class="notes" presentation:placeholder="true">
            <draw:text-box/>
            <svg:title/>
            <svg:desc/>
          </draw:frame>
        </presentation:notes>
      </draw:page>
      <draw:page draw:name="page5" draw:style-name="a1064" draw:master-page-name="Master1-Layout7-blank-Blank" presentation:presentation-page-layout-name="Master1-PPL7" draw:id="Slide-260">
        <draw:frame draw:id="id306" presentation:style-name="a1067" draw:name="Title 1" svg:x="0.21327in" svg:y="0.13668in" svg:width="6.6872in" svg:height="0.88227in" presentation:class="title" presentation:placeholder="false">
          <draw:text-box>
            <text:p text:style-name="a1066" text:class-names="" text:cond-style-name=""><text:span text:style-name="a1065" text:class-names="">Methodology</text:span></text:p>
          </draw:text-box>
          <svg:title/>
          <svg:desc/>
        </draw:frame>
        <draw:frame draw:id="id307" presentation:style-name="a1143" draw:name="Text Placeholder 2" svg:x="0in" svg:y="1.11374in" svg:width="11.74479in" svg:height="6.08591in" presentation:class="outline" presentation:placeholder="false">
          <draw:text-box>
            <text:list text:style-name="a1072">
              <text:list-item>
                <text:p text:style-name="a1071" text:class-names="" text:cond-style-name=""><text:span text:style-name="a1068" text:class-names="">A<text:s text:c="1"/></text:span><text:span text:style-name="a1069" text:class-names="">Jupyter</text:span><text:span text:style-name="a1070" text:class-names=""><text:s text:c="1"/>Notebook will be developed in order to process data and segment the neighborhoods.</text:span></text:p>
              </text:list-item>
            </text:list>
            <text:list text:style-name="a1075">
              <text:list-item>
                <text:p text:style-name="a1074" text:class-names="" text:cond-style-name=""><text:span text:style-name="a1073" text:class-names="">Following steps will be implemented:</text:span></text:p>
              </text:list-item>
            </text:list>
            <text:list text:style-name="a1082">
              <text:list-item>
                <text:p text:style-name="a1081" text:class-names="" text:cond-style-name=""><text:span text:style-name="a1076" text:class-names="">1.<text:s text:c="1"/></text:span><text:span text:style-name="a1077" text:class-names="">Build neighborhoods list</text:span><text:span text:style-name="a1078" text:class-names="">: A list of districts is obtained from Madrid Wikipedia page. That list contains the names of the neighborhoods for every district. As output a dataset containing a list of _"</text:span><text:span text:style-name="a1079" text:class-names="">district,neighborhood</text:span><text:span text:style-name="a1080" text:class-names="">"_ will be built.</text:span></text:p>
              </text:list-item>
            </text:list>
            <text:list text:style-name="a1097">
              <text:list-item>
                <text:p text:style-name="a1096" text:class-names="" text:cond-style-name=""><text:span text:style-name="a1083" text:class-names=""><text:s text:c="1"/>2.<text:s text:c="1"/></text:span><text:span text:style-name="a1084" text:class-names="">Neighborhoods geolocation</text:span><text:span text:style-name="a1085" text:class-names="">: Every element in the neighborhoods dataset is<text:s text:c="1"/></text:span><text:span text:style-name="a1086" text:class-names="">geolocated</text:span><text:span text:style-name="a1087" text:class-names=""><text:s text:c="1"/>using _Python<text:s text:c="1"/></text:span><text:span text:style-name="a1088" text:class-names="">Geolocator</text:span><text:span text:style-name="a1089" text:class-names="">_ and two columns will be updated containing latitude and longitude for each<text:s text:c="1"/></text:span><text:span text:style-name="a1090" text:class-names="">disctrict</text:span><text:span text:style-name="a1091" text:class-names="">, neighborhood. The<text:s text:c="1"/></text:span><text:span text:style-name="a1092" text:class-names="">geolocator</text:span><text:span text:style-name="a1093" text:class-names=""><text:s text:c="1"/>service has some problems, many times gives time out error, for this reason in this step the information obtained is saved in a text file in CSV format. <text:s text:c="1"/>Therefore, <text:s text:c="1"/>this step can be run many times, invoking<text:s text:c="1"/></text:span><text:span text:style-name="a1094" text:class-names="">geolocator</text:span><text:span text:style-name="a1095" text:class-names=""><text:s text:c="1"/>only for missing data (timed out errors in previous executions). After various executions all the neighborhoods geolocation is obtained and we can use the text file.</text:span></text:p>
              </text:list-item>
            </text:list>
            <text:list text:style-name="a1103">
              <text:list-item>
                <text:p text:style-name="a1102" text:class-names="" text:cond-style-name=""><text:span text:style-name="a1098" text:class-names="">3</text:span><text:span text:style-name="a1099" text:class-names="">.<text:s text:c="1"/></text:span><text:span text:style-name="a1100" text:class-names="">Venues compilation:<text:s text:c="1"/></text:span><text:span text:style-name="a1101" text:class-names="">As next step, Foursquare services are used for obtaining venues for every neighborhood. The output is a new dataset with many records for every neighborhood containing the venues found for everyone of them. <text:s text:c="1"/></text:span></text:p>
              </text:list-item>
            </text:list>
            <text:list text:style-name="a1108">
              <text:list-item>
                <text:p text:style-name="a1107" text:class-names="" text:cond-style-name=""><text:span text:style-name="a1104" text:class-names="">A free Foursquare service with limited count of calls is used. In order to minimize the usage of Foursquare, the information is saved in a text (CSV) file. It's supposed that the information gathered doesn't change in short period of time (some hours). When the analysis must be continued for long period (many hours or next day) just deleting the generated text file will force to call<text:s text:c="1"/></text:span><text:span text:style-name="a1105" text:class-names="">Foursquae</text:span><text:span text:style-name="a1106" text:class-names=""><text:s text:c="1"/>services again, refreshing the information.</text:span></text:p>
              </text:list-item>
            </text:list>
            <text:list text:style-name="a1115">
              <text:list-item>
                <text:p text:style-name="a1114" text:class-names="" text:cond-style-name=""><text:span text:style-name="a1109" text:class-names="">4.<text:s text:c="1"/></text:span><text:span text:style-name="a1110" text:class-names="">Neighborhoods segmentation</text:span><text:span text:style-name="a1111" text:class-names="">: The problem in hand is a case of unsupervised segmentation and, from the possible machine learning algorithms, K-means was chosen. <text:s text:c="4"/>- Taking in account that the venues information obtained from Foursquare is categorical, it must be previously processed in order to be handled by K-means algorithm. For this _"</text:span><text:span text:style-name="a1112" text:class-names="">pandas.get_dummies</text:span><text:span text:style-name="a1113" text:class-names="">"_ is used for dummies variables.</text:span></text:p>
              </text:list-item>
            </text:list>
            <text:list text:style-name="a1119">
              <text:list-item>
                <text:p text:style-name="a1118" text:class-names="" text:cond-style-name=""><text:span text:style-name="a1116" text:class-names="">-<text:s text:c="1"/></text:span><text:span text:style-name="a1117" text:class-names="">The list of dummy variables obtained are then grouped as features of every neighborhood.</text:span></text:p>
              </text:list-item>
            </text:list>
            <text:list text:style-name="a1125">
              <text:list-item>
                <text:p text:style-name="a1124" text:class-names="" text:cond-style-name=""><text:span text:style-name="a1120" text:class-names="">-<text:s text:c="1"/></text:span><text:span text:style-name="a1121" text:class-names="">After executing K-means algorithm the "Elbow Curve" it's<text:s text:c="1"/></text:span><text:span text:style-name="a1122" text:class-names="">ploted</text:span><text:span text:style-name="a1123" text:class-names=""><text:s text:c="1"/>in order to obtain the _best K_. Analyzing the change in the slope of the curve, it's determined that K=10 is a good value.</text:span></text:p>
              </text:list-item>
            </text:list>
            <text:list text:style-name="a1129">
              <text:list-item>
                <text:p text:style-name="a1128" text:class-names="" text:cond-style-name=""><text:span text:style-name="a1126" text:class-names="">-<text:s text:c="1"/></text:span><text:span text:style-name="a1127" text:class-names="">K-means algorithm is executed.</text:span></text:p>
              </text:list-item>
            </text:list>
            <text:list text:style-name="a1135">
              <text:list-item>
                <text:p text:style-name="a1134" text:class-names="" text:cond-style-name=""><text:span text:style-name="a1130" text:class-names="">-<text:s text:c="1"/></text:span><text:span text:style-name="a1131" text:class-names="">Next step is build the segmentation<text:s text:c="1"/></text:span><text:span text:style-name="a1132" text:class-names="">dataframe</text:span><text:span text:style-name="a1133" text:class-names="">, composed of the top venues for every neighborhood plus a segment label determined by K-means.<text:s text:c="1"/></text:span></text:p>
              </text:list-item>
            </text:list>
            <text:list text:style-name="a1142">
              <text:list-item>
                <text:p text:style-name="a1141" text:class-names="" text:cond-style-name=""><text:span text:style-name="a1136" text:class-names="">5.<text:s text:c="1"/></text:span><text:span text:style-name="a1137" text:class-names="">Segments analysis</text:span><text:span text:style-name="a1138" text:class-names="">: Every segment is printed individually, were different<text:s text:c="1"/></text:span><text:span text:style-name="a1139" text:class-names="">charateristics</text:span><text:span text:style-name="a1140" text:class-names=""><text:s text:c="1"/>can be observed for each group.<text:s text:c="1"/></text:span></text:p>
              </text:list-item>
            </text:list>
          </draw:text-box>
          <svg:title/>
          <svg:desc/>
        </draw:frame>
        <presentation:notes draw:style-name="a1149">
          <draw:frame draw:id="id308" draw:style-name="a1146" draw:name="Slide Number Placeholder 6" svg:x="4.62756in" svg:y="10.75394in" svg:width="3.24606in" svg:height="0.54488in">
            <draw:text-box>
              <text:p text:style-name="a1145" text:class-names="" text:cond-style-name=""><text:span text:style-name="a1144" text:class-names=""><text:page-number style:num-format="1" text:fixed="false"/></text:span></text:p>
            </draw:text-box>
            <svg:title/>
            <svg:desc/>
          </draw:frame>
          <draw:page-thumbnail draw:page-number="4" svg:x="0.88889in" svg:y="1.22222in" svg:width="6.48785in" svg:height="4.08854in" presentation:class="page" draw:id="id309" presentation:style-name="a1147" draw:name="Slide Image Placeholder 1">
            <svg:title/>
            <svg:desc/>
          </draw:page-thumbnail>
          <draw:frame draw:id="id310" presentation:style-name="a1148" draw:name="Notes Placeholder 2" svg:x="1.14173in" svg:y="5.57362in" svg:width="5.98386in" svg:height="4.90709in" presentation:class="notes" presentation:placeholder="true">
            <draw:text-box/>
            <svg:title/>
            <svg:desc/>
          </draw:frame>
        </presentation:notes>
      </draw:page>
      <draw:page draw:name="page8" draw:style-name="a1150" draw:master-page-name="Master1-Layout7-blank-Blank" presentation:presentation-page-layout-name="Master1-PPL7" draw:id="Slide-263">
        <draw:frame draw:id="id311" presentation:style-name="a1153" draw:name="Title 1" svg:x="0.21327in" svg:y="0.24569in" svg:width="4.70616in" svg:height="0.75431in" presentation:class="title" presentation:placeholder="false">
          <draw:text-box>
            <text:p text:style-name="a1152" text:class-names="" text:cond-style-name=""><text:span text:style-name="a1151" text:class-names="">Results</text:span></text:p>
          </draw:text-box>
          <svg:title/>
          <svg:desc/>
        </draw:frame>
        <draw:frame draw:id="id312" presentation:style-name="a1210" draw:name="Text Placeholder 2" svg:x="0in" svg:y="1.06635in" svg:width="11.74479in" svg:height="6.1333in" presentation:class="outline" presentation:placeholder="false">
          <draw:text-box>
            <text:list text:style-name="a1157">
              <text:list-item>
                <text:p text:style-name="a1156" text:class-names="" text:cond-style-name=""><text:span text:style-name="a1154" text:class-names="">The analysis provided the following clusters.</text:span><text:span text:style-name="a1155" text:class-names=""/></text:p>
              </text:list-item>
            </text:list>
            <text:list text:style-name="a1182">
              <text:list-item>
                <text:p text:style-name="a1181" text:class-names="" text:cond-style-name=""><text:span text:style-name="a1158" text:class-names="">Cluster 1:</text:span><text:span text:style-name="a1159" text:class-names=""><text:s text:c="1"/></text:span><text:span text:style-name="a1160" text:class-names="">A big<text:s text:c="1"/></text:span><text:span text:style-name="a1161" text:class-names="">cluster<text:s text:c="1"/></text:span><text:span text:style-name="a1162" text:class-names="">with dominant presence of Spanish Restaurants. Despite having many interesting places, too<text:s text:c="1"/></text:span><text:span text:style-name="a1163" text:class-names="">many rivalry<text:s text:c="1"/></text:span><text:span text:style-name="a1164" text:class-names="">exists in this cluster. Therefore<text:s text:c="1"/></text:span><text:span text:style-name="a1165" text:class-names="">it doesn't appear to be the best<text:s text:c="1"/></text:span><text:span text:style-name="a1166" text:class-names="">option.</text:span><text:span text:style-name="a1167" text:class-names=""><text:line-break/></text:span><text:span text:style-name="a1168" text:class-names="">Cluster<text:s text:c="1"/></text:span><text:span text:style-name="a1169" text:class-names="">3, 4, 5 and 8:</text:span><text:span text:style-name="a1170" text:class-names=""><text:s text:c="1"/>Clustering algorithm produces just one record for each one</text:span><text:span text:style-name="a1171" text:class-names="">. However, we don’t have enough information to make a decision.</text:span><text:span text:style-name="a1172" text:class-names=""><text:line-break/></text:span><text:span text:style-name="a1173" text:class-names="">Cluster<text:s text:c="1"/></text:span><text:span text:style-name="a1174" text:class-names="">2, 7 and 10:</text:span><text:span text:style-name="a1175" text:class-names=""><text:s text:c="1"/>These<text:s text:c="1"/></text:span><text:span text:style-name="a1176" text:class-names="">clusters have a variety of restaurants</text:span><text:span text:style-name="a1177" text:class-names="">, Spanish, tapas, Chinese and Greek.<text:s text:c="1"/></text:span><text:span text:style-name="a1178" text:class-names="">However, lack<text:s text:c="1"/></text:span><text:span text:style-name="a1179" text:class-names="">of entertainments makes them not much interesting for<text:s text:c="1"/></text:span><text:span text:style-name="a1180" text:class-names="">us. <text:s text:c="1"/></text:span></text:p>
              </text:list-item>
            </text:list>
            <text:list text:style-name="a1206">
              <text:list-item>
                <text:p text:style-name="a1205" text:class-names="" text:cond-style-name=""><text:span text:style-name="a1183" text:class-names="">Cluster<text:s text:c="1"/></text:span><text:span text:style-name="a1184" text:class-names="">9:</text:span><text:span text:style-name="a1185" text:class-names=""><text:s text:c="1"/>This cluster has<text:s text:c="1"/></text:span><text:span text:style-name="a1186" text:class-names="">a variety<text:s text:c="1"/></text:span><text:span text:style-name="a1187" text:class-names="">of restaurants, Spanish, Chinese, French, Greek and fast food.<text:s text:c="1"/></text:span><text:span text:style-name="a1188" text:class-names="">In addition, there<text:s text:c="1"/></text:span><text:span text:style-name="a1189" text:class-names="">are bars and theaters.<text:s text:c="1"/></text:span><text:span text:style-name="a1190" text:class-names="">This is an interesting option to be considered.</text:span><text:span text:style-name="a1191" text:class-names=""><text:line-break/></text:span><text:span text:style-name="a1192" text:class-names="">Cluster<text:s text:c="1"/></text:span><text:span text:style-name="a1193" text:class-names="">6:</text:span><text:span text:style-name="a1194" text:class-names=""><text:s text:c="1"/></text:span><text:span text:style-name="a1195" text:class-names="">It is a medium<text:s text:c="1"/></text:span><text:span text:style-name="a1196" text:class-names="">sized<text:s text:c="1"/></text:span><text:span text:style-name="a1197" text:class-names="">cluster. It has Spanish<text:s text:c="1"/></text:span><text:span text:style-name="a1198" text:class-names="">Restaurants, Fast Foods and<text:s text:c="1"/></text:span><text:span text:style-name="a1199" text:class-names="">Pizza shops. There are Theaters<text:s text:c="1"/></text:span><text:span text:style-name="a1200" text:class-names="">and Soccer<text:s text:c="1"/></text:span><text:span text:style-name="a1201" text:class-names="">Fields.<text:s text:c="1"/></text:span><text:span text:style-name="a1202" text:class-names="">Soccer is<text:s text:c="1"/></text:span><text:span text:style-name="a1203" text:class-names="">a sport highly related to Argentina. This cluster is a very interesting option.</text:span><text:span text:style-name="a1204" text:class-names=""/></text:p>
              </text:list-item>
            </text:list>
            <text:list text:style-name="a1209">
              <text:list-item>
                <text:p text:style-name="a1208" text:class-names="" text:cond-style-name=""><text:span text:style-name="a1207" text:class-names=""/></text:p>
              </text:list-item>
            </text:list>
          </draw:text-box>
          <svg:title/>
          <svg:desc/>
        </draw:frame>
        <presentation:notes draw:style-name="a1216">
          <draw:frame draw:id="id313" draw:style-name="a1213" draw:name="Slide Number Placeholder 6" svg:x="4.62756in" svg:y="10.75394in" svg:width="3.24606in" svg:height="0.54488in">
            <draw:text-box>
              <text:p text:style-name="a1212" text:class-names="" text:cond-style-name=""><text:span text:style-name="a1211" text:class-names=""><text:page-number style:num-format="1" text:fixed="false"/></text:span></text:p>
            </draw:text-box>
            <svg:title/>
            <svg:desc/>
          </draw:frame>
          <draw:page-thumbnail draw:page-number="5" svg:x="0.88889in" svg:y="1.22222in" svg:width="6.48785in" svg:height="4.08854in" presentation:class="page" draw:id="id314" presentation:style-name="a1214" draw:name="Slide Image Placeholder 1">
            <svg:title/>
            <svg:desc/>
          </draw:page-thumbnail>
          <draw:frame draw:id="id315" presentation:style-name="a1215" draw:name="Notes Placeholder 2" svg:x="1.14173in" svg:y="5.57362in" svg:width="5.98386in" svg:height="4.90709in" presentation:class="notes" presentation:placeholder="true">
            <draw:text-box/>
            <svg:title/>
            <svg:desc/>
          </draw:frame>
        </presentation:notes>
      </draw:page>
      <draw:page draw:name="page10" draw:style-name="a1217" draw:master-page-name="Master1-Layout7-blank-Blank" presentation:presentation-page-layout-name="Master1-PPL7" draw:id="Slide-265">
        <draw:frame draw:id="id316" presentation:style-name="a1220" draw:name="Title 1" svg:x="0.3128in" svg:y="0.30256in" svg:width="4.46446in" svg:height="0.82066in" presentation:class="title" presentation:placeholder="false">
          <draw:text-box>
            <text:p text:style-name="a1219" text:class-names="" text:cond-style-name=""><text:span text:style-name="a1218" text:class-names="">Discussion</text:span></text:p>
          </draw:text-box>
          <svg:title/>
          <svg:desc/>
        </draw:frame>
        <draw:frame draw:id="id317" presentation:style-name="a1235" draw:name="Text Placeholder 2" svg:x="0.7109in" svg:y="1.1801in" svg:width="11.03389in" svg:height="6.01956in" presentation:class="outline" presentation:placeholder="false">
          <draw:text-box>
            <text:list text:style-name="a1226">
              <text:list-item>
                <text:p text:style-name="a1225" text:class-names="" text:cond-style-name=""><text:span text:style-name="a1221" text:class-names="">The objective of this project is<text:s text:c="1"/></text:span><text:span text:style-name="a1222" text:class-names="">to find suitable locations in<text:s text:c="1"/></text:span><text:span text:style-name="a1223" text:class-names="">Madrid City for establishing the first<text:s text:c="1"/></text:span><text:span text:style-name="a1224" text:class-names="">restaurant.</text:span></text:p>
              </text:list-item>
            </text:list>
            <text:list text:style-name="a1230">
              <text:list-item>
                <text:p text:style-name="a1229" text:class-names="" text:cond-style-name=""><text:span text:style-name="a1227" text:class-names="">Main<text:s text:c="1"/></text:span><text:span text:style-name="a1228" text:class-names="">requirements are that other kind of restaurants exists and also entertainments for potential customers.</text:span></text:p>
              </text:list-item>
            </text:list>
            <text:list text:style-name="a1234">
              <text:list-item>
                <text:p text:style-name="a1233" text:class-names="" text:cond-style-name=""><text:span text:style-name="a1231" text:class-names="">Applying<text:s text:c="1"/></text:span><text:span text:style-name="a1232" text:class-names="">a given machine learning clustering algorithm was possible to segment neighborhoods based on their venues and, most important, found a group of them that have high potential.</text:span></text:p>
              </text:list-item>
            </text:list>
          </draw:text-box>
          <svg:title/>
          <svg:desc/>
        </draw:frame>
        <presentation:notes draw:style-name="a1241">
          <draw:frame draw:id="id318" draw:style-name="a1238" draw:name="Slide Number Placeholder 6" svg:x="4.62756in" svg:y="10.75394in" svg:width="3.24606in" svg:height="0.54488in">
            <draw:text-box>
              <text:p text:style-name="a1237" text:class-names="" text:cond-style-name=""><text:span text:style-name="a1236" text:class-names=""><text:page-number style:num-format="1" text:fixed="false"/></text:span></text:p>
            </draw:text-box>
            <svg:title/>
            <svg:desc/>
          </draw:frame>
          <draw:page-thumbnail draw:page-number="6" svg:x="0.88889in" svg:y="1.22222in" svg:width="6.48785in" svg:height="4.08854in" presentation:class="page" draw:id="id319" presentation:style-name="a1239" draw:name="Slide Image Placeholder 1">
            <svg:title/>
            <svg:desc/>
          </draw:page-thumbnail>
          <draw:frame draw:id="id320" presentation:style-name="a1240" draw:name="Notes Placeholder 2" svg:x="1.14173in" svg:y="5.57362in" svg:width="5.98386in" svg:height="4.90709in" presentation:class="notes" presentation:placeholder="true">
            <draw:text-box/>
            <svg:title/>
            <svg:desc/>
          </draw:frame>
        </presentation:notes>
      </draw:page>
      <draw:page draw:name="page11" draw:style-name="a1242" draw:master-page-name="Master1-Layout7-blank-Blank" presentation:presentation-page-layout-name="Master1-PPL7" draw:id="Slide-266">
        <draw:frame draw:id="id321" presentation:style-name="a1245" draw:name="Title 1" svg:x="0.48341in" svg:y="0.3073in" svg:width="4.37441in" svg:height="0.77801in" presentation:class="title" presentation:placeholder="false">
          <draw:text-box>
            <text:p text:style-name="a1244" text:class-names="" text:cond-style-name=""><text:span text:style-name="a1243" text:class-names="">Conclusion</text:span></text:p>
          </draw:text-box>
          <svg:title/>
          <svg:desc/>
        </draw:frame>
        <draw:frame draw:id="id322" presentation:style-name="a1263" draw:name="Text Placeholder 2" svg:x="0.56398in" svg:y="1.19905in" svg:width="9.43128in" svg:height="6.0006in" presentation:class="outline" presentation:placeholder="false">
          <draw:text-box>
            <text:list text:style-name="a1250">
              <text:list-item>
                <text:p text:style-name="a1249" text:class-names="" text:cond-style-name=""><text:span text:style-name="a1246" text:class-names="">A group of eleven neighborhood has been selected from more that on<text:s text:c="1"/></text:span><text:span text:style-name="a1247" text:class-names="">hundred.</text:span><text:span text:style-name="a1248" text:class-names=""/></text:p>
              </text:list-item>
            </text:list>
            <text:list text:style-name="a1258">
              <text:list-item>
                <text:p text:style-name="a1257" text:class-names="" text:cond-style-name=""><text:span text:style-name="a1251" text:class-names="">These neighborhoods have Spanish<text:s text:c="1"/></text:span><text:span text:style-name="a1252" text:class-names="">Restaurants, Fast Foods and<text:s text:c="1"/></text:span><text:span text:style-name="a1253" text:class-names="">Pizza, theaters<text:s text:c="1"/></text:span><text:span text:style-name="a1254" text:class-names="">and<text:s text:c="1"/></text:span><text:span text:style-name="a1255" text:class-names="">soccer fields.</text:span><text:span text:style-name="a1256" text:class-names=""/></text:p>
              </text:list-item>
            </text:list>
            <text:list text:style-name="a1262">
              <text:list-item>
                <text:p text:style-name="a1261" text:class-names="" text:cond-style-name=""><text:span text:style-name="a1259" text:class-names="">It is suggested that one of these clusters should be target to start the new restaurant.</text:span><text:span text:style-name="a1260" text:class-names=""/></text:p>
              </text:list-item>
            </text:list>
          </draw:text-box>
          <svg:title/>
          <svg:desc/>
        </draw:frame>
        <presentation:notes draw:style-name="a1269">
          <draw:frame draw:id="id323" draw:style-name="a1266" draw:name="Slide Number Placeholder 6" svg:x="4.62756in" svg:y="10.75394in" svg:width="3.24606in" svg:height="0.54488in">
            <draw:text-box>
              <text:p text:style-name="a1265" text:class-names="" text:cond-style-name=""><text:span text:style-name="a1264" text:class-names=""><text:page-number style:num-format="1" text:fixed="false"/></text:span></text:p>
            </draw:text-box>
            <svg:title/>
            <svg:desc/>
          </draw:frame>
          <draw:page-thumbnail draw:page-number="7" svg:x="0.88889in" svg:y="1.22222in" svg:width="6.48785in" svg:height="4.08854in" presentation:class="page" draw:id="id324" presentation:style-name="a1267" draw:name="Slide Image Placeholder 1">
            <svg:title/>
            <svg:desc/>
          </draw:page-thumbnail>
          <draw:frame draw:id="id325" presentation:style-name="a1268" draw:name="Notes Placeholder 2" svg:x="1.14173in" svg:y="5.57362in" svg:width="5.98386in" svg:height="4.90709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2197in" svg:y="2.89868in" svg:width="8.35909in" svg:height="1.98463in"/>
      <presentation:placeholder presentation:object="subtitle" svg:x="1.62197in" svg:y="4.8833in" svg:width="8.35909in" svg:height="1.32232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2" style:display-name="Title and Content">
      <presentation:placeholder presentation:object="title" svg:x="0.72897in" svg:y="0.73488in" svg:width="9.25208in" svg:height="1.59223in"/>
      <presentation:placeholder presentation:object="object" svg:x="0.72897in" svg:y="2.6046in" svg:width="9.25208in" svg:height="4.678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3" style:display-name="Section Header">
      <presentation:placeholder presentation:object="title" svg:x="0.72898in" svg:y="3.25591in" svg:width="9.25208in" svg:height="2.20195in"/>
      <presentation:placeholder presentation:object="outline" svg:x="0.72898in" svg:y="5.45787in" svg:width="9.25208in" svg:height="1.03722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4" style:display-name="Two Content">
      <presentation:placeholder presentation:object="title" svg:x="0.72897in" svg:y="0.73488in" svg:width="9.25208in" svg:height="1.59223in"/>
      <presentation:placeholder presentation:object="object" svg:x="0.72898in" svg:y="2.6046in" svg:width="4.50303in" svg:height="4.67829in"/>
      <presentation:placeholder presentation:object="object" svg:x="5.47803in" svg:y="2.6046in" svg:width="4.50303in" svg:height="4.678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5" style:display-name="Comparison">
      <presentation:placeholder presentation:object="title" svg:x="0.72897in" svg:y="0.73488in" svg:width="9.25208in" svg:height="1.59223in"/>
      <presentation:placeholder presentation:object="outline" svg:x="0.72726in" svg:y="2.60508in" svg:width="4.50474in" svg:height="0.69469in"/>
      <presentation:placeholder presentation:object="object" svg:x="0.72726in" svg:y="3.29977in" svg:width="4.50474in" svg:height="3.98313in"/>
      <presentation:placeholder presentation:object="outline" svg:x="5.47633in" svg:y="2.60508in" svg:width="4.50473in" svg:height="0.69469in"/>
      <presentation:placeholder presentation:object="object" svg:x="5.47633in" svg:y="3.29977in" svg:width="4.50473in" svg:height="3.9831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6" style:display-name="Title Only">
      <presentation:placeholder presentation:object="title" svg:x="0.72897in" svg:y="0.73488in" svg:width="9.25208in" svg:height="1.5922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7" style:display-name="Blank">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8" style:display-name="Content with Caption">
      <presentation:placeholder presentation:object="title" svg:x="0.72897in" svg:y="1.80658in" svg:width="4.1484in" svg:height="1.5412in"/>
      <presentation:placeholder presentation:object="object" svg:x="5.1234in" svg:y="0.62074in" svg:width="4.85766in" svg:height="6.66215in"/>
      <presentation:placeholder presentation:object="outline" svg:x="0.72897in" svg:y="3.34777in" svg:width="4.1484in" svg:height="3.11557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9" style:display-name="Picture with Caption">
      <presentation:placeholder presentation:object="title" svg:x="0.72898in" svg:y="5.78715in" svg:width="9.25208in" svg:height="0.68321in"/>
      <presentation:placeholder presentation:object="graphic" svg:x="0.72897in" svg:y="0.73488in" svg:width="9.25208in" svg:height="4.63604in"/>
      <presentation:placeholder presentation:object="outline" svg:x="0.72898in" svg:y="6.47036in" svg:width="9.25208in" svg:height="0.81254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0" style:display-name="Title and Caption">
      <presentation:placeholder presentation:object="title" svg:x="0.72898in" svg:y="0.73488in" svg:width="9.25208in" svg:height="4.10306in"/>
      <presentation:placeholder presentation:object="outline" svg:x="0.72898in" svg:y="5.38909in" svg:width="9.25208in" svg:height="1.8938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1" style:display-name="Quote with Caption">
      <presentation:placeholder presentation:object="title" svg:x="1.00234in" svg:y="0.73488in" svg:width="8.71124in" svg:height="3.64376in"/>
      <presentation:placeholder presentation:object="outline" svg:x="1.4703in" svg:y="4.37864in" svg:width="7.77533in" svg:height="0.4593in"/>
      <presentation:placeholder presentation:object="outline" svg:x="0.72898in" svg:y="5.38909in" svg:width="9.25208in" svg:height="1.8938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2" style:display-name="Name Card">
      <presentation:placeholder presentation:object="title" svg:x="0.72898in" svg:y="2.32902in" svg:width="9.25208in" svg:height="3.12884in"/>
      <presentation:placeholder presentation:object="outline" svg:x="0.72898in" svg:y="5.45787in" svg:width="9.25208in" svg:height="1.8250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3" style:display-name="Quote Name Card">
      <presentation:placeholder presentation:object="title" svg:x="1.00234in" svg:y="0.73488in" svg:width="8.71124in" svg:height="3.64376in"/>
      <presentation:placeholder presentation:object="outline" svg:x="0.72897in" svg:y="4.83794in" svg:width="9.25209in" svg:height="0.61993in"/>
      <presentation:placeholder presentation:object="outline" svg:x="0.72898in" svg:y="5.45787in" svg:width="9.25208in" svg:height="1.8250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4" style:display-name="True or False">
      <presentation:placeholder presentation:object="title" svg:x="0.73809in" svg:y="0.73488in" svg:width="9.24297in" svg:height="3.64376in"/>
      <presentation:placeholder presentation:object="outline" svg:x="0.72897in" svg:y="4.83794in" svg:width="9.25209in" svg:height="0.61993in"/>
      <presentation:placeholder presentation:object="outline" svg:x="0.72898in" svg:y="5.45787in" svg:width="9.25208in" svg:height="1.8250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5" style:display-name="Title and Vertical Text">
      <presentation:placeholder presentation:object="title" svg:x="0.72897in" svg:y="0.73488in" svg:width="9.25208in" svg:height="1.59223in"/>
      <presentation:placeholder presentation:object="outline" svg:x="0.72897in" svg:y="2.6046in" svg:width="9.25208in" svg:height="4.6783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presentation-page-layout style:name="Master1-PPL16" style:display-name="Vertical Title and Text">
      <presentation:placeholder presentation:object="title" svg:x="8.57513in" svg:y="0.73488in" svg:width="1.40422in" svg:height="6.33066in"/>
      <presentation:placeholder presentation:object="outline" svg:x="0.72898in" svg:y="0.73488in" svg:width="7.59842in" svg:height="6.33066in"/>
      <presentation:placeholder presentation:object="date-time" svg:x="7.75446in" svg:y="7.2829in" svg:width="0.98147in" svg:height="0.44016in"/>
      <presentation:placeholder presentation:object="footer" svg:x="0.72897in" svg:y="7.2829in" svg:width="6.77775in" svg:height="0.44016in"/>
      <presentation:placeholder presentation:object="page-number" svg:x="9.24562in" svg:y="7.2829in" svg:width="0.73544in" svg:height="0.44016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12153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6">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90c226" style:text-line-through-type="none" style:text-line-through-style="none" style:text-line-through-width="auto" style:text-line-through-color="font-color" style:text-position="0% 100%" fo:font-family="Trebuchet MS" fo:font-size="0.54667in" style:font-size-asian="0.54667in" style:font-size-complex="0.54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90c226" style:text-line-through-type="none" style:text-line-through-style="none" style:text-line-through-width="auto" style:text-line-through-color="font-color" style:text-position="0% 100%" fo:font-family="Trebuchet MS" fo:font-size="0.54667in" style:font-size-asian="0.54667in" style:font-size-complex="0.54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0">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7f7f7f" style:text-line-through-type="none" style:text-line-through-style="none" style:text-line-through-width="auto" style:text-line-through-color="font-color" style:text-position="0% 100%" fo:font-family="Trebuchet MS" fo:font-size="0.27333in" style:font-size-asian="0.27333in" style:font-size-complex="0.27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draw:fill="none" draw:stroke="solid" svg:stroke-width="0.01042in" svg:stroke-color="#bfbfbf" svg:stroke-opacity="100%" svg:stroke-linecap="round"/>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3">
      <style:graphic-properties draw:fill="none" draw:stroke="solid" svg:stroke-width="0.01042in" svg:stroke-color="#bfbfbf" svg:stroke-opacity="100%" svg:stroke-linecap="round"/>
    </style:style>
    <style:style style:family="graphic" style:name="a260">
      <style:graphic-properties draw:fill="none" draw:stroke="solid" svg:stroke-width="0.01042in" svg:stroke-color="#d9d9d9" svg:stroke-opacity="100%" svg:stroke-linecap="round"/>
    </style:style>
    <style:style style:family="graphic" style:name="a184">
      <style:graphic-properties draw:fill="none" draw:stroke="solid" svg:stroke-width="0.01042in" svg:stroke-color="#d9d9d9" svg:stroke-opacity="100%" svg:stroke-linecap="round"/>
    </style:style>
    <style:style style:family="graphic" style:name="a261">
      <style:graphic-properties draw:fill="solid" draw:fill-color="#90c226" draw:opacity="30%" draw:stroke="none"/>
    </style:style>
    <style:style style:family="graphic" style:name="a185">
      <style:graphic-properties draw:fill="solid" draw:fill-color="#90c226" draw:opacity="30%" draw:stroke="none"/>
    </style:style>
    <style:style style:family="graphic" style:name="a262">
      <style:graphic-properties draw:fill="solid" draw:fill-color="#90c226" draw:opacity="20%" draw:stroke="none"/>
    </style:style>
    <style:style style:family="graphic" style:name="a186">
      <style:graphic-properties draw:fill="solid" draw:fill-color="#90c226" draw:opacity="20%" draw:stroke="none"/>
    </style:style>
    <style:style style:family="graphic" style:name="a263">
      <style:graphic-properties draw:fill="solid" draw:fill-color="#54a021" draw:opacity="72%" draw:stroke="none"/>
    </style:style>
    <style:style style:family="graphic" style:name="a187">
      <style:graphic-properties draw:fill="solid" draw:fill-color="#54a021" draw:opacity="72%" draw:stroke="none"/>
    </style:style>
    <style:style style:family="graphic" style:name="a264">
      <style:graphic-properties draw:fill="solid" draw:fill-color="#3f7819" draw:opacity="70%" draw:stroke="none"/>
    </style:style>
    <style:style style:family="graphic" style:name="a188">
      <style:graphic-properties draw:fill="solid" draw:fill-color="#3f7819" draw:opacity="70%" draw:stroke="none"/>
    </style:style>
    <style:style style:family="text" style:name="a340">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5">
      <style:graphic-properties draw:fill="solid" draw:fill-color="#c0e474" draw:opacity="70%" draw:stroke="none"/>
    </style:style>
    <style:style style:family="graphic" style:name="a189">
      <style:graphic-properties draw:fill="solid" draw:fill-color="#c0e474" draw:opacity="70%" draw:stroke="non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solid" draw:fill-color="#90c226" draw:opacity="65%" draw:stroke="non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67">
      <style:graphic-properties draw:fill="solid" draw:fill-color="#90c226" draw:opacity="80%" draw:stroke="none"/>
    </style:style>
    <style:style style:family="graphic" style:name="a343">
      <style:graphic-properties draw:fill="none" draw:stroke="solid" svg:stroke-width="0.01042in" svg:stroke-color="#bfbfbf" svg:stroke-opacity="100%" svg:stroke-linecap="round"/>
    </style:style>
    <style:style style:family="graphic" style:name="a268">
      <style:graphic-properties draw:fill="solid" draw:fill-color="#90c226" draw:opacity="85%" draw:stroke="none"/>
    </style:style>
    <style:style style:family="text" style:name="a420">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4">
      <style:graphic-properties draw:fill="none" draw:stroke="solid" svg:stroke-width="0.01042in" svg:stroke-color="#d9d9d9" svg:stroke-opacity="100%" svg:stroke-linecap="round"/>
    </style:style>
    <style:style style:family="presentation" style:name="a269">
      <style:graphic-properties draw:fill="none" draw:stroke="non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draw:fill="solid" draw:fill-color="#90c226" draw:opacity="30%" draw:stroke="none"/>
    </style:style>
    <style:style style:family="graphic" style:name="a346">
      <style:graphic-properties draw:fill="solid" draw:fill-color="#90c226" draw:opacity="20%" draw:stroke="non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7">
      <style:graphic-properties draw:fill="solid" draw:fill-color="#54a021" draw:opacity="72%" draw:stroke="none"/>
    </style:style>
    <style:style style:family="graphic" style:name="a423">
      <style:graphic-properties draw:fill="none" draw:stroke="solid" svg:stroke-width="0.01042in" svg:stroke-color="#bfbfbf" svg:stroke-opacity="100%" svg:stroke-linecap="round"/>
    </style:style>
    <style:style style:family="text" style:name="a50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draw:fill="none" draw:stroke="solid" svg:stroke-width="0.01042in" svg:stroke-color="#d9d9d9" svg:stroke-opacity="100%" svg:stroke-linecap="round"/>
    </style:style>
    <style:style style:family="graphic" style:name="a348">
      <style:graphic-properties draw:fill="solid" draw:fill-color="#3f7819" draw:opacity="70%" draw:stroke="non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solid" draw:fill-color="#90c226" draw:opacity="30%" draw:stroke="none"/>
    </style:style>
    <style:style style:family="graphic" style:name="a349">
      <style:graphic-properties draw:fill="solid" draw:fill-color="#c0e474" draw:opacity="70%" draw:stroke="non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26">
      <style:graphic-properties draw:fill="solid" draw:fill-color="#90c226" draw:opacity="20%" draw:stroke="none"/>
    </style:style>
    <style:style style:family="text" style:name="a50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solid" draw:fill-color="#54a021" draw:opacity="72%" draw:stroke="none"/>
    </style:style>
    <style:style style:family="paragraph" style:name="a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draw:fill="solid" draw:fill-color="#3f7819" draw:opacity="70%" draw:stroke="non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29">
      <style:graphic-properties draw:fill="solid" draw:fill-color="#c0e474" draw:opacity="70%" draw:stroke="none"/>
    </style:style>
    <style:style style:family="text" style:name="a50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draw:fill="solid" draw:fill-color="#90c226" draw:opacity="65%" draw:stroke="none"/>
    </style:style>
    <style:style style:family="graphic" style:name="a191">
      <style:graphic-properties draw:fill="solid" draw:fill-color="#90c226" draw:opacity="80%" draw:stroke="none"/>
    </style:style>
    <style:style style:family="graphic" style:name="a192">
      <style:graphic-properties draw:fill="solid" draw:fill-color="#90c226" draw:opacity="85%" draw:stroke="none"/>
    </style:style>
    <style:style style:family="presentation" style:name="a193">
      <style:graphic-properties draw:fill="none"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draw:fill="solid" draw:fill-color="#90c226" draw:opacity="65%" draw:stroke="non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1">
      <style:graphic-properties draw:fill="solid" draw:fill-color="#90c226" draw:opacity="80%" draw:stroke="none"/>
    </style:style>
    <style:style style:family="text" style:name="a27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draw:fill="solid" draw:fill-color="#90c226" draw:opacity="85%" draw:stroke="non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draw:fill="none" draw:stroke="non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0">
      <style:graphic-properties draw:fill="solid" draw:fill-color="#90c226" draw:opacity="65%"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1">
      <style:graphic-properties draw:fill="solid" draw:fill-color="#90c226" draw:opacity="80%" draw:stroke="none"/>
    </style:style>
    <style:style style:family="paragraph" style:name="a355">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2">
      <style:graphic-properties draw:fill="solid" draw:fill-color="#90c226" draw:opacity="85%" draw:stroke="none"/>
    </style:style>
    <style:style style:family="text" style:name="a357">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draw:fill="none" draw:stroke="non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90c226"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90c226"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6">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center"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90c226" style:text-line-through-type="none" style:text-line-through-style="none" style:text-line-through-width="auto" style:text-line-through-color="font-color" style:text-position="0% 100%" fo:font-family="Trebuchet MS" fo:font-size="0.27333in" style:font-size-asian="0.27333in" style:font-size-complex="0.27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90c226" style:text-line-through-type="none" style:text-line-through-style="none" style:text-line-through-width="auto" style:text-line-through-color="font-color" style:text-position="0% 100%" fo:font-family="Trebuchet MS" fo:font-size="0.27333in" style:font-size-asian="0.27333in" style:font-size-complex="0.27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draw:fill="none" draw:stroke="solid" svg:stroke-width="0.01042in" svg:stroke-color="#bfbfbf" svg:stroke-opacity="100%" svg:stroke-linecap="round"/>
    </style:style>
    <style:style style:family="paragraph" style:name="a612">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draw:fill="none" draw:stroke="solid" svg:stroke-width="0.01042in" svg:stroke-color="#d9d9d9" svg:stroke-opacity="100%" svg:stroke-linecap="round"/>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38">
      <style:graphic-properties draw:fill="solid" draw:fill-color="#90c226" draw:opacity="30%" draw:stroke="none"/>
    </style:style>
    <style:style style:family="text" style:name="a614">
      <style:text-properties fo:font-variant="normal" fo:text-transform="none" fo:color="#7f7f7f"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draw:fill="solid" draw:fill-color="#90c226" draw:opacity="20%" draw:stroke="none"/>
    </style:style>
    <style:style style:family="paragraph" style:name="a615">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42in" svg:stroke-color="#bfbfbf" svg:stroke-opacity="100%" svg:stroke-linecap="round"/>
    </style:style>
    <style:style style:family="paragraph" style:name="a462">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draw:fill="none" draw:stroke="solid" svg:stroke-width="0.01042in" svg:stroke-color="#d9d9d9" svg:stroke-opacity="100%" svg:stroke-linecap="round"/>
    </style:style>
    <style:style style:family="graphic" style:name="a387">
      <style:graphic-properties draw:fill="solid" draw:fill-color="#90c226" draw:opacity="30%" draw:stroke="non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draw:fill="solid" draw:fill-color="#90c226" draw:opacity="20%" draw:stroke="none"/>
    </style:style>
    <style:style style:family="graphic" style:name="a540">
      <style:graphic-properties draw:fill="solid" draw:fill-color="#54a021" draw:opacity="72%" draw:stroke="none"/>
    </style:style>
    <style:style style:family="paragraph" style:name="a465">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draw:fill="solid" draw:fill-color="#54a021" draw:opacity="72%" draw:stroke="none"/>
    </style:style>
    <style:style style:family="graphic" style:name="a541">
      <style:graphic-properties draw:fill="solid" draw:fill-color="#3f7819" draw:opacity="70%" draw:stroke="none"/>
    </style:style>
    <style:style style:family="graphic" style:name="a542">
      <style:graphic-properties draw:fill="solid" draw:fill-color="#c0e474" draw:opacity="70%" draw:stroke="non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draw:fill="solid" draw:fill-color="#90c226" draw:opacity="65%" draw:stroke="none"/>
    </style:style>
    <style:style style:family="text" style:name="a468">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draw:fill="solid" draw:fill-color="#90c226" draw:opacity="80%" draw:stroke="none"/>
    </style:style>
    <style:style style:family="paragraph" style:name="a469">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45">
      <style:graphic-properties draw:fill="solid" draw:fill-color="#90c226" draw:opacity="85%" draw:stroke="none"/>
    </style:style>
    <style:style style:family="presentation" style:name="a546">
      <style:graphic-properties draw:fill="none" draw:stroke="none"/>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solid" draw:fill-color="#3f7819" draw:opacity="70%" draw:stroke="none"/>
    </style:style>
    <style:style style:family="graphic" style:name="a391">
      <style:graphic-properties draw:fill="solid" draw:fill-color="#c0e474" draw:opacity="70%" draw:stroke="none"/>
    </style:style>
    <style:style style:family="graphic" style:name="a392">
      <style:graphic-properties draw:fill="solid" draw:fill-color="#90c226" draw:opacity="65%" draw:stroke="none"/>
    </style:style>
    <style:style style:family="graphic" style:name="a393">
      <style:graphic-properties draw:fill="solid" draw:fill-color="#90c226" draw:opacity="80%" draw:stroke="none"/>
    </style:style>
    <style:style style:family="graphic" style:name="a394">
      <style:graphic-properties draw:fill="solid" draw:fill-color="#90c226" draw:opacity="85%" draw:stroke="non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5">
      <style:graphic-properties draw:fill="none" draw:stroke="none"/>
    </style:style>
    <style:style style:family="text" style:name="a472">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c0e474" style:text-line-through-type="none" style:text-line-through-style="none" style:text-line-through-width="auto" style:text-line-through-color="font-color" style:text-position="0% 100%" fo:font-family="Arial" fo:font-size="1.09347in" style:font-size-asian="1.09347in" style:font-size-complex="1.093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4">
      <style:graphic-properties fo:wrap-option="wrap" fo:padding-top="0.04921in" fo:padding-bottom="0.04921in" fo:padding-left="0.09841in" fo:padding-right="0.0984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5">
      <style:text-properties fo:font-variant="normal" fo:text-transform="none" fo:color="#c0e474" style:text-line-through-type="none" style:text-line-through-style="none" style:text-line-through-width="auto" style:text-line-through-color="font-color" style:text-position="0% 100%" fo:font-family="Arial" fo:font-size="1.09347in" style:font-size-asian="1.09347in" style:font-size-complex="1.093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c0e474" style:text-line-through-type="none" style:text-line-through-style="none" style:text-line-through-width="auto" style:text-line-through-color="font-color" style:text-position="0% 100%" fo:font-family="Arial"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8">
      <style:graphic-properties fo:wrap-option="wrap" fo:padding-top="0.04921in" fo:padding-bottom="0.04921in" fo:padding-left="0.09841in" fo:padding-right="0.0984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draw:fill="none" draw:stroke="solid" svg:stroke-width="0.01042in" svg:stroke-color="#bfbfbf" svg:stroke-opacity="100%" svg:stroke-linecap="round"/>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86">
      <style:graphic-properties draw:fill="none" draw:stroke="solid" svg:stroke-width="0.01042in" svg:stroke-color="#bfbfbf" svg:stroke-opacity="100%" svg:stroke-linecap="round"/>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87">
      <style:graphic-properties draw:fill="none" draw:stroke="solid" svg:stroke-width="0.01042in" svg:stroke-color="#d9d9d9" svg:stroke-opacity="100%" svg:stroke-linecap="round"/>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draw:fill="solid" draw:fill-color="#90c226" draw:opacity="30%" draw:stroke="none"/>
    </style:style>
    <style:style style:family="graphic" style:name="a640">
      <style:graphic-properties draw:fill="none" draw:stroke="solid" svg:stroke-width="0.01042in" svg:stroke-color="#d9d9d9" svg:stroke-opacity="100%" svg:stroke-linecap="round"/>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solid" draw:fill-color="#90c226" draw:opacity="20%" draw:stroke="none"/>
    </style:style>
    <style:style style:family="graphic" style:name="a641">
      <style:graphic-properties draw:fill="solid" draw:fill-color="#90c226" draw:opacity="30%" draw:stroke="non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solid" draw:fill-color="#90c226" draw:opacity="20%" draw:stroke="non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43">
      <style:graphic-properties draw:fill="solid" draw:fill-color="#54a021" draw:opacity="72%" draw:stroke="non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4">
      <style:graphic-properties draw:fill="solid" draw:fill-color="#3f7819" draw:opacity="70%" draw:stroke="non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7f7f7f"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draw:fill="solid" draw:fill-color="#c0e474" draw:opacity="70%" draw:stroke="none"/>
    </style:style>
    <style:style style:family="text" style:name="a28">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draw:fill="solid" draw:fill-color="#90c226" draw:opacity="65%" draw:stroke="none"/>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draw:fill="solid" draw:fill-color="#90c226" draw:opacity="80%" draw:stroke="non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8">
      <style:graphic-properties draw:fill="solid" draw:fill-color="#90c226" draw:opacity="85%" draw:stroke="none"/>
    </style:style>
    <style:style style:family="graphic" style:name="a800">
      <style:graphic-properties draw:fill="solid" draw:fill-color="#90c226" draw:opacity="85%" draw:stroke="none"/>
    </style:style>
    <style:style style:family="text" style:name="a72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draw:fill="none" draw:stroke="none"/>
    </style:style>
    <style:style style:family="presentation" style:name="a801">
      <style:graphic-properties draw:fill="none" draw:stroke="non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54a021" draw:opacity="72%" draw:stroke="none"/>
    </style:style>
    <style:style style:family="graphic" style:name="a491">
      <style:graphic-properties draw:fill="solid" draw:fill-color="#3f7819" draw:opacity="70%" draw:stroke="none"/>
    </style:style>
    <style:style style:family="graphic" style:name="a492">
      <style:graphic-properties draw:fill="solid" draw:fill-color="#c0e474" draw:opacity="70%" draw:stroke="none"/>
    </style:style>
    <style:style style:family="graphic" style:name="a493">
      <style:graphic-properties draw:fill="solid" draw:fill-color="#90c226" draw:opacity="65%" draw:stroke="none"/>
    </style:style>
    <style:style style:family="graphic" style:name="a494">
      <style:graphic-properties draw:fill="solid" draw:fill-color="#90c226" draw:opacity="80%" draw:stroke="none"/>
    </style:style>
    <style:style style:family="graphic" style:name="a495">
      <style:graphic-properties draw:fill="solid" draw:fill-color="#90c226" draw:opacity="85%" draw:stroke="non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96">
      <style:graphic-properties draw:fill="none" draw:stroke="non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none" draw:stroke="solid" svg:stroke-width="0.01042in" svg:stroke-color="#bfbfbf" svg:stroke-opacity="100%" svg:stroke-linecap="round"/>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042in" svg:stroke-color="#d9d9d9" svg:stroke-opacity="100%" svg:stroke-linecap="round"/>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solid" draw:fill-color="#90c226" draw:opacity="30%" draw:stroke="none"/>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90c226" draw:opacity="20%" draw:stroke="non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54a021" draw:opacity="72%" draw:stroke="non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3f7819" draw:opacity="70%" draw:stroke="none"/>
    </style:style>
    <style:style style:family="text" style:name="a578">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c0e474" draw:opacity="70%" draw:stroke="none"/>
    </style:style>
    <style:style style:family="text" style:name="a579">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90c226" draw:opacity="65%" draw:stroke="none"/>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c0e474" style:text-line-through-type="none" style:text-line-through-style="none" style:text-line-through-width="auto" style:text-line-through-color="font-color" style:text-position="0% 100%" fo:font-family="Arial" fo:font-size="1.09347in" style:font-size-asian="1.09347in" style:font-size-complex="1.093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4921in" fo:padding-bottom="0.04921in" fo:padding-left="0.09841in" fo:padding-right="0.0984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c0e474" style:text-line-through-type="none" style:text-line-through-style="none" style:text-line-through-width="auto" style:text-line-through-color="font-color" style:text-position="0% 100%" fo:font-family="Arial" fo:font-size="1.09347in" style:font-size-asian="1.09347in" style:font-size-complex="1.093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
      <style:graphic-properties draw:fill="solid" draw:fill-color="#90c226" draw:opacity="80%" draw:stroke="none"/>
    </style:style>
    <style:style style:family="graphic" style:name="a582">
      <style:graphic-properties draw:fill="none" draw:stroke="solid" svg:stroke-width="0.01042in" svg:stroke-color="#bfbfbf" svg:stroke-opacity="100%" svg:stroke-linecap="round"/>
    </style:style>
    <style:style style:family="graphic" style:name="a41">
      <style:graphic-properties draw:fill="solid" draw:fill-color="#90c226" draw:opacity="85%" draw:stroke="none"/>
    </style:style>
    <style:style style:family="graphic" style:name="a583">
      <style:graphic-properties draw:fill="none" draw:stroke="solid" svg:stroke-width="0.01042in" svg:stroke-color="#d9d9d9" svg:stroke-opacity="100%" svg:stroke-linecap="round"/>
    </style:style>
    <style:style style:family="presentation" style:name="a42">
      <style:graphic-properties draw:fill="none" draw:stroke="none"/>
    </style:style>
    <style:style style:family="graphic" style:name="a584">
      <style:graphic-properties draw:fill="solid" draw:fill-color="#90c226" draw:opacity="30%" draw:stroke="none"/>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draw:fill="solid" draw:fill-color="#90c226" draw:opacity="20%" draw:stroke="none"/>
    </style:style>
    <style:style style:family="presentation" style:name="a6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draw:fill="solid" draw:fill-color="#54a021" draw:opacity="72%" draw:stroke="none"/>
    </style:style>
    <style:style style:family="text" style:name="a66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87">
      <style:graphic-properties draw:fill="solid" draw:fill-color="#3f7819" draw:opacity="70%" draw:stroke="none"/>
    </style:style>
    <style:style style:family="paragraph" style:name="a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4921in" fo:padding-bottom="0.04921in" fo:padding-left="0.09841in" fo:padding-right="0.0984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draw:fill="solid" draw:fill-color="#c0e474" draw:opacity="70%" draw:stroke="none"/>
    </style:style>
    <style:style style:family="graphic" style:name="a741">
      <style:graphic-properties draw:fill="none" draw:stroke="solid" svg:stroke-width="0.01042in" svg:stroke-color="#bfbfbf" svg:stroke-opacity="100%" svg:stroke-linecap="round"/>
    </style:style>
    <style:style style:family="drawing-page" style:name="a6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89">
      <style:graphic-properties draw:fill="solid" draw:fill-color="#90c226" draw:opacity="65%" draw:stroke="none"/>
    </style:style>
    <style:style style:family="graphic" style:name="a742">
      <style:graphic-properties draw:fill="none" draw:stroke="solid" svg:stroke-width="0.01042in" svg:stroke-color="#d9d9d9" svg:stroke-opacity="100%" svg:stroke-linecap="round"/>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draw:fill="solid" draw:fill-color="#90c226" draw:opacity="30%" draw:stroke="none"/>
    </style:style>
    <style:style style:family="text" style:name="a667">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draw:fill="solid" draw:fill-color="#90c226" draw:opacity="20%" draw:stroke="non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draw:fill="solid" draw:fill-color="#54a021" draw:opacity="72%" draw:stroke="none"/>
    </style:style>
    <style:style style:family="paragraph" style:name="a669">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draw:fill="solid" draw:fill-color="#3f7819" draw:opacity="70%" draw:stroke="non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7">
      <style:graphic-properties draw:fill="solid" draw:fill-color="#c0e474" draw:opacity="70%" draw:stroke="none"/>
    </style:style>
    <style:style style:family="text" style:name="a823">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draw:fill="solid" draw:fill-color="#90c226" draw:opacity="65%" draw:stroke="non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draw:fill="solid" draw:fill-color="#90c226" draw:opacity="80%" draw:stroke="non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9">
      <style:graphic-properties draw:fill="none" draw:stroke="solid" svg:stroke-width="0.01042in" svg:stroke-color="#bfbfbf" svg:stroke-opacity="100%" svg:stroke-linecap="round"/>
    </style:style>
    <style:style style:family="graphic" style:name="a590">
      <style:graphic-properties draw:fill="solid" draw:fill-color="#90c226" draw:opacity="80%" draw:stroke="none"/>
    </style:style>
    <style:style style:family="graphic" style:name="a591">
      <style:graphic-properties draw:fill="solid" draw:fill-color="#90c226" draw:opacity="85%" draw:stroke="none"/>
    </style:style>
    <style:style style:family="paragraph" style:name="a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non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0">
      <style:graphic-properties draw:fill="solid" draw:fill-color="#90c226" draw:opacity="85%" draw:stroke="non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draw:fill="none" draw:stroke="non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draw:fill="none" draw:stroke="solid" svg:stroke-width="0.01042in" svg:stroke-color="#d9d9d9" svg:stroke-opacity="100%" svg:stroke-linecap="round"/>
    </style:style>
    <style:style style:family="paragraph" style:name="a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draw:fill="solid" draw:fill-color="#90c226" draw:opacity="30%" draw:stroke="non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draw:fill="solid" draw:fill-color="#90c226" draw:opacity="20%" draw:stroke="none"/>
    </style:style>
    <style:style style:family="paragraph" style:name="a837">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draw:fill="solid" draw:fill-color="#54a021" draw:opacity="72%" draw:stroke="none"/>
    </style:style>
    <style:style style:family="graphic" style:name="a914">
      <style:graphic-properties draw:fill="solid" draw:fill-color="#3f7819" draw:opacity="70%" draw:stroke="none"/>
    </style:style>
    <style:style style:family="presentation" style:name="a8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915">
      <style:graphic-properties draw:fill="solid" draw:fill-color="#c0e474" draw:opacity="70%" draw:stroke="none"/>
    </style:style>
    <style:style style:family="graphic" style:name="a916">
      <style:graphic-properties draw:fill="solid" draw:fill-color="#90c226" draw:opacity="65%" draw:stroke="none"/>
    </style:style>
    <style:style style:family="graphic" style:name="a917">
      <style:graphic-properties draw:fill="solid" draw:fill-color="#90c226" draw:opacity="80%" draw:stroke="none"/>
    </style:style>
    <style:style style:family="graphic" style:name="a918">
      <style:graphic-properties draw:fill="solid" draw:fill-color="#90c226" draw:opacity="85%" draw:stroke="none"/>
    </style:style>
    <style:style style:family="presentation" style:name="a919">
      <style:graphic-properties draw:fill="none" draw:stroke="none"/>
    </style:style>
    <style:style style:family="text" style:name="a60">
      <style:text-properties fo:font-variant="normal" fo:text-transform="none" fo:color="#90c226" style:text-line-through-type="none" style:text-line-through-style="none" style:text-line-through-width="auto" style:text-line-through-color="font-color" style:text-position="0% 100%" fo:font-family="Trebuchet MS" fo:font-size="0.73806in" style:font-size-asian="0.73806in" style:font-size-complex="0.73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90c226" style:text-line-through-type="none" style:text-line-through-style="none" style:text-line-through-width="auto" style:text-line-through-color="font-color" style:text-position="0% 100%" fo:font-family="Trebuchet MS" fo:font-size="0.73806in" style:font-size-asian="0.73806in" style:font-size-complex="0.73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7f7f7f"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7f7f7f"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5">
      <style:graphic-properties draw:fill="none" draw:stroke="solid" svg:stroke-width="0.01042in" svg:stroke-color="#bfbfbf" svg:stroke-opacity="100%" svg:stroke-linecap="round"/>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42in" svg:stroke-color="#d9d9d9" svg:stroke-opacity="100%" svg:stroke-linecap="round"/>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draw:fill="solid" draw:fill-color="#90c226" draw:opacity="30%" draw:stroke="none"/>
    </style:style>
    <style:style style:family="presentation" style:name="a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8">
      <style:graphic-properties draw:fill="solid" draw:fill-color="#90c226" draw:opacity="20%" draw:stroke="none"/>
    </style:style>
    <style:style style:family="text" style:name="a840">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draw:fill="solid" draw:fill-color="#54a021" draw:opacity="72%" draw:stroke="none"/>
    </style:style>
    <style:style style:family="paragraph" style:name="a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3">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0">
      <style:graphic-properties draw:fill="solid" draw:fill-color="#3f7819" draw:opacity="70%" draw:stroke="non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draw:fill="solid" draw:fill-color="#c0e474" draw:opacity="70%" draw:stroke="none"/>
    </style:style>
    <style:style style:family="text" style:name="a75">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draw:fill="solid" draw:fill-color="#90c226" draw:opacity="65%" draw:stroke="non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draw:fill="solid" draw:fill-color="#90c226" draw:opacity="80%" draw:stroke="non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90c226" style:text-line-through-type="none" style:text-line-through-style="none" style:text-line-through-width="auto" style:text-line-through-color="font-color" style:text-position="0% 100%" fo:font-family="Trebuchet MS" fo:font-size="0.60139in" style:font-size-asian="0.60139in" style:font-size-complex="0.60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draw:fill="solid" draw:fill-color="#90c226" draw:opacity="85%" draw:stroke="none"/>
    </style:style>
    <style:style style:family="graphic" style:name="a78">
      <style:graphic-properties draw:fill="none" draw:stroke="solid" svg:stroke-width="0.01042in" svg:stroke-color="#bfbfbf" svg:stroke-opacity="100%" svg:stroke-linecap="round"/>
    </style:style>
    <style:style style:family="paragraph" style:name="a771">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draw:fill="none" draw:stroke="none"/>
    </style:style>
    <style:style style:family="graphic" style:name="a79">
      <style:graphic-properties draw:fill="none" draw:stroke="solid" svg:stroke-width="0.01042in" svg:stroke-color="#d9d9d9" svg:stroke-opacity="100%" svg:stroke-linecap="round"/>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90c226" style:text-line-through-type="none" style:text-line-through-style="none" style:text-line-through-width="auto" style:text-line-through-color="font-color" style:text-position="0% 100%" fo:font-family="Trebuchet MS" fo:font-size="0.32806in" style:font-size-asian="0.32806in" style:font-size-complex="0.32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50">
      <style:graphic-properties draw:fill="none" draw:stroke="solid" svg:stroke-width="0.01042in" svg:stroke-color="#bfbfbf" svg:stroke-opacity="100%" svg:stroke-linecap="round"/>
    </style:style>
    <style:style style:family="paragraph" style:name="a774">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draw:fill="none" draw:stroke="solid" svg:stroke-width="0.01042in" svg:stroke-color="#d9d9d9" svg:stroke-opacity="100%" svg:stroke-linecap="round"/>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2">
      <style:graphic-properties draw:fill="solid" draw:fill-color="#90c226" draw:opacity="30%" draw:stroke="none"/>
    </style:style>
    <style:style style:family="text" style:name="a777">
      <style:text-properties fo:font-variant="normal" fo:text-transform="none" fo:color="#7f7f7f"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solid" draw:fill-color="#90c226" draw:opacity="20%" draw:stroke="none"/>
    </style:style>
    <style:style style:family="paragraph" style:name="a778">
      <style:paragraph-properties fo:line-height="100%" fo:text-align="left" style:tab-stop-distance="0.49205in" fo:margin-left="0in" fo:margin-right="0in" fo:text-indent="0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draw:fill="solid" draw:fill-color="#54a021" draw:opacity="72%" draw:stroke="none"/>
    </style:style>
    <style:style style:family="graphic" style:name="a855">
      <style:graphic-properties draw:fill="solid" draw:fill-color="#3f7819" draw:opacity="70%" draw:stroke="non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56">
      <style:graphic-properties draw:fill="solid" draw:fill-color="#c0e474" draw:opacity="70%" draw:stroke="none"/>
    </style:style>
    <style:style style:family="text" style:name="a93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graphic-properties draw:fill="solid" draw:fill-color="#90c226" draw:opacity="65%" draw:stroke="non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draw:fill="solid" draw:fill-color="#90c226" draw:opacity="80%" draw:stroke="none"/>
    </style:style>
    <style:style style:family="presentation"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59">
      <style:graphic-properties draw:fill="solid" draw:fill-color="#90c226" draw:opacity="85%" draw:stroke="none"/>
    </style:style>
    <style:style style:family="drawing-page" style:name="a9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graphic" style:name="a80">
      <style:graphic-properties draw:fill="solid" draw:fill-color="#90c226" draw:opacity="30%" draw:stroke="none"/>
    </style:style>
    <style:style style:family="graphic" style:name="a81">
      <style:graphic-properties draw:fill="solid" draw:fill-color="#90c226" draw:opacity="20%" draw:stroke="none"/>
    </style:style>
    <style:style style:family="graphic" style:name="a82">
      <style:graphic-properties draw:fill="solid" draw:fill-color="#54a021" draw:opacity="72%" draw:stroke="none"/>
    </style:style>
    <style:style style:family="graphic" style:name="a83">
      <style:graphic-properties draw:fill="solid" draw:fill-color="#3f7819" draw:opacity="70%" draw:stroke="none"/>
    </style:style>
    <style:style style:family="graphic" style:name="a84">
      <style:graphic-properties draw:fill="solid" draw:fill-color="#c0e474" draw:opacity="70%" draw:stroke="none"/>
    </style:style>
    <style:style style:family="graphic" style:name="a85">
      <style:graphic-properties draw:fill="solid" draw:fill-color="#90c226" draw:opacity="65%" draw:stroke="none"/>
    </style:style>
    <style:style style:family="graphic" style:name="a86">
      <style:graphic-properties draw:fill="solid" draw:fill-color="#90c226" draw:opacity="80%" draw:stroke="none"/>
    </style:style>
    <style:style style:family="graphic" style:name="a87">
      <style:graphic-properties draw:fill="solid" draw:fill-color="#90c226" draw:opacity="85%" draw:stroke="non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
      <style:graphic-properties draw:fill="none" draw:stroke="none"/>
    </style:style>
    <style:style style:family="text" style:name="a781">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draw:fill="none" draw:stroke="non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text" style:name="a867">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paragraph" style:name="a90">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none" draw:stroke="solid" svg:stroke-width="0.01042in" svg:stroke-color="#bfbfbf" svg:stroke-opacity="100%" svg:stroke-linecap="round"/>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draw:fill="none" draw:stroke="solid" svg:stroke-width="0.01042in" svg:stroke-color="#d9d9d9" svg:stroke-opacity="100%" svg:stroke-linecap="round"/>
    </style:style>
    <style:style style:family="graphic" style:name="a793">
      <style:graphic-properties draw:fill="solid" draw:fill-color="#90c226" draw:opacity="30%" draw:stroke="none"/>
    </style:style>
    <style:style style:family="graphic" style:name="a794">
      <style:graphic-properties draw:fill="solid" draw:fill-color="#90c226" draw:opacity="20%" draw:stroke="none"/>
    </style:style>
    <style:style style:family="text" style:name="a87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draw:fill="solid" draw:fill-color="#54a021" draw:opacity="72%" draw:stroke="non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draw:fill="solid" draw:fill-color="#3f7819" draw:opacity="70%" draw:stroke="non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97">
      <style:graphic-properties draw:fill="solid" draw:fill-color="#c0e474" draw:opacity="70%" draw:stroke="none"/>
    </style:style>
    <style:style style:family="text" style:name="a87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draw:fill="solid" draw:fill-color="#90c226" draw:opacity="65%" draw:stroke="non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draw:fill="solid" draw:fill-color="#90c226" draw:opacity="80%" draw:stroke="non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99">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49205in" fo:margin-left="2.2142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dbf5f9" style:text-line-through-type="none" style:text-line-through-style="none" style:text-line-through-width="auto" style:text-line-through-color="font-color" style:text-position="0% 100%" fo:font-family="Source Sans Pro" style:font-family-asian="Segoe UI" style:font-family-complex="Tahoma"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898989"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90c226" style:text-line-through-type="none" style:text-line-through-style="none" style:text-line-through-width="auto" style:text-line-through-color="font-color" style:text-position="0% 100%" fo:font-family="Trebuchet MS" fo:font-size="0.12306in" style:font-size-asian="0.12306in" style:font-size-complex="0.12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90c226" style:text-line-through-type="none" style:text-line-through-style="none" style:text-line-through-width="auto" style:text-line-through-color="font-color" style:text-position="0% 100%" fo:font-family="Trebuchet MS" fo:font-size="0.49208in" style:font-size-asian="0.49208in" style:font-size-complex="0.4920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0.492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draw:fill="none" draw:stroke="solid" svg:stroke-width="0.01042in" svg:stroke-color="#bfbfbf" svg:stroke-opacity="100%" svg:stroke-linecap="round"/>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
      <style:graphic-properties draw:fill="none" draw:stroke="solid" svg:stroke-width="0.01042in" svg:stroke-color="#d9d9d9" svg:stroke-opacity="100%" svg:stroke-linecap="round"/>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Trebuchet MS" fo:font-size="0.24597in" style:font-size-asian="0.24597in" style:font-size-complex="0.2459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draw:fill="solid" draw:fill-color="#90c226" draw:opacity="30%" draw:stroke="none"/>
    </style:style>
    <style:style style:family="paragraph" style:name="a216">
      <style:paragraph-properties fo:line-height="100%" fo:text-align="left" style:tab-stop-distance="0.49205in" fo:margin-left="0.36904in" fo:margin-right="0in" fo:text-indent="-0.36904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Trebuchet MS" fo:font-size="0.21875in" style:font-size-asian="0.21875in" style:font-size-complex="0.2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49205in" fo:margin-left="0.79958in" fo:margin-right="0in" fo:text-indent="-0.30753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90c226" draw:opacity="20%" draw:stroke="none"/>
    </style:style>
    <style:style style:family="graphic" style:name="a141">
      <style:graphic-properties draw:fill="solid" draw:fill-color="#54a021" draw:opacity="72%" draw:stroke="none"/>
    </style:style>
    <style:style style:family="graphic" style:name="a142">
      <style:graphic-properties draw:fill="solid" draw:fill-color="#3f7819" draw:opacity="70%" draw:stroke="none"/>
    </style:style>
    <style:style style:family="graphic" style:name="a143">
      <style:graphic-properties draw:fill="solid" draw:fill-color="#c0e474" draw:opacity="70%" draw:stroke="none"/>
    </style:style>
    <style:style style:family="graphic" style:name="a144">
      <style:graphic-properties draw:fill="solid" draw:fill-color="#90c226" draw:opacity="65%" draw:stroke="non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draw:fill="solid" draw:fill-color="#90c226" draw:opacity="80%" draw:stroke="none"/>
    </style:style>
    <style:style style:family="paragraph" style:name="a222">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draw:fill="solid" draw:fill-color="#90c226" draw:opacity="85%" draw:stroke="none"/>
    </style:style>
    <style:style style:family="presentation" style:name="a147">
      <style:graphic-properties draw:fill="none" draw:stroke="non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Trebuchet MS" fo:font-size="0.16403in" style:font-size-asian="0.16403in" style:font-size-complex="0.164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Noto Sans Regula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49205in" fo:margin-left="1.72218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10%" style:tab-stop-distance="1in" fo:margin-left="0in" fo:margin-right="0in" fo:text-indent="0in" fo:margin-top="0in" fo:margin-bottom="0.07847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Trebuchet MS" fo:font-size="0.19139in" style:font-size-asian="0.19139in" style:font-size-complex="0.191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49205in" fo:margin-left="1.23012in" fo:margin-right="0in" fo:text-indent="-0.24602in" fo:margin-top="0.1368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2">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15">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89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118">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89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321">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70628in"/>
      </text:list-level-style-number>
      <text:list-level-style-number text:level="7" style:num-format="">
        <style:list-level-properties text:space-before="3.19832in"/>
      </text:list-level-style-number>
      <text:list-level-style-number text:level="8" style:num-format="">
        <style:list-level-properties text:space-before="3.69038in"/>
      </text:list-level-style-number>
      <text:list-level-style-number text:level="9" style:num-format="">
        <style:list-level-properties text:space-before="4.18242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297">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897">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10">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324">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00">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1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27">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0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3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16">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06">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831">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34">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460">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834">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37">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46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838">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466">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17">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121">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673">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125">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331">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1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884">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887">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24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24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70628in"/>
      </text:list-level-style-number>
      <text:list-level-style-number text:level="7" style:num-format="">
        <style:list-level-properties text:space-before="3.19832in"/>
      </text:list-level-style-number>
      <text:list-level-style-number text:level="8" style:num-format="">
        <style:list-level-properties text:space-before="3.69038in"/>
      </text:list-level-style-number>
      <text:list-level-style-number text:level="9" style:num-format="">
        <style:list-level-properties text:space-before="4.18242in"/>
      </text:list-level-style-number>
    </text:list-style>
    <text:list-style style:name="a318">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470">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20">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7">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247">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223">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4919in"/>
      </text:list-level-style-number>
      <text:list-level-style-number text:level="3" style:num-format="">
        <style:list-level-properties text:space-before="0.9838in"/>
      </text:list-level-style-number>
      <text:list-level-style-number text:level="4" style:num-format="">
        <style:list-level-properties text:space-before="1.47571in"/>
      </text:list-level-style-number>
      <text:list-level-style-number text:level="5" style:num-format="">
        <style:list-level-properties text:space-before="1.96761in"/>
      </text:list-level-style-number>
      <text:list-level-style-number text:level="6" style:num-format="">
        <style:list-level-properties text:space-before="2.45951in"/>
      </text:list-level-style-number>
      <text:list-level-style-number text:level="7" style:num-format="">
        <style:list-level-properties text:space-before="2.95141in"/>
      </text:list-level-style-number>
      <text:list-level-style-number text:level="8" style:num-format="">
        <style:list-level-properties text:space-before="3.44332in"/>
      </text:list-level-style-number>
      <text:list-level-style-number text:level="9" style:num-format="">
        <style:list-level-properties text:space-before="3.93522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226">
      <text:list-level-style-bullet text:level="1" text:bullet-char="">
        <style:list-level-properties text:space-before="0.12301in" text:min-label-width="0.24602in"/>
        <style:text-properties fo:color="#90c226" fo:font-family="Wingdings 3" style:font-charset="x-symbol" fo:font-size="80%"/>
      </text:list-level-style-bullet>
      <text:list-level-style-bullet text:level="2" text:bullet-char="">
        <style:list-level-properties text:space-before="0.55356in" text:min-label-width="0.24602in"/>
        <style:text-properties fo:color="#90c226" fo:font-family="Wingdings 3" style:font-charset="x-symbol" fo:font-size="80%"/>
      </text:list-level-style-bullet>
      <text:list-level-style-bullet text:level="3" text:bullet-char="">
        <style:list-level-properties text:space-before="0.9841in" text:min-label-width="0.24602in"/>
        <style:text-properties fo:color="#90c226" fo:font-family="Wingdings 3" style:font-charset="x-symbol" fo:font-size="80%"/>
      </text:list-level-style-bullet>
      <text:list-level-style-bullet text:level="4" text:bullet-char="">
        <style:list-level-properties text:space-before="1.47615in" text:min-label-width="0.24602in"/>
        <style:text-properties fo:color="#90c226" fo:font-family="Wingdings 3" style:font-charset="x-symbol" fo:font-size="80%"/>
      </text:list-level-style-bullet>
      <text:list-level-style-bullet text:level="5" text:bullet-char="">
        <style:list-level-properties text:space-before="1.9682in" text:min-label-width="0.24602in"/>
        <style:text-properties fo:color="#90c226" fo:font-family="Wingdings 3" style:font-charset="x-symbol" fo:font-size="80%"/>
      </text:list-level-style-bullet>
      <text:list-level-style-bullet text:level="6" text:bullet-char="">
        <style:list-level-properties text:space-before="2.46025in" text:min-label-width="0.24602in"/>
        <style:text-properties fo:color="#90c226" fo:font-family="Wingdings 3" style:font-charset="x-symbol" fo:font-size="80%"/>
      </text:list-level-style-bullet>
      <text:list-level-style-bullet text:level="7" text:bullet-char="">
        <style:list-level-properties text:space-before="2.9523in" text:min-label-width="0.24602in"/>
        <style:text-properties fo:color="#90c226" fo:font-family="Wingdings 3" style:font-charset="x-symbol" fo:font-size="80%"/>
      </text:list-level-style-bullet>
      <text:list-level-style-bullet text:level="8" text:bullet-char="">
        <style:list-level-properties text:space-before="3.44435in" text:min-label-width="0.24602in"/>
        <style:text-properties fo:color="#90c226" fo:font-family="Wingdings 3" style:font-charset="x-symbol" fo:font-size="80%"/>
      </text:list-level-style-bullet>
      <text:list-level-style-bullet text:level="9" text:bullet-char="">
        <style:list-level-properties text:space-before="3.9364in" text:min-label-width="0.24602in"/>
        <style:text-properties fo:color="#90c226" fo:font-family="Wingdings 3" style:font-charset="x-symbol" fo:font-size="80%"/>
      </text:list-level-style-bullet>
    </text:list-style>
    <text:list-style style:name="a775">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70628in"/>
      </text:list-level-style-number>
      <text:list-level-style-number text:level="7" style:num-format="">
        <style:list-level-properties text:space-before="3.19832in"/>
      </text:list-level-style-number>
      <text:list-level-style-number text:level="8" style:num-format="">
        <style:list-level-properties text:space-before="3.69038in"/>
      </text:list-level-style-number>
      <text:list-level-style-number text:level="9" style:num-format="">
        <style:list-level-properties text:space-before="4.18242in"/>
      </text:list-level-style-number>
    </text:list-style>
    <text:list-style style:name="a825">
      <text:list-level-style-bullet text:level="1" text:bullet-char="">
        <style:list-level-properties text:space-before="0in" text:min-label-width="0.36904in"/>
        <style:text-properties fo:color="#90c226" fo:font-family="Wingdings 3" style:font-charset="x-symbol" fo:font-size="80%"/>
      </text:list-level-style-bullet>
      <text:list-level-style-bullet text:level="2" text:bullet-char="">
        <style:list-level-properties text:space-before="0.43054in" text:min-label-width="0.36904in"/>
        <style:text-properties fo:color="#90c226" fo:font-family="Wingdings 3" style:font-charset="x-symbol" fo:font-size="80%"/>
      </text:list-level-style-bullet>
      <text:list-level-style-bullet text:level="3" text:bullet-char="">
        <style:list-level-properties text:space-before="0.86109in" text:min-label-width="0.36904in"/>
        <style:text-properties fo:color="#90c226" fo:font-family="Wingdings 3" style:font-charset="x-symbol" fo:font-size="80%"/>
      </text:list-level-style-bullet>
      <text:list-level-style-bullet text:level="4" text:bullet-char="">
        <style:list-level-properties text:space-before="1.35314in" text:min-label-width="0.36904in"/>
        <style:text-properties fo:color="#90c226" fo:font-family="Wingdings 3" style:font-charset="x-symbol" fo:font-size="80%"/>
      </text:list-level-style-bullet>
      <text:list-level-style-bullet text:level="5" text:bullet-char="">
        <style:list-level-properties text:space-before="1.84519in" text:min-label-width="0.36904in"/>
        <style:text-properties fo:color="#90c226" fo:font-family="Wingdings 3" style:font-charset="x-symbol" fo:font-size="80%"/>
      </text:list-level-style-bullet>
      <text:list-level-style-bullet text:level="6" text:bullet-char="">
        <style:list-level-properties text:space-before="2.33724in" text:min-label-width="0.36904in"/>
        <style:text-properties fo:color="#90c226" fo:font-family="Wingdings 3" style:font-charset="x-symbol" fo:font-size="80%"/>
      </text:list-level-style-bullet>
      <text:list-level-style-bullet text:level="7" text:bullet-char="">
        <style:list-level-properties text:space-before="2.82929in" text:min-label-width="0.36904in"/>
        <style:text-properties fo:color="#90c226" fo:font-family="Wingdings 3" style:font-charset="x-symbol" fo:font-size="80%"/>
      </text:list-level-style-bullet>
      <text:list-level-style-bullet text:level="8" text:bullet-char="">
        <style:list-level-properties text:space-before="3.32134in" text:min-label-width="0.36904in"/>
        <style:text-properties fo:color="#90c226" fo:font-family="Wingdings 3" style:font-charset="x-symbol" fo:font-size="80%"/>
      </text:list-level-style-bullet>
      <text:list-level-style-bullet text:level="9" text:bullet-char="">
        <style:list-level-properties text:space-before="3.81339in" text:min-label-width="0.36904in"/>
        <style:text-properties fo:color="#90c226" fo:font-family="Wingdings 3" style:font-charset="x-symbol" fo:font-size="8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49205in"/>
      </text:list-level-style-number>
      <text:list-level-style-number text:level="3" style:num-format="">
        <style:list-level-properties text:space-before="0.9841in"/>
      </text:list-level-style-number>
      <text:list-level-style-number text:level="4" style:num-format="">
        <style:list-level-properties text:space-before="1.47615in"/>
      </text:list-level-style-number>
      <text:list-level-style-number text:level="5" style:num-format="">
        <style:list-level-properties text:space-before="1.9682in"/>
      </text:list-level-style-number>
      <text:list-level-style-number text:level="6" style:num-format="">
        <style:list-level-properties text:space-before="2.46025in"/>
      </text:list-level-style-number>
      <text:list-level-style-number text:level="7" style:num-format="">
        <style:list-level-properties text:space-before="2.9523in"/>
      </text:list-level-style-number>
      <text:list-level-style-number text:level="8" style:num-format="">
        <style:list-level-properties text:space-before="3.44435in"/>
      </text:list-level-style-number>
      <text:list-level-style-number text:level="9" style:num-format="">
        <style:list-level-properties text:space-before="3.9364in"/>
      </text:list-level-style-number>
    </text:list-style>
    <text:list-style style:name="a828">
      <text:list-level-style-bullet text:level="1" text:bullet-char="">
        <style:list-level-properties text:space-before="0.06151in" text:min-label-width="0.30753in"/>
        <style:text-properties fo:color="#90c226" fo:font-family="Wingdings 3" style:font-charset="x-symbol" fo:font-size="80%"/>
      </text:list-level-style-bullet>
      <text:list-level-style-bullet text:level="2" text:bullet-char="">
        <style:list-level-properties text:space-before="0.49205in" text:min-label-width="0.30753in"/>
        <style:text-properties fo:color="#90c226" fo:font-family="Wingdings 3" style:font-charset="x-symbol" fo:font-size="80%"/>
      </text:list-level-style-bullet>
      <text:list-level-style-bullet text:level="3" text:bullet-char="">
        <style:list-level-properties text:space-before="0.92259in" text:min-label-width="0.30753in"/>
        <style:text-properties fo:color="#90c226" fo:font-family="Wingdings 3" style:font-charset="x-symbol" fo:font-size="80%"/>
      </text:list-level-style-bullet>
      <text:list-level-style-bullet text:level="4" text:bullet-char="">
        <style:list-level-properties text:space-before="1.41464in" text:min-label-width="0.30753in"/>
        <style:text-properties fo:color="#90c226" fo:font-family="Wingdings 3" style:font-charset="x-symbol" fo:font-size="80%"/>
      </text:list-level-style-bullet>
      <text:list-level-style-bullet text:level="5" text:bullet-char="">
        <style:list-level-properties text:space-before="1.90669in" text:min-label-width="0.30753in"/>
        <style:text-properties fo:color="#90c226" fo:font-family="Wingdings 3" style:font-charset="x-symbol" fo:font-size="80%"/>
      </text:list-level-style-bullet>
      <text:list-level-style-bullet text:level="6" text:bullet-char="">
        <style:list-level-properties text:space-before="2.39874in" text:min-label-width="0.30753in"/>
        <style:text-properties fo:color="#90c226" fo:font-family="Wingdings 3" style:font-charset="x-symbol" fo:font-size="80%"/>
      </text:list-level-style-bullet>
      <text:list-level-style-bullet text:level="7" text:bullet-char="">
        <style:list-level-properties text:space-before="2.89079in" text:min-label-width="0.30753in"/>
        <style:text-properties fo:color="#90c226" fo:font-family="Wingdings 3" style:font-charset="x-symbol" fo:font-size="80%"/>
      </text:list-level-style-bullet>
      <text:list-level-style-bullet text:level="8" text:bullet-char="">
        <style:list-level-properties text:space-before="3.38284in" text:min-label-width="0.30753in"/>
        <style:text-properties fo:color="#90c226" fo:font-family="Wingdings 3" style:font-charset="x-symbol" fo:font-size="80%"/>
      </text:list-level-style-bullet>
      <text:list-level-style-bullet text:level="9" text:bullet-char="">
        <style:list-level-properties text:space-before="3.87489in" text:min-label-width="0.30753in"/>
        <style:text-properties fo:color="#90c226" fo:font-family="Wingdings 3" style:font-charset="x-symbol" fo:font-size="80%"/>
      </text:list-level-style-bullet>
    </text:list-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08547in" svg:y1="0in" svg:x2="11.39762in" svg:y2="8.26736in" draw:id="id6" draw:style-name="a32" draw:name="Straight Connector 19">
          <svg:title/>
          <svg:desc/>
        </draw:connector>
        <draw:connector draw:type="line" svg:x1="13.11811in" svg:y1="4.43797in" svg:x2="7.99138in" svg:y2="8.26736in" draw:id="id7" draw:style-name="a33" draw:name="Straight Connector 20">
          <svg:title/>
          <svg:desc/>
        </draw:connector>
        <draw:custom-shape svg:x="9.88148in" svg:y="-0.01021in" svg:width="3.23663in" svg:height="8.27757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2897in" svg:y="0.73488in" svg:width="9.25208in" svg:height="1.5922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2897in" svg:y="2.6046in" svg:width="9.25208in" svg:height="4.678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4" draw:name="Date Placeholder 3" svg:x="7.75446in" svg:y="7.2829in" svg:width="0.98147in" svg:height="0.44016in" presentation:class="date-time" presentation:placeholder="false">
        <draw:text-box>
          <text:p text:style-name="a23" text:class-names="" text:cond-style-name=""><text:span text:style-name="a22" text:class-names=""/></text:p>
        </draw:text-box>
        <svg:title/>
        <svg:desc/>
      </draw:frame>
      <draw:frame draw:id="id4" presentation:style-name="a27" draw:name="Footer Placeholder 4" svg:x="0.72897in" svg:y="7.2829in" svg:width="6.77775in" svg:height="0.44016in" presentation:class="footer" presentation:placeholder="false">
        <draw:text-box>
          <text:p text:style-name="a26" text:class-names="" text:cond-style-name=""><text:span text:style-name="a25" text:class-names=""/></text:p>
        </draw:text-box>
        <svg:title/>
        <svg:desc/>
      </draw:frame>
      <draw:frame draw:id="id5" presentation:style-name="a31" draw:name="Slide Number Placeholder 5" svg:x="9.24562in" svg:y="7.2829in" svg:width="0.73544in" svg:height="0.44016in" presentation:class="page-number" presentation:placeholder="false">
        <draw:text-box>
          <text:p text:style-name="a30" text:class-names="" text:cond-style-name=""><text:span text:style-name="a28" text:class-names=""><text:page-number style:num-format="1" text:fixed="false"/></text:span><text:span text:style-name="a29" text:class-names=""/></text:p>
        </draw:text-box>
        <svg:title/>
        <svg:desc/>
      </draw:frame>
      <presentation:notes style:page-layout-name="pageLayout2" draw:style-name="a58">
        <draw:page-thumbnail svg:x="1.71338in" svg:y="1.22205in" svg:width="4.83937in" svg:height="4.08898in" presentation:class="page" draw:id="id16" presentation:style-name="a42" draw:name="Slide Image Placeholder 1">
          <svg:title/>
          <svg:desc/>
        </draw:page-thumbnail>
        <draw:frame draw:id="id17" presentation:style-name="a45" draw:name="Notes Placeholder 2" svg:x="1.14173in" svg:y="5.57362in" svg:width="5.98386in" svg:height="4.90709in" presentation:class="notes" presentation:placeholder="false">
          <draw:text-box>
            <text:p text:style-name="a44" text:class-names="" text:cond-style-name=""><text:span text:style-name="a43" text:class-names=""/></text:p>
          </draw:text-box>
          <svg:title/>
          <svg:desc/>
        </draw:frame>
        <draw:frame draw:id="id18" presentation:style-name="a48" draw:name="Header Placeholder 3" svg:x="0.3937in" svg:y="0.3937in" svg:width="3.24606in" svg:height="0.54488in" presentation:class="header" presentation:placeholder="false">
          <draw:text-box>
            <text:p text:style-name="a47" text:class-names="" text:cond-style-name=""><text:span text:style-name="a46" text:class-names=""/></text:p>
          </draw:text-box>
          <svg:title/>
          <svg:desc/>
        </draw:frame>
        <draw:frame draw:id="id19" presentation:style-name="a51" draw:name="Date Placeholder 4" svg:x="4.62756in" svg:y="0.3937in" svg:width="3.24606in" svg:height="0.54488in" presentation:class="date-time" presentation:placeholder="false">
          <draw:text-box>
            <text:p text:style-name="a50" text:class-names="" text:cond-style-name=""><text:span text:style-name="a49" text:class-names=""/></text:p>
          </draw:text-box>
          <svg:title/>
          <svg:desc/>
        </draw:frame>
        <draw:frame draw:id="id20" presentation:style-name="a54" draw:name="Footer Placeholder 5" svg:x="0.3937in" svg:y="10.75394in" svg:width="3.24606in" svg:height="0.54488in" presentation:class="footer" presentation:placeholder="false">
          <draw:text-box>
            <text:p text:style-name="a53" text:class-names="" text:cond-style-name=""><text:span text:style-name="a52" text:class-names=""/></text:p>
          </draw:text-box>
          <svg:title/>
          <svg:desc/>
        </draw:frame>
        <draw:frame draw:id="id21" presentation:style-name="a57" draw:name="Slide Number Placeholder 6" svg:x="4.62756in" svg:y="10.75394in" svg:width="3.24606in" svg:height="0.54488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g draw:name="Group 6" draw:id="id22">
        <svg:title/>
        <svg:desc/>
        <draw:connector draw:type="line" svg:x1="10.08547in" svg:y1="0in" svg:x2="11.39762in" svg:y2="8.26736in" draw:id="id28" draw:style-name="a78" draw:name="Straight Connector 31">
          <svg:title/>
          <svg:desc/>
        </draw:connector>
        <draw:connector draw:type="line" svg:x1="13.11811in" svg:y1="4.43797in" svg:x2="7.99138in" svg:y2="8.26736in" draw:id="id29" draw:style-name="a79" draw:name="Straight Connector 20">
          <svg:title/>
          <svg:desc/>
        </draw:connector>
        <draw:custom-shape svg:x="9.88148in" svg:y="-0.01021in" svg:width="3.23663in" svg:height="8.27757in" draw:id="id30" draw:style-name="a8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31" draw:style-name="a8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32" draw:style-name="a82"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33" draw:style-name="a8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34" draw:style-name="a8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35" draw:style-name="a8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36" draw:style-name="a86"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0684in" svg:height="6.83058in" draw:id="id37" draw:style-name="a87" draw:transform="translate(-0.45342in -3.41529in) rotate(-3.14159) translate(0.45342in 3.415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 presentation:style-name="a63" draw:name="Title 1" svg:x="1.62197in" svg:y="2.89868in" svg:width="8.35909in" svg:height="1.98463in" presentation:class="title" presentation:placeholder="false">
        <draw:text-box>
          <text:p text:style-name="a62" text:class-names="" text:cond-style-name=""><text:span text:style-name="a60" text:class-names="">Click to edit Master title style</text:span><text:span text:style-name="a61" text:class-names=""/></text:p>
        </draw:text-box>
        <svg:title/>
        <svg:desc/>
      </draw:frame>
      <draw:frame draw:id="id24" presentation:style-name="a67" draw:name="Subtitle 2" svg:x="1.62197in" svg:y="4.8833in" svg:width="8.35909in" svg:height="1.32232in" presentation:class="subtitle" presentation:placeholder="false">
        <draw:text-box>
          <text:p text:style-name="a66" text:class-names="" text:cond-style-name=""><text:span text:style-name="a64" text:class-names="">Click to edit Master subtitle style</text:span><text:span text:style-name="a65" text:class-names=""/></text:p>
        </draw:text-box>
        <svg:title/>
        <svg:desc/>
      </draw:frame>
      <draw:frame draw:id="id25" presentation:style-name="a70" draw:name="Date Placeholder 3" svg:x="7.75446in" svg:y="7.2829in" svg:width="0.98147in" svg:height="0.44016in" presentation:class="date-time" presentation:placeholder="false">
        <draw:text-box>
          <text:p text:style-name="a69" text:class-names="" text:cond-style-name=""><text:span text:style-name="a68" text:class-names=""/></text:p>
        </draw:text-box>
        <svg:title/>
        <svg:desc/>
      </draw:frame>
      <draw:frame draw:id="id26" presentation:style-name="a73" draw:name="Footer Placeholder 4" svg:x="0.72897in" svg:y="7.2829in" svg:width="6.77775in" svg:height="0.44016in" presentation:class="footer" presentation:placeholder="false">
        <draw:text-box>
          <text:p text:style-name="a72" text:class-names="" text:cond-style-name=""><text:span text:style-name="a71" text:class-names=""/></text:p>
        </draw:text-box>
        <svg:title/>
        <svg:desc/>
      </draw:frame>
      <draw:frame draw:id="id27" presentation:style-name="a77" draw:name="Slide Number Placeholder 5" svg:x="9.24562in" svg:y="7.2829in" svg:width="0.73544in" svg:height="0.44016in" presentation:class="page-number" presentation:placeholder="false">
        <draw:text-box>
          <text:p text:style-name="a76" text:class-names="" text:cond-style-name=""><text:span text:style-name="a74" text:class-names=""><text:page-number style:num-format="1" text:fixed="false"/></text:span><text:span text:style-name="a75" text:class-names=""/></text:p>
        </draw:text-box>
        <svg:title/>
        <svg:desc/>
      </draw:frame>
      <presentation:notes style:page-layout-name="pageLayout2" draw:style-name="a104">
        <draw:page-thumbnail svg:x="1.71338in" svg:y="1.22205in" svg:width="4.83937in" svg:height="4.08898in" presentation:class="page" draw:id="id16" presentation:style-name="a88" draw:name="Slide Image Placeholder 1">
          <svg:title/>
          <svg:desc/>
        </draw:page-thumbnail>
        <draw:frame draw:id="id17" presentation:style-name="a91" draw:name="Notes Placeholder 2" svg:x="1.14173in" svg:y="5.57362in" svg:width="5.98386in" svg:height="4.90709in" presentation:class="notes" presentation:placeholder="false">
          <draw:text-box>
            <text:p text:style-name="a90" text:class-names="" text:cond-style-name=""><text:span text:style-name="a89" text:class-names=""/></text:p>
          </draw:text-box>
          <svg:title/>
          <svg:desc/>
        </draw:frame>
        <draw:frame draw:id="id18" presentation:style-name="a94" draw:name="Header Placeholder 3" svg:x="0.3937in" svg:y="0.3937in" svg:width="3.24606in" svg:height="0.54488in" presentation:class="header" presentation:placeholder="false">
          <draw:text-box>
            <text:p text:style-name="a93" text:class-names="" text:cond-style-name=""><text:span text:style-name="a92" text:class-names=""/></text:p>
          </draw:text-box>
          <svg:title/>
          <svg:desc/>
        </draw:frame>
        <draw:frame draw:id="id19" presentation:style-name="a97" draw:name="Date Placeholder 4" svg:x="4.62756in" svg:y="0.3937in" svg:width="3.24606in" svg:height="0.54488in" presentation:class="date-time" presentation:placeholder="false">
          <draw:text-box>
            <text:p text:style-name="a96" text:class-names="" text:cond-style-name=""><text:span text:style-name="a95" text:class-names=""/></text:p>
          </draw:text-box>
          <svg:title/>
          <svg:desc/>
        </draw:frame>
        <draw:frame draw:id="id20" presentation:style-name="a100" draw:name="Footer Placeholder 5" svg:x="0.3937in" svg:y="10.75394in" svg:width="3.24606in" svg:height="0.54488in" presentation:class="footer" presentation:placeholder="false">
          <draw:text-box>
            <text:p text:style-name="a99" text:class-names="" text:cond-style-name=""><text:span text:style-name="a98" text:class-names=""/></text:p>
          </draw:text-box>
          <svg:title/>
          <svg:desc/>
        </draw:frame>
        <draw:frame draw:id="id21" presentation:style-name="a103" draw:name="Slide Number Placeholder 6" svg:x="4.62756in" svg:y="10.75394in" svg:width="3.24606in" svg:height="0.54488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le-and-Content" style:page-layout-name="pageLayout1" draw:style-name="a105">
      <draw:g draw:name="Group 6" draw:id="id38">
        <svg:title/>
        <svg:desc/>
        <draw:connector draw:type="line" svg:x1="10.08547in" svg:y1="0in" svg:x2="11.39762in" svg:y2="8.26736in" draw:id="id44" draw:layer="Master1-bg" draw:style-name="a137" draw:name="Straight Connector 7">
          <svg:title/>
          <svg:desc/>
        </draw:connector>
        <draw:connector draw:type="line" svg:x1="13.11811in" svg:y1="4.43797in" svg:x2="7.99138in" svg:y2="8.26736in" draw:id="id45" draw:layer="Master1-bg" draw:style-name="a138" draw:name="Straight Connector 8">
          <svg:title/>
          <svg:desc/>
        </draw:connector>
        <draw:custom-shape svg:x="9.88148in" svg:y="-0.01021in" svg:width="3.23663in" svg:height="8.27757in" draw:id="id46" draw:layer="Master1-bg" draw:style-name="a13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47" draw:layer="Master1-bg" draw:style-name="a14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48" draw:layer="Master1-bg" draw:style-name="a14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49" draw:layer="Master1-bg" draw:style-name="a14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50" draw:layer="Master1-bg" draw:style-name="a14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51" draw:layer="Master1-bg" draw:style-name="a14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52" draw:layer="Master1-bg" draw:style-name="a14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53" draw:layer="Master1-bg" draw:style-name="a14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9" presentation:style-name="a109" draw:name="Title 1" svg:x="0.72897in" svg:y="0.73488in" svg:width="9.25208in" svg:height="1.59223in" presentation:class="title" presentation:placeholder="false">
        <draw:text-box>
          <text:p text:style-name="a108" text:class-names="" text:cond-style-name=""><text:span text:style-name="a106" text:class-names="">Click to edit Master title style</text:span><text:span text:style-name="a107" text:class-names=""/></text:p>
        </draw:text-box>
        <svg:title/>
        <svg:desc/>
      </draw:frame>
      <draw:frame draw:id="id40" presentation:style-name="a126" draw:name="Content Placeholder 2" svg:x="0.72897in" svg:y="2.6046in" svg:width="9.25208in" svg:height="4.6783in" presentation:class="object" presentation:placeholder="false">
        <draw:text-box>
          <text:list text:style-name="a112">
            <text:list-item>
              <text:p text:style-name="a111" text:class-names="" text:cond-style-name=""><text:span text:style-name="a110" text:class-names="">Click to edit Master text styles</text:span></text:p>
            </text:list-item>
          </text:list>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Fifth level</text:span><text:span text:style-name="a123" text:class-names=""/></text:p>
                            </text:list-item>
                          </text:list>
                        </text:list-item>
                      </text:list>
                    </text:list-item>
                  </text:list>
                </text:list-item>
              </text:list>
            </text:list-item>
          </text:list>
        </draw:text-box>
        <svg:title/>
        <svg:desc/>
      </draw:frame>
      <draw:frame draw:id="id41" presentation:style-name="a129" draw:name="Date Placeholder 3" svg:x="7.75446in" svg:y="7.2829in" svg:width="0.98147in" svg:height="0.44016in" presentation:class="date-time" presentation:placeholder="false">
        <draw:text-box>
          <text:p text:style-name="a128" text:class-names="" text:cond-style-name=""><text:span text:style-name="a127" text:class-names=""/></text:p>
        </draw:text-box>
        <svg:title/>
        <svg:desc/>
      </draw:frame>
      <draw:frame draw:id="id42" presentation:style-name="a132" draw:name="Footer Placeholder 4" svg:x="0.72897in" svg:y="7.2829in" svg:width="6.77775in" svg:height="0.44016in" presentation:class="footer" presentation:placeholder="false">
        <draw:text-box>
          <text:p text:style-name="a131" text:class-names="" text:cond-style-name=""><text:span text:style-name="a130" text:class-names=""/></text:p>
        </draw:text-box>
        <svg:title/>
        <svg:desc/>
      </draw:frame>
      <draw:frame draw:id="id43" presentation:style-name="a136" draw:name="Slide Number Placeholder 5" svg:x="9.24562in" svg:y="7.2829in" svg:width="0.73544in" svg:height="0.44016in" presentation:class="page-number" presentation:placeholder="false">
        <draw:text-box>
          <text:p text:style-name="a135" text:class-names="" text:cond-style-name=""><text:span text:style-name="a133" text:class-names=""><text:page-number style:num-format="1" text:fixed="false"/></text:span><text:span text:style-name="a134" text:class-names=""/></text:p>
        </draw:text-box>
        <svg:title/>
        <svg:desc/>
      </draw:frame>
      <presentation:notes style:page-layout-name="pageLayout2" draw:style-name="a163">
        <draw:page-thumbnail svg:x="1.71338in" svg:y="1.22205in" svg:width="4.83937in" svg:height="4.08898in" presentation:class="page" draw:id="id16" presentation:style-name="a147" draw:name="Slide Image Placeholder 1">
          <svg:title/>
          <svg:desc/>
        </draw:page-thumbnail>
        <draw:frame draw:id="id17" presentation:style-name="a150" draw:name="Notes Placeholder 2" svg:x="1.14173in" svg:y="5.57362in" svg:width="5.98386in" svg:height="4.90709in" presentation:class="notes" presentation:placeholder="false">
          <draw:text-box>
            <text:p text:style-name="a149" text:class-names="" text:cond-style-name=""><text:span text:style-name="a148" text:class-names=""/></text:p>
          </draw:text-box>
          <svg:title/>
          <svg:desc/>
        </draw:frame>
        <draw:frame draw:id="id18" presentation:style-name="a153" draw:name="Header Placeholder 3" svg:x="0.3937in" svg:y="0.3937in" svg:width="3.24606in" svg:height="0.54488in" presentation:class="header" presentation:placeholder="false">
          <draw:text-box>
            <text:p text:style-name="a152" text:class-names="" text:cond-style-name=""><text:span text:style-name="a151" text:class-names=""/></text:p>
          </draw:text-box>
          <svg:title/>
          <svg:desc/>
        </draw:frame>
        <draw:frame draw:id="id19" presentation:style-name="a156" draw:name="Date Placeholder 4" svg:x="4.62756in" svg:y="0.3937in" svg:width="3.24606in" svg:height="0.54488in" presentation:class="date-time" presentation:placeholder="false">
          <draw:text-box>
            <text:p text:style-name="a155" text:class-names="" text:cond-style-name=""><text:span text:style-name="a154" text:class-names=""/></text:p>
          </draw:text-box>
          <svg:title/>
          <svg:desc/>
        </draw:frame>
        <draw:frame draw:id="id20" presentation:style-name="a159" draw:name="Footer Placeholder 5" svg:x="0.3937in" svg:y="10.75394in" svg:width="3.24606in" svg:height="0.54488in" presentation:class="footer" presentation:placeholder="false">
          <draw:text-box>
            <text:p text:style-name="a158" text:class-names="" text:cond-style-name=""><text:span text:style-name="a157" text:class-names=""/></text:p>
          </draw:text-box>
          <svg:title/>
          <svg:desc/>
        </draw:frame>
        <draw:frame draw:id="id21" presentation:style-name="a162" draw:name="Slide Number Placeholder 6" svg:x="4.62756in" svg:y="10.75394in" svg:width="3.24606in" svg:height="0.54488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3-secHead-Section-Header" style:page-layout-name="pageLayout1" draw:style-name="a164">
      <draw:g draw:name="Group 6" draw:id="id54">
        <svg:title/>
        <svg:desc/>
        <draw:connector draw:type="line" svg:x1="10.08547in" svg:y1="0in" svg:x2="11.39762in" svg:y2="8.26736in" draw:id="id60" draw:layer="Master1-bg" draw:style-name="a183" draw:name="Straight Connector 7">
          <svg:title/>
          <svg:desc/>
        </draw:connector>
        <draw:connector draw:type="line" svg:x1="13.11811in" svg:y1="4.43797in" svg:x2="7.99138in" svg:y2="8.26736in" draw:id="id61" draw:layer="Master1-bg" draw:style-name="a184" draw:name="Straight Connector 8">
          <svg:title/>
          <svg:desc/>
        </draw:connector>
        <draw:custom-shape svg:x="9.88148in" svg:y="-0.01021in" svg:width="3.23663in" svg:height="8.27757in" draw:id="id62" draw:layer="Master1-bg" draw:style-name="a18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63" draw:layer="Master1-bg" draw:style-name="a18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64" draw:layer="Master1-bg" draw:style-name="a187"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65" draw:layer="Master1-bg" draw:style-name="a18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66" draw:layer="Master1-bg" draw:style-name="a18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67" draw:layer="Master1-bg" draw:style-name="a19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68" draw:layer="Master1-bg" draw:style-name="a191"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69" draw:layer="Master1-bg" draw:style-name="a19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55" presentation:style-name="a168" draw:name="Title 1" svg:x="0.72898in" svg:y="3.25591in" svg:width="9.25208in" svg:height="2.20195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56" presentation:style-name="a172" draw:name="Text Placeholder 2" svg:x="0.72898in" svg:y="5.45787in" svg:width="9.25208in" svg:height="1.03722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57" presentation:style-name="a175" draw:name="Date Placeholder 3" svg:x="7.75446in" svg:y="7.2829in" svg:width="0.98147in" svg:height="0.44016in" presentation:class="date-time" presentation:placeholder="false">
        <draw:text-box>
          <text:p text:style-name="a174" text:class-names="" text:cond-style-name=""><text:span text:style-name="a173" text:class-names=""/></text:p>
        </draw:text-box>
        <svg:title/>
        <svg:desc/>
      </draw:frame>
      <draw:frame draw:id="id58" presentation:style-name="a178" draw:name="Footer Placeholder 4" svg:x="0.72897in" svg:y="7.2829in" svg:width="6.77775in" svg:height="0.44016in" presentation:class="footer" presentation:placeholder="false">
        <draw:text-box>
          <text:p text:style-name="a177" text:class-names="" text:cond-style-name=""><text:span text:style-name="a176" text:class-names=""/></text:p>
        </draw:text-box>
        <svg:title/>
        <svg:desc/>
      </draw:frame>
      <draw:frame draw:id="id59" presentation:style-name="a182" draw:name="Slide Number Placeholder 5" svg:x="9.24562in" svg:y="7.2829in" svg:width="0.73544in" svg:height="0.44016in" presentation:class="page-number" presentation:placeholder="false">
        <draw:text-box>
          <text:p text:style-name="a181" text:class-names="" text:cond-style-name=""><text:span text:style-name="a179" text:class-names=""><text:page-number style:num-format="1" text:fixed="false"/></text:span><text:span text:style-name="a180" text:class-names=""/></text:p>
        </draw:text-box>
        <svg:title/>
        <svg:desc/>
      </draw:frame>
      <presentation:notes style:page-layout-name="pageLayout2" draw:style-name="a209">
        <draw:page-thumbnail svg:x="1.71338in" svg:y="1.22205in" svg:width="4.83937in" svg:height="4.08898in" presentation:class="page" draw:id="id16" presentation:style-name="a193" draw:name="Slide Image Placeholder 1">
          <svg:title/>
          <svg:desc/>
        </draw:page-thumbnail>
        <draw:frame draw:id="id17" presentation:style-name="a196" draw:name="Notes Placeholder 2" svg:x="1.14173in" svg:y="5.57362in" svg:width="5.98386in" svg:height="4.90709in" presentation:class="notes" presentation:placeholder="false">
          <draw:text-box>
            <text:p text:style-name="a195" text:class-names="" text:cond-style-name=""><text:span text:style-name="a194" text:class-names=""/></text:p>
          </draw:text-box>
          <svg:title/>
          <svg:desc/>
        </draw:frame>
        <draw:frame draw:id="id18" presentation:style-name="a199" draw:name="Header Placeholder 3" svg:x="0.3937in" svg:y="0.3937in" svg:width="3.24606in" svg:height="0.54488in" presentation:class="header" presentation:placeholder="false">
          <draw:text-box>
            <text:p text:style-name="a198" text:class-names="" text:cond-style-name=""><text:span text:style-name="a197" text:class-names=""/></text:p>
          </draw:text-box>
          <svg:title/>
          <svg:desc/>
        </draw:frame>
        <draw:frame draw:id="id19" presentation:style-name="a202" draw:name="Date Placeholder 4" svg:x="4.62756in" svg:y="0.3937in" svg:width="3.24606in" svg:height="0.54488in" presentation:class="date-time" presentation:placeholder="false">
          <draw:text-box>
            <text:p text:style-name="a201" text:class-names="" text:cond-style-name=""><text:span text:style-name="a200" text:class-names=""/></text:p>
          </draw:text-box>
          <svg:title/>
          <svg:desc/>
        </draw:frame>
        <draw:frame draw:id="id20" presentation:style-name="a205" draw:name="Footer Placeholder 5" svg:x="0.3937in" svg:y="10.75394in" svg:width="3.24606in" svg:height="0.54488in" presentation:class="footer" presentation:placeholder="false">
          <draw:text-box>
            <text:p text:style-name="a204" text:class-names="" text:cond-style-name=""><text:span text:style-name="a203" text:class-names=""/></text:p>
          </draw:text-box>
          <svg:title/>
          <svg:desc/>
        </draw:frame>
        <draw:frame draw:id="id21" presentation:style-name="a208" draw:name="Slide Number Placeholder 6" svg:x="4.62756in" svg:y="10.75394in" svg:width="3.24606in" svg:height="0.5448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twoObj-Two-Content" style:page-layout-name="pageLayout1" draw:style-name="a210">
      <draw:g draw:name="Group 7" draw:id="id70">
        <svg:title/>
        <svg:desc/>
        <draw:connector draw:type="line" svg:x1="10.08547in" svg:y1="0in" svg:x2="11.39762in" svg:y2="8.26736in" draw:id="id77" draw:layer="Master1-bg" draw:style-name="a259" draw:name="Straight Connector 8">
          <svg:title/>
          <svg:desc/>
        </draw:connector>
        <draw:connector draw:type="line" svg:x1="13.11811in" svg:y1="4.43797in" svg:x2="7.99138in" svg:y2="8.26736in" draw:id="id78" draw:layer="Master1-bg" draw:style-name="a260" draw:name="Straight Connector 9">
          <svg:title/>
          <svg:desc/>
        </draw:connector>
        <draw:custom-shape svg:x="9.88148in" svg:y="-0.01021in" svg:width="3.23663in" svg:height="8.27757in" draw:id="id79" draw:layer="Master1-bg" draw:style-name="a26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80" draw:layer="Master1-bg" draw:style-name="a26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81" draw:layer="Master1-bg" draw:style-name="a263"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82" draw:layer="Master1-bg" draw:style-name="a26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83" draw:layer="Master1-bg" draw:style-name="a26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84" draw:layer="Master1-bg" draw:style-name="a26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85" draw:layer="Master1-bg" draw:style-name="a267"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86" draw:layer="Master1-bg" draw:style-name="a268"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71" presentation:style-name="a214" draw:name="Title 1" svg:x="0.72897in" svg:y="0.73488in" svg:width="9.25208in" svg:height="1.59223in" presentation:class="title" presentation:placeholder="false">
        <draw:text-box>
          <text:p text:style-name="a213" text:class-names="" text:cond-style-name=""><text:span text:style-name="a211" text:class-names="">Click to edit Master title style</text:span><text:span text:style-name="a212" text:class-names=""/></text:p>
        </draw:text-box>
        <svg:title/>
        <svg:desc/>
      </draw:frame>
      <draw:frame draw:id="id72" presentation:style-name="a231" draw:name="Content Placeholder 2" svg:x="0.72898in" svg:y="2.6046in" svg:width="4.50303in" svg:height="4.67829in" presentation:class="object" presentation:placeholder="false">
        <draw:text-box>
          <text:list text:style-name="a217">
            <text:list-item>
              <text:p text:style-name="a216" text:class-names="" text:cond-style-name=""><text:span text:style-name="a215" text:class-names="">Click to edit Master text styles</text:span></text:p>
            </text:list-item>
          </text:list>
          <text:list text:style-name="a220">
            <text:list-item>
              <text:list text:style-name="a220">
                <text:list-item>
                  <text:p text:style-name="a219" text:class-names="" text:cond-style-name=""><text:span text:style-name="a218" text:class-names="">Second level</text:span></text:p>
                </text:list-item>
              </text:list>
            </text:list-item>
          </text:list>
          <text:list text:style-name="a223">
            <text:list-item>
              <text:list text:style-name="a223">
                <text:list-item>
                  <text:list text:style-name="a223">
                    <text:list-item>
                      <text:p text:style-name="a222" text:class-names="" text:cond-style-name=""><text:span text:style-name="a221" text:class-names="">Third le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Fourth le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Fifth level</text:span><text:span text:style-name="a228" text:class-names=""/></text:p>
                            </text:list-item>
                          </text:list>
                        </text:list-item>
                      </text:list>
                    </text:list-item>
                  </text:list>
                </text:list-item>
              </text:list>
            </text:list-item>
          </text:list>
        </draw:text-box>
        <svg:title/>
        <svg:desc/>
      </draw:frame>
      <draw:frame draw:id="id73" presentation:style-name="a248" draw:name="Content Placeholder 3" svg:x="5.47803in" svg:y="2.6046in" svg:width="4.50303in" svg:height="4.6783in" presentation:class="object" presentation:placeholder="false">
        <draw:text-box>
          <text:list text:style-name="a234">
            <text:list-item>
              <text:p text:style-name="a233" text:class-names="" text:cond-style-name=""><text:span text:style-name="a232" text:class-names="">Click to edit Master text styles</text:span></text:p>
            </text:list-item>
          </text:list>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74" presentation:style-name="a251" draw:name="Date Placeholder 4" svg:x="7.75446in" svg:y="7.2829in" svg:width="0.98147in" svg:height="0.44016in" presentation:class="date-time" presentation:placeholder="false">
        <draw:text-box>
          <text:p text:style-name="a250" text:class-names="" text:cond-style-name=""><text:span text:style-name="a249" text:class-names=""/></text:p>
        </draw:text-box>
        <svg:title/>
        <svg:desc/>
      </draw:frame>
      <draw:frame draw:id="id75" presentation:style-name="a254" draw:name="Footer Placeholder 5" svg:x="0.72897in" svg:y="7.2829in" svg:width="6.77775in" svg:height="0.44016in" presentation:class="footer" presentation:placeholder="false">
        <draw:text-box>
          <text:p text:style-name="a253" text:class-names="" text:cond-style-name=""><text:span text:style-name="a252" text:class-names=""/></text:p>
        </draw:text-box>
        <svg:title/>
        <svg:desc/>
      </draw:frame>
      <draw:frame draw:id="id76" presentation:style-name="a258" draw:name="Slide Number Placeholder 6" svg:x="9.24562in" svg:y="7.2829in" svg:width="0.73544in" svg:height="0.44016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85">
        <draw:page-thumbnail svg:x="1.71338in" svg:y="1.22205in" svg:width="4.83937in" svg:height="4.08898in" presentation:class="page" draw:id="id16" presentation:style-name="a269" draw:name="Slide Image Placeholder 1">
          <svg:title/>
          <svg:desc/>
        </draw:page-thumbnail>
        <draw:frame draw:id="id17" presentation:style-name="a272" draw:name="Notes Placeholder 2" svg:x="1.14173in" svg:y="5.57362in" svg:width="5.98386in" svg:height="4.90709in" presentation:class="notes" presentation:placeholder="false">
          <draw:text-box>
            <text:p text:style-name="a271" text:class-names="" text:cond-style-name=""><text:span text:style-name="a270" text:class-names=""/></text:p>
          </draw:text-box>
          <svg:title/>
          <svg:desc/>
        </draw:frame>
        <draw:frame draw:id="id18" presentation:style-name="a275" draw:name="Header Placeholder 3" svg:x="0.3937in" svg:y="0.3937in" svg:width="3.24606in" svg:height="0.54488in" presentation:class="header" presentation:placeholder="false">
          <draw:text-box>
            <text:p text:style-name="a274" text:class-names="" text:cond-style-name=""><text:span text:style-name="a273" text:class-names=""/></text:p>
          </draw:text-box>
          <svg:title/>
          <svg:desc/>
        </draw:frame>
        <draw:frame draw:id="id19" presentation:style-name="a278" draw:name="Date Placeholder 4" svg:x="4.62756in" svg:y="0.3937in" svg:width="3.24606in" svg:height="0.54488in" presentation:class="date-time" presentation:placeholder="false">
          <draw:text-box>
            <text:p text:style-name="a277" text:class-names="" text:cond-style-name=""><text:span text:style-name="a276" text:class-names=""/></text:p>
          </draw:text-box>
          <svg:title/>
          <svg:desc/>
        </draw:frame>
        <draw:frame draw:id="id20" presentation:style-name="a281" draw:name="Footer Placeholder 5" svg:x="0.3937in" svg:y="10.75394in" svg:width="3.24606in" svg:height="0.54488in" presentation:class="footer" presentation:placeholder="false">
          <draw:text-box>
            <text:p text:style-name="a280" text:class-names="" text:cond-style-name=""><text:span text:style-name="a279" text:class-names=""/></text:p>
          </draw:text-box>
          <svg:title/>
          <svg:desc/>
        </draw:frame>
        <draw:frame draw:id="id21" presentation:style-name="a284" draw:name="Slide Number Placeholder 6" svg:x="4.62756in" svg:y="10.75394in" svg:width="3.24606in" svg:height="0.54488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5-twoTxTwoObj-Comparison" style:page-layout-name="pageLayout1" draw:style-name="a286">
      <draw:g draw:name="Group 9" draw:id="id87">
        <svg:title/>
        <svg:desc/>
        <draw:connector draw:type="line" svg:x1="10.08547in" svg:y1="0in" svg:x2="11.39762in" svg:y2="8.26736in" draw:id="id96" draw:layer="Master1-bg" draw:style-name="a343" draw:name="Straight Connector 10">
          <svg:title/>
          <svg:desc/>
        </draw:connector>
        <draw:connector draw:type="line" svg:x1="13.11811in" svg:y1="4.43797in" svg:x2="7.99138in" svg:y2="8.26736in" draw:id="id97" draw:layer="Master1-bg" draw:style-name="a344" draw:name="Straight Connector 11">
          <svg:title/>
          <svg:desc/>
        </draw:connector>
        <draw:custom-shape svg:x="9.88148in" svg:y="-0.01021in" svg:width="3.23663in" svg:height="8.27757in" draw:id="id98" draw:layer="Master1-bg" draw:style-name="a34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99" draw:layer="Master1-bg" draw:style-name="a34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00" draw:layer="Master1-bg" draw:style-name="a347"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01" draw:layer="Master1-bg" draw:style-name="a34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02" draw:layer="Master1-bg" draw:style-name="a34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03" draw:layer="Master1-bg" draw:style-name="a35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04" draw:layer="Master1-bg" draw:style-name="a351"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05" draw:layer="Master1-bg" draw:style-name="a352"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8" presentation:style-name="a290" draw:name="Title 1" svg:x="0.72897in" svg:y="0.73488in" svg:width="9.25208in" svg:height="1.59223in" presentation:class="title" presentation:placeholder="false">
        <draw:text-box>
          <text:p text:style-name="a289" text:class-names="" text:cond-style-name=""><text:span text:style-name="a287" text:class-names="">Click to edit Master title style</text:span><text:span text:style-name="a288" text:class-names=""/></text:p>
        </draw:text-box>
        <svg:title/>
        <svg:desc/>
      </draw:frame>
      <draw:frame draw:id="id89" presentation:style-name="a294" draw:name="Text Placeholder 2" svg:x="0.72726in" svg:y="2.60508in" svg:width="4.50474in" svg:height="0.69469in" presentation:class="outline" presentation:placeholder="false">
        <draw:text-box>
          <text:list text:style-name="a293">
            <text:list-item>
              <text:p text:style-name="a292" text:class-names="" text:cond-style-name=""><text:span text:style-name="a291" text:class-names="">Click to edit Master text styles</text:span></text:p>
            </text:list-item>
          </text:list>
        </draw:text-box>
        <svg:title/>
        <svg:desc/>
      </draw:frame>
      <draw:frame draw:id="id90" presentation:style-name="a311" draw:name="Content Placeholder 3" svg:x="0.72726in" svg:y="3.29977in" svg:width="4.50474in" svg:height="3.98313in" presentation:class="object"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Fifth level</text:span><text:span text:style-name="a308" text:class-names=""/></text:p>
                            </text:list-item>
                          </text:list>
                        </text:list-item>
                      </text:list>
                    </text:list-item>
                  </text:list>
                </text:list-item>
              </text:list>
            </text:list-item>
          </text:list>
        </draw:text-box>
        <svg:title/>
        <svg:desc/>
      </draw:frame>
      <draw:frame draw:id="id91" presentation:style-name="a315" draw:name="Text Placeholder 4" svg:x="5.47633in" svg:y="2.60508in" svg:width="4.50473in" svg:height="0.69469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92" presentation:style-name="a332" draw:name="Content Placeholder 5" svg:x="5.47633in" svg:y="3.29977in" svg:width="4.50473in" svg:height="3.98313in" presentation:class="object"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Fifth level</text:span><text:span text:style-name="a329" text:class-names=""/></text:p>
                            </text:list-item>
                          </text:list>
                        </text:list-item>
                      </text:list>
                    </text:list-item>
                  </text:list>
                </text:list-item>
              </text:list>
            </text:list-item>
          </text:list>
        </draw:text-box>
        <svg:title/>
        <svg:desc/>
      </draw:frame>
      <draw:frame draw:id="id93" presentation:style-name="a335" draw:name="Date Placeholder 6" svg:x="7.75446in" svg:y="7.2829in" svg:width="0.98147in" svg:height="0.44016in" presentation:class="date-time" presentation:placeholder="false">
        <draw:text-box>
          <text:p text:style-name="a334" text:class-names="" text:cond-style-name=""><text:span text:style-name="a333" text:class-names=""/></text:p>
        </draw:text-box>
        <svg:title/>
        <svg:desc/>
      </draw:frame>
      <draw:frame draw:id="id94" presentation:style-name="a338" draw:name="Footer Placeholder 7" svg:x="0.72897in" svg:y="7.2829in" svg:width="6.77775in" svg:height="0.44016in" presentation:class="footer" presentation:placeholder="false">
        <draw:text-box>
          <text:p text:style-name="a337" text:class-names="" text:cond-style-name=""><text:span text:style-name="a336" text:class-names=""/></text:p>
        </draw:text-box>
        <svg:title/>
        <svg:desc/>
      </draw:frame>
      <draw:frame draw:id="id95" presentation:style-name="a342" draw:name="Slide Number Placeholder 8" svg:x="9.24562in" svg:y="7.2829in" svg:width="0.73544in" svg:height="0.44016in" presentation:class="page-number" presentation:placeholder="false">
        <draw:text-box>
          <text:p text:style-name="a341" text:class-names="" text:cond-style-name=""><text:span text:style-name="a339" text:class-names=""><text:page-number style:num-format="1" text:fixed="false"/></text:span><text:span text:style-name="a340" text:class-names=""/></text:p>
        </draw:text-box>
        <svg:title/>
        <svg:desc/>
      </draw:frame>
      <presentation:notes style:page-layout-name="pageLayout2" draw:style-name="a369">
        <draw:page-thumbnail svg:x="1.71338in" svg:y="1.22205in" svg:width="4.83937in" svg:height="4.08898in" presentation:class="page" draw:id="id16" presentation:style-name="a353" draw:name="Slide Image Placeholder 1">
          <svg:title/>
          <svg:desc/>
        </draw:page-thumbnail>
        <draw:frame draw:id="id17" presentation:style-name="a356" draw:name="Notes Placeholder 2" svg:x="1.14173in" svg:y="5.57362in" svg:width="5.98386in" svg:height="4.90709in" presentation:class="notes" presentation:placeholder="false">
          <draw:text-box>
            <text:p text:style-name="a355" text:class-names="" text:cond-style-name=""><text:span text:style-name="a354" text:class-names=""/></text:p>
          </draw:text-box>
          <svg:title/>
          <svg:desc/>
        </draw:frame>
        <draw:frame draw:id="id18" presentation:style-name="a359" draw:name="Header Placeholder 3" svg:x="0.3937in" svg:y="0.3937in" svg:width="3.24606in" svg:height="0.54488in" presentation:class="header" presentation:placeholder="false">
          <draw:text-box>
            <text:p text:style-name="a358" text:class-names="" text:cond-style-name=""><text:span text:style-name="a357" text:class-names=""/></text:p>
          </draw:text-box>
          <svg:title/>
          <svg:desc/>
        </draw:frame>
        <draw:frame draw:id="id19" presentation:style-name="a362" draw:name="Date Placeholder 4" svg:x="4.62756in" svg:y="0.3937in" svg:width="3.24606in" svg:height="0.54488in" presentation:class="date-time" presentation:placeholder="false">
          <draw:text-box>
            <text:p text:style-name="a361" text:class-names="" text:cond-style-name=""><text:span text:style-name="a360" text:class-names=""/></text:p>
          </draw:text-box>
          <svg:title/>
          <svg:desc/>
        </draw:frame>
        <draw:frame draw:id="id20" presentation:style-name="a365" draw:name="Footer Placeholder 5" svg:x="0.3937in" svg:y="10.75394in" svg:width="3.24606in" svg:height="0.54488in" presentation:class="footer" presentation:placeholder="false">
          <draw:text-box>
            <text:p text:style-name="a364" text:class-names="" text:cond-style-name=""><text:span text:style-name="a363" text:class-names=""/></text:p>
          </draw:text-box>
          <svg:title/>
          <svg:desc/>
        </draw:frame>
        <draw:frame draw:id="id21" presentation:style-name="a368" draw:name="Slide Number Placeholder 6" svg:x="4.62756in" svg:y="10.75394in" svg:width="3.24606in" svg:height="0.54488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6-titleOnly-Title-Only" style:page-layout-name="pageLayout1" draw:style-name="a370">
      <draw:g draw:name="Group 5" draw:id="id106">
        <svg:title/>
        <svg:desc/>
        <draw:connector draw:type="line" svg:x1="10.08547in" svg:y1="0in" svg:x2="11.39762in" svg:y2="8.26736in" draw:id="id111" draw:layer="Master1-bg" draw:style-name="a385" draw:name="Straight Connector 6">
          <svg:title/>
          <svg:desc/>
        </draw:connector>
        <draw:connector draw:type="line" svg:x1="13.11811in" svg:y1="4.43797in" svg:x2="7.99138in" svg:y2="8.26736in" draw:id="id112" draw:layer="Master1-bg" draw:style-name="a386" draw:name="Straight Connector 7">
          <svg:title/>
          <svg:desc/>
        </draw:connector>
        <draw:custom-shape svg:x="9.88148in" svg:y="-0.01021in" svg:width="3.23663in" svg:height="8.27757in" draw:id="id113" draw:layer="Master1-bg" draw:style-name="a38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14" draw:layer="Master1-bg" draw:style-name="a38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15" draw:layer="Master1-bg" draw:style-name="a389"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16" draw:layer="Master1-bg" draw:style-name="a39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17" draw:layer="Master1-bg" draw:style-name="a39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18" draw:layer="Master1-bg" draw:style-name="a39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19" draw:layer="Master1-bg" draw:style-name="a393"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20" draw:layer="Master1-bg" draw:style-name="a394"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7" presentation:style-name="a374" draw:name="Title 1" svg:x="0.72897in" svg:y="0.73488in" svg:width="9.25208in" svg:height="1.59223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108" presentation:style-name="a377" draw:name="Date Placeholder 2" svg:x="7.75446in" svg:y="7.2829in" svg:width="0.98147in" svg:height="0.44016in" presentation:class="date-time" presentation:placeholder="false">
        <draw:text-box>
          <text:p text:style-name="a376" text:class-names="" text:cond-style-name=""><text:span text:style-name="a375" text:class-names=""/></text:p>
        </draw:text-box>
        <svg:title/>
        <svg:desc/>
      </draw:frame>
      <draw:frame draw:id="id109" presentation:style-name="a380" draw:name="Footer Placeholder 3" svg:x="0.72897in" svg:y="7.2829in" svg:width="6.77775in" svg:height="0.44016in" presentation:class="footer" presentation:placeholder="false">
        <draw:text-box>
          <text:p text:style-name="a379" text:class-names="" text:cond-style-name=""><text:span text:style-name="a378" text:class-names=""/></text:p>
        </draw:text-box>
        <svg:title/>
        <svg:desc/>
      </draw:frame>
      <draw:frame draw:id="id110" presentation:style-name="a384" draw:name="Slide Number Placeholder 4" svg:x="9.24562in" svg:y="7.2829in" svg:width="0.73544in" svg:height="0.44016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1">
        <draw:page-thumbnail svg:x="1.71338in" svg:y="1.22205in" svg:width="4.83937in" svg:height="4.08898in" presentation:class="page" draw:id="id16" presentation:style-name="a395" draw:name="Slide Image Placeholder 1">
          <svg:title/>
          <svg:desc/>
        </draw:page-thumbnail>
        <draw:frame draw:id="id17" presentation:style-name="a398" draw:name="Notes Placeholder 2" svg:x="1.14173in" svg:y="5.57362in" svg:width="5.98386in" svg:height="4.90709in" presentation:class="notes" presentation:placeholder="false">
          <draw:text-box>
            <text:p text:style-name="a397" text:class-names="" text:cond-style-name=""><text:span text:style-name="a396" text:class-names=""/></text:p>
          </draw:text-box>
          <svg:title/>
          <svg:desc/>
        </draw:frame>
        <draw:frame draw:id="id18" presentation:style-name="a401" draw:name="Header Placeholder 3" svg:x="0.3937in" svg:y="0.3937in" svg:width="3.24606in" svg:height="0.54488in" presentation:class="header" presentation:placeholder="false">
          <draw:text-box>
            <text:p text:style-name="a400" text:class-names="" text:cond-style-name=""><text:span text:style-name="a399" text:class-names=""/></text:p>
          </draw:text-box>
          <svg:title/>
          <svg:desc/>
        </draw:frame>
        <draw:frame draw:id="id19" presentation:style-name="a404" draw:name="Date Placeholder 4" svg:x="4.62756in" svg:y="0.3937in" svg:width="3.24606in" svg:height="0.54488in" presentation:class="date-time" presentation:placeholder="false">
          <draw:text-box>
            <text:p text:style-name="a403" text:class-names="" text:cond-style-name=""><text:span text:style-name="a402" text:class-names=""/></text:p>
          </draw:text-box>
          <svg:title/>
          <svg:desc/>
        </draw:frame>
        <draw:frame draw:id="id20" presentation:style-name="a407" draw:name="Footer Placeholder 5" svg:x="0.3937in" svg:y="10.75394in" svg:width="3.24606in" svg:height="0.54488in" presentation:class="footer" presentation:placeholder="false">
          <draw:text-box>
            <text:p text:style-name="a406" text:class-names="" text:cond-style-name=""><text:span text:style-name="a405" text:class-names=""/></text:p>
          </draw:text-box>
          <svg:title/>
          <svg:desc/>
        </draw:frame>
        <draw:frame draw:id="id21" presentation:style-name="a410" draw:name="Slide Number Placeholder 6" svg:x="4.62756in" svg:y="10.75394in" svg:width="3.24606in" svg:height="0.54488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Blank" style:page-layout-name="pageLayout1" draw:style-name="a412">
      <draw:g draw:name="Group 4" draw:id="id121">
        <svg:title/>
        <svg:desc/>
        <draw:connector draw:type="line" svg:x1="10.08547in" svg:y1="0in" svg:x2="11.39762in" svg:y2="8.26736in" draw:id="id125" draw:layer="Master1-bg" draw:style-name="a423" draw:name="Straight Connector 5">
          <svg:title/>
          <svg:desc/>
        </draw:connector>
        <draw:connector draw:type="line" svg:x1="13.11811in" svg:y1="4.43797in" svg:x2="7.99138in" svg:y2="8.26736in" draw:id="id126" draw:layer="Master1-bg" draw:style-name="a424" draw:name="Straight Connector 6">
          <svg:title/>
          <svg:desc/>
        </draw:connector>
        <draw:custom-shape svg:x="9.88148in" svg:y="-0.01021in" svg:width="3.23663in" svg:height="8.27757in" draw:id="id127" draw:layer="Master1-bg" draw:style-name="a42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28" draw:layer="Master1-bg" draw:style-name="a42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29" draw:layer="Master1-bg" draw:style-name="a427"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30" draw:layer="Master1-bg" draw:style-name="a42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31" draw:layer="Master1-bg" draw:style-name="a42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32" draw:layer="Master1-bg" draw:style-name="a43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33" draw:layer="Master1-bg" draw:style-name="a431"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34" draw:layer="Master1-bg" draw:style-name="a432"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22" presentation:style-name="a415" draw:name="Date Placeholder 1" svg:x="7.75446in" svg:y="7.2829in" svg:width="0.98147in" svg:height="0.44016in" presentation:class="date-time" presentation:placeholder="false">
        <draw:text-box>
          <text:p text:style-name="a414" text:class-names="" text:cond-style-name=""><text:span text:style-name="a413" text:class-names=""/></text:p>
        </draw:text-box>
        <svg:title/>
        <svg:desc/>
      </draw:frame>
      <draw:frame draw:id="id123" presentation:style-name="a418" draw:name="Footer Placeholder 2" svg:x="0.72897in" svg:y="7.2829in" svg:width="6.77775in" svg:height="0.44016in" presentation:class="footer" presentation:placeholder="false">
        <draw:text-box>
          <text:p text:style-name="a417" text:class-names="" text:cond-style-name=""><text:span text:style-name="a416" text:class-names=""/></text:p>
        </draw:text-box>
        <svg:title/>
        <svg:desc/>
      </draw:frame>
      <draw:frame draw:id="id124" presentation:style-name="a422" draw:name="Slide Number Placeholder 3" svg:x="9.24562in" svg:y="7.2829in" svg:width="0.73544in" svg:height="0.44016in" presentation:class="page-number" presentation:placeholder="false">
        <draw:text-box>
          <text:p text:style-name="a421" text:class-names="" text:cond-style-name=""><text:span text:style-name="a419" text:class-names=""><text:page-number style:num-format="1" text:fixed="false"/></text:span><text:span text:style-name="a420" text:class-names=""/></text:p>
        </draw:text-box>
        <svg:title/>
        <svg:desc/>
      </draw:frame>
      <presentation:notes style:page-layout-name="pageLayout2" draw:style-name="a449">
        <draw:page-thumbnail svg:x="1.71338in" svg:y="1.22205in" svg:width="4.83937in" svg:height="4.08898in" presentation:class="page" draw:id="id16" presentation:style-name="a433" draw:name="Slide Image Placeholder 1">
          <svg:title/>
          <svg:desc/>
        </draw:page-thumbnail>
        <draw:frame draw:id="id17" presentation:style-name="a436" draw:name="Notes Placeholder 2" svg:x="1.14173in" svg:y="5.57362in" svg:width="5.98386in" svg:height="4.90709in" presentation:class="notes" presentation:placeholder="false">
          <draw:text-box>
            <text:p text:style-name="a435" text:class-names="" text:cond-style-name=""><text:span text:style-name="a434" text:class-names=""/></text:p>
          </draw:text-box>
          <svg:title/>
          <svg:desc/>
        </draw:frame>
        <draw:frame draw:id="id18" presentation:style-name="a439" draw:name="Header Placeholder 3" svg:x="0.3937in" svg:y="0.3937in" svg:width="3.24606in" svg:height="0.54488in" presentation:class="header" presentation:placeholder="false">
          <draw:text-box>
            <text:p text:style-name="a438" text:class-names="" text:cond-style-name=""><text:span text:style-name="a437" text:class-names=""/></text:p>
          </draw:text-box>
          <svg:title/>
          <svg:desc/>
        </draw:frame>
        <draw:frame draw:id="id19" presentation:style-name="a442" draw:name="Date Placeholder 4" svg:x="4.62756in" svg:y="0.3937in" svg:width="3.24606in" svg:height="0.54488in" presentation:class="date-time" presentation:placeholder="false">
          <draw:text-box>
            <text:p text:style-name="a441" text:class-names="" text:cond-style-name=""><text:span text:style-name="a440" text:class-names=""/></text:p>
          </draw:text-box>
          <svg:title/>
          <svg:desc/>
        </draw:frame>
        <draw:frame draw:id="id20" presentation:style-name="a445" draw:name="Footer Placeholder 5" svg:x="0.3937in" svg:y="10.75394in" svg:width="3.24606in" svg:height="0.54488in" presentation:class="footer" presentation:placeholder="false">
          <draw:text-box>
            <text:p text:style-name="a444" text:class-names="" text:cond-style-name=""><text:span text:style-name="a443" text:class-names=""/></text:p>
          </draw:text-box>
          <svg:title/>
          <svg:desc/>
        </draw:frame>
        <draw:frame draw:id="id21" presentation:style-name="a448" draw:name="Slide Number Placeholder 6" svg:x="4.62756in" svg:y="10.75394in" svg:width="3.24606in" svg:height="0.54488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8-objTx-Content-with-Caption" style:page-layout-name="pageLayout1" draw:style-name="a450">
      <draw:g draw:name="Group 7" draw:id="id135">
        <svg:title/>
        <svg:desc/>
        <draw:connector draw:type="line" svg:x1="10.08547in" svg:y1="0in" svg:x2="11.39762in" svg:y2="8.26736in" draw:id="id142" draw:layer="Master1-bg" draw:style-name="a486" draw:name="Straight Connector 8">
          <svg:title/>
          <svg:desc/>
        </draw:connector>
        <draw:connector draw:type="line" svg:x1="13.11811in" svg:y1="4.43797in" svg:x2="7.99138in" svg:y2="8.26736in" draw:id="id143" draw:layer="Master1-bg" draw:style-name="a487" draw:name="Straight Connector 9">
          <svg:title/>
          <svg:desc/>
        </draw:connector>
        <draw:custom-shape svg:x="9.88148in" svg:y="-0.01021in" svg:width="3.23663in" svg:height="8.27757in" draw:id="id144" draw:layer="Master1-bg" draw:style-name="a48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45" draw:layer="Master1-bg" draw:style-name="a48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46" draw:layer="Master1-bg" draw:style-name="a490"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47" draw:layer="Master1-bg" draw:style-name="a49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48" draw:layer="Master1-bg" draw:style-name="a49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49" draw:layer="Master1-bg" draw:style-name="a49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50" draw:layer="Master1-bg" draw:style-name="a49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51" draw:layer="Master1-bg" draw:style-name="a495"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6" presentation:style-name="a454" draw:name="Title 1" svg:x="0.72897in" svg:y="1.80658in" svg:width="4.1484in" svg:height="1.5412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137" presentation:style-name="a471" draw:name="Content Placeholder 2" svg:x="5.1234in" svg:y="0.62074in" svg:width="4.85766in" svg:height="6.66215in" presentation:class="object" presentation:placeholder="false">
        <draw:text-box>
          <text:list text:style-name="a457">
            <text:list-item>
              <text:p text:style-name="a456" text:class-names="" text:cond-style-name=""><text:span text:style-name="a455" text:class-names="">Click to edit Master text styles</text:span></text:p>
            </text:list-item>
          </text:list>
          <text:list text:style-name="a460">
            <text:list-item>
              <text:list text:style-name="a460">
                <text:list-item>
                  <text:p text:style-name="a459" text:class-names="" text:cond-style-name=""><text:span text:style-name="a458" text:class-names="">Second level</text:span></text:p>
                </text:list-item>
              </text:list>
            </text:list-item>
          </text:list>
          <text:list text:style-name="a463">
            <text:list-item>
              <text:list text:style-name="a463">
                <text:list-item>
                  <text:list text:style-name="a463">
                    <text:list-item>
                      <text:p text:style-name="a462" text:class-names="" text:cond-style-name=""><text:span text:style-name="a461" text:class-names="">Third level</text:span></text:p>
                    </text:list-item>
                  </text:list>
                </text:list-item>
              </text:list>
            </text:list-item>
          </text:list>
          <text:list text:style-name="a466">
            <text:list-item>
              <text:list text:style-name="a466">
                <text:list-item>
                  <text:list text:style-name="a466">
                    <text:list-item>
                      <text:list text:style-name="a466">
                        <text:list-item>
                          <text:p text:style-name="a465" text:class-names="" text:cond-style-name=""><text:span text:style-name="a464"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7" text:class-names="">Fifth level</text:span><text:span text:style-name="a468" text:class-names=""/></text:p>
                            </text:list-item>
                          </text:list>
                        </text:list-item>
                      </text:list>
                    </text:list-item>
                  </text:list>
                </text:list-item>
              </text:list>
            </text:list-item>
          </text:list>
        </draw:text-box>
        <svg:title/>
        <svg:desc/>
      </draw:frame>
      <draw:frame draw:id="id138" presentation:style-name="a475" draw:name="Text Placeholder 3" svg:x="0.72897in" svg:y="3.34777in" svg:width="4.1484in" svg:height="3.11557in" presentation:class="outline" presentation:placeholder="false">
        <draw:text-box>
          <text:list text:style-name="a474">
            <text:list-item>
              <text:p text:style-name="a473" text:class-names="" text:cond-style-name=""><text:span text:style-name="a472" text:class-names="">Click to edit Master text styles</text:span></text:p>
            </text:list-item>
          </text:list>
        </draw:text-box>
        <svg:title/>
        <svg:desc/>
      </draw:frame>
      <draw:frame draw:id="id139" presentation:style-name="a478" draw:name="Date Placeholder 4" svg:x="7.75446in" svg:y="7.2829in" svg:width="0.98147in" svg:height="0.44016in" presentation:class="date-time" presentation:placeholder="false">
        <draw:text-box>
          <text:p text:style-name="a477" text:class-names="" text:cond-style-name=""><text:span text:style-name="a476" text:class-names=""/></text:p>
        </draw:text-box>
        <svg:title/>
        <svg:desc/>
      </draw:frame>
      <draw:frame draw:id="id140" presentation:style-name="a481" draw:name="Footer Placeholder 5" svg:x="0.72897in" svg:y="7.2829in" svg:width="6.77775in" svg:height="0.44016in" presentation:class="footer" presentation:placeholder="false">
        <draw:text-box>
          <text:p text:style-name="a480" text:class-names="" text:cond-style-name=""><text:span text:style-name="a479" text:class-names=""/></text:p>
        </draw:text-box>
        <svg:title/>
        <svg:desc/>
      </draw:frame>
      <draw:frame draw:id="id141" presentation:style-name="a485" draw:name="Slide Number Placeholder 6" svg:x="9.24562in" svg:y="7.2829in" svg:width="0.73544in" svg:height="0.44016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12">
        <draw:page-thumbnail svg:x="1.71338in" svg:y="1.22205in" svg:width="4.83937in" svg:height="4.08898in" presentation:class="page" draw:id="id16" presentation:style-name="a496" draw:name="Slide Image Placeholder 1">
          <svg:title/>
          <svg:desc/>
        </draw:page-thumbnail>
        <draw:frame draw:id="id17" presentation:style-name="a499" draw:name="Notes Placeholder 2" svg:x="1.14173in" svg:y="5.57362in" svg:width="5.98386in" svg:height="4.90709in" presentation:class="notes" presentation:placeholder="false">
          <draw:text-box>
            <text:p text:style-name="a498" text:class-names="" text:cond-style-name=""><text:span text:style-name="a497" text:class-names=""/></text:p>
          </draw:text-box>
          <svg:title/>
          <svg:desc/>
        </draw:frame>
        <draw:frame draw:id="id18" presentation:style-name="a502" draw:name="Header Placeholder 3" svg:x="0.3937in" svg:y="0.3937in" svg:width="3.24606in" svg:height="0.54488in" presentation:class="header" presentation:placeholder="false">
          <draw:text-box>
            <text:p text:style-name="a501" text:class-names="" text:cond-style-name=""><text:span text:style-name="a500" text:class-names=""/></text:p>
          </draw:text-box>
          <svg:title/>
          <svg:desc/>
        </draw:frame>
        <draw:frame draw:id="id19" presentation:style-name="a505" draw:name="Date Placeholder 4" svg:x="4.62756in" svg:y="0.3937in" svg:width="3.24606in" svg:height="0.54488in" presentation:class="date-time" presentation:placeholder="false">
          <draw:text-box>
            <text:p text:style-name="a504" text:class-names="" text:cond-style-name=""><text:span text:style-name="a503" text:class-names=""/></text:p>
          </draw:text-box>
          <svg:title/>
          <svg:desc/>
        </draw:frame>
        <draw:frame draw:id="id20" presentation:style-name="a508" draw:name="Footer Placeholder 5" svg:x="0.3937in" svg:y="10.75394in" svg:width="3.24606in" svg:height="0.54488in" presentation:class="footer" presentation:placeholder="false">
          <draw:text-box>
            <text:p text:style-name="a507" text:class-names="" text:cond-style-name=""><text:span text:style-name="a506" text:class-names=""/></text:p>
          </draw:text-box>
          <svg:title/>
          <svg:desc/>
        </draw:frame>
        <draw:frame draw:id="id21" presentation:style-name="a511" draw:name="Slide Number Placeholder 6" svg:x="4.62756in" svg:y="10.75394in" svg:width="3.24606in" svg:height="0.54488in" presentation:class="page-number" presentation:placeholder="false">
          <draw:text-box>
            <text:p text:style-name="a510" text:class-names="" text:cond-style-name=""><text:span text:style-name="a509" text:class-names=""><text:page-number style:num-format="1" text:fixed="false"/></text:span></text:p>
          </draw:text-box>
          <svg:title/>
          <svg:desc/>
        </draw:frame>
      </presentation:notes>
    </style:master-page>
    <style:master-page style:name="Master1-Layout9-picTx-Picture-with-Caption" style:page-layout-name="pageLayout1" draw:style-name="a513">
      <draw:g draw:name="Group 7" draw:id="id152">
        <svg:title/>
        <svg:desc/>
        <draw:connector draw:type="line" svg:x1="10.08547in" svg:y1="0in" svg:x2="11.39762in" svg:y2="8.26736in" draw:id="id159" draw:layer="Master1-bg" draw:style-name="a536" draw:name="Straight Connector 8">
          <svg:title/>
          <svg:desc/>
        </draw:connector>
        <draw:connector draw:type="line" svg:x1="13.11811in" svg:y1="4.43797in" svg:x2="7.99138in" svg:y2="8.26736in" draw:id="id160" draw:layer="Master1-bg" draw:style-name="a537" draw:name="Straight Connector 9">
          <svg:title/>
          <svg:desc/>
        </draw:connector>
        <draw:custom-shape svg:x="9.88148in" svg:y="-0.01021in" svg:width="3.23663in" svg:height="8.27757in" draw:id="id161" draw:layer="Master1-bg" draw:style-name="a538"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62" draw:layer="Master1-bg" draw:style-name="a539"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63" draw:layer="Master1-bg" draw:style-name="a540"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64" draw:layer="Master1-bg" draw:style-name="a541"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65" draw:layer="Master1-bg" draw:style-name="a542"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66" draw:layer="Master1-bg" draw:style-name="a543"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67" draw:layer="Master1-bg" draw:style-name="a54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68" draw:layer="Master1-bg" draw:style-name="a545"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53" presentation:style-name="a517" draw:name="Title 1" svg:x="0.72898in" svg:y="5.78715in" svg:width="9.25208in" svg:height="0.68321in" presentation:class="title" presentation:placeholder="false">
        <draw:text-box>
          <text:p text:style-name="a516" text:class-names="" text:cond-style-name=""><text:span text:style-name="a514" text:class-names="">Click to edit Master title style</text:span><text:span text:style-name="a515" text:class-names=""/></text:p>
        </draw:text-box>
        <svg:title/>
        <svg:desc/>
      </draw:frame>
      <draw:frame draw:id="id154" presentation:style-name="a521" draw:name="Picture Placeholder 2" svg:x="0.72897in" svg:y="0.73488in" svg:width="9.25208in" svg:height="4.63604in" presentation:class="graphic" presentation:placeholder="false">
        <draw:text-box>
          <text:p text:style-name="a520" text:class-names="" text:cond-style-name=""><text:span text:style-name="a518" text:class-names="">Click icon to add picture</text:span><text:span text:style-name="a519" text:class-names=""/></text:p>
        </draw:text-box>
        <svg:title/>
        <svg:desc/>
      </draw:frame>
      <draw:frame draw:id="id155" presentation:style-name="a525" draw:name="Text Placeholder 3" svg:x="0.72898in" svg:y="6.47036in" svg:width="9.25208in" svg:height="0.81254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156" presentation:style-name="a528" draw:name="Date Placeholder 4" svg:x="7.75446in" svg:y="7.2829in" svg:width="0.98147in" svg:height="0.44016in" presentation:class="date-time" presentation:placeholder="false">
        <draw:text-box>
          <text:p text:style-name="a527" text:class-names="" text:cond-style-name=""><text:span text:style-name="a526" text:class-names=""/></text:p>
        </draw:text-box>
        <svg:title/>
        <svg:desc/>
      </draw:frame>
      <draw:frame draw:id="id157" presentation:style-name="a531" draw:name="Footer Placeholder 5" svg:x="0.72897in" svg:y="7.2829in" svg:width="6.77775in" svg:height="0.44016in" presentation:class="footer" presentation:placeholder="false">
        <draw:text-box>
          <text:p text:style-name="a530" text:class-names="" text:cond-style-name=""><text:span text:style-name="a529" text:class-names=""/></text:p>
        </draw:text-box>
        <svg:title/>
        <svg:desc/>
      </draw:frame>
      <draw:frame draw:id="id158" presentation:style-name="a535" draw:name="Slide Number Placeholder 6" svg:x="9.24562in" svg:y="7.2829in" svg:width="0.73544in" svg:height="0.44016in" presentation:class="page-number" presentation:placeholder="false">
        <draw:text-box>
          <text:p text:style-name="a534" text:class-names="" text:cond-style-name=""><text:span text:style-name="a532" text:class-names=""><text:page-number style:num-format="1" text:fixed="false"/></text:span><text:span text:style-name="a533" text:class-names=""/></text:p>
        </draw:text-box>
        <svg:title/>
        <svg:desc/>
      </draw:frame>
      <presentation:notes style:page-layout-name="pageLayout2" draw:style-name="a562">
        <draw:page-thumbnail svg:x="1.71338in" svg:y="1.22205in" svg:width="4.83937in" svg:height="4.08898in" presentation:class="page" draw:id="id16" presentation:style-name="a546" draw:name="Slide Image Placeholder 1">
          <svg:title/>
          <svg:desc/>
        </draw:page-thumbnail>
        <draw:frame draw:id="id17" presentation:style-name="a549" draw:name="Notes Placeholder 2" svg:x="1.14173in" svg:y="5.57362in" svg:width="5.98386in" svg:height="4.90709in" presentation:class="notes" presentation:placeholder="false">
          <draw:text-box>
            <text:p text:style-name="a548" text:class-names="" text:cond-style-name=""><text:span text:style-name="a547" text:class-names=""/></text:p>
          </draw:text-box>
          <svg:title/>
          <svg:desc/>
        </draw:frame>
        <draw:frame draw:id="id18" presentation:style-name="a552" draw:name="Header Placeholder 3" svg:x="0.3937in" svg:y="0.3937in" svg:width="3.24606in" svg:height="0.54488in" presentation:class="header" presentation:placeholder="false">
          <draw:text-box>
            <text:p text:style-name="a551" text:class-names="" text:cond-style-name=""><text:span text:style-name="a550" text:class-names=""/></text:p>
          </draw:text-box>
          <svg:title/>
          <svg:desc/>
        </draw:frame>
        <draw:frame draw:id="id19" presentation:style-name="a555" draw:name="Date Placeholder 4" svg:x="4.62756in" svg:y="0.3937in" svg:width="3.24606in" svg:height="0.54488in" presentation:class="date-time" presentation:placeholder="false">
          <draw:text-box>
            <text:p text:style-name="a554" text:class-names="" text:cond-style-name=""><text:span text:style-name="a553" text:class-names=""/></text:p>
          </draw:text-box>
          <svg:title/>
          <svg:desc/>
        </draw:frame>
        <draw:frame draw:id="id20" presentation:style-name="a558" draw:name="Footer Placeholder 5" svg:x="0.3937in" svg:y="10.75394in" svg:width="3.24606in" svg:height="0.54488in" presentation:class="footer" presentation:placeholder="false">
          <draw:text-box>
            <text:p text:style-name="a557" text:class-names="" text:cond-style-name=""><text:span text:style-name="a556" text:class-names=""/></text:p>
          </draw:text-box>
          <svg:title/>
          <svg:desc/>
        </draw:frame>
        <draw:frame draw:id="id21" presentation:style-name="a561" draw:name="Slide Number Placeholder 6" svg:x="4.62756in" svg:y="10.75394in" svg:width="3.24606in" svg:height="0.54488in" presentation:class="page-number" presentation:placeholder="false">
          <draw:text-box>
            <text:p text:style-name="a560" text:class-names="" text:cond-style-name=""><text:span text:style-name="a559" text:class-names=""><text:page-number style:num-format="1" text:fixed="false"/></text:span></text:p>
          </draw:text-box>
          <svg:title/>
          <svg:desc/>
        </draw:frame>
      </presentation:notes>
    </style:master-page>
    <style:master-page style:name="Master1-Layout10-cust-Title-and-Caption" style:page-layout-name="pageLayout1" draw:style-name="a563">
      <draw:g draw:name="Group 6" draw:id="id169">
        <svg:title/>
        <svg:desc/>
        <draw:connector draw:type="line" svg:x1="10.08547in" svg:y1="0in" svg:x2="11.39762in" svg:y2="8.26736in" draw:id="id175" draw:layer="Master1-bg" draw:style-name="a582" draw:name="Straight Connector 7">
          <svg:title/>
          <svg:desc/>
        </draw:connector>
        <draw:connector draw:type="line" svg:x1="13.11811in" svg:y1="4.43797in" svg:x2="7.99138in" svg:y2="8.26736in" draw:id="id176" draw:layer="Master1-bg" draw:style-name="a583" draw:name="Straight Connector 8">
          <svg:title/>
          <svg:desc/>
        </draw:connector>
        <draw:custom-shape svg:x="9.88148in" svg:y="-0.01021in" svg:width="3.23663in" svg:height="8.27757in" draw:id="id177" draw:layer="Master1-bg" draw:style-name="a58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78" draw:layer="Master1-bg" draw:style-name="a58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79" draw:layer="Master1-bg" draw:style-name="a586"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80" draw:layer="Master1-bg" draw:style-name="a58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181" draw:layer="Master1-bg" draw:style-name="a58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182" draw:layer="Master1-bg" draw:style-name="a58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183" draw:layer="Master1-bg" draw:style-name="a59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184" draw:layer="Master1-bg" draw:style-name="a59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0" presentation:style-name="a567" draw:name="Title 1" svg:x="0.72898in" svg:y="0.73488in" svg:width="9.25208in" svg:height="4.10306in" presentation:class="title" presentation:placeholder="false">
        <draw:text-box>
          <text:p text:style-name="a566" text:class-names="" text:cond-style-name=""><text:span text:style-name="a564" text:class-names="">Click to edit Master title style</text:span><text:span text:style-name="a565" text:class-names=""/></text:p>
        </draw:text-box>
        <svg:title/>
        <svg:desc/>
      </draw:frame>
      <draw:frame draw:id="id171" presentation:style-name="a571" draw:name="Text Placeholder 2" svg:x="0.72898in" svg:y="5.38909in" svg:width="9.25208in" svg:height="1.8938in" presentation:class="outline" presentation:placeholder="false">
        <draw:text-box>
          <text:list text:style-name="a570">
            <text:list-item>
              <text:p text:style-name="a569" text:class-names="" text:cond-style-name=""><text:span text:style-name="a568" text:class-names="">Click to edit Master text styles</text:span></text:p>
            </text:list-item>
          </text:list>
        </draw:text-box>
        <svg:title/>
        <svg:desc/>
      </draw:frame>
      <draw:frame draw:id="id172" presentation:style-name="a574" draw:name="Date Placeholder 3" svg:x="7.75446in" svg:y="7.2829in" svg:width="0.98147in" svg:height="0.44016in" presentation:class="date-time" presentation:placeholder="false">
        <draw:text-box>
          <text:p text:style-name="a573" text:class-names="" text:cond-style-name=""><text:span text:style-name="a572" text:class-names=""/></text:p>
        </draw:text-box>
        <svg:title/>
        <svg:desc/>
      </draw:frame>
      <draw:frame draw:id="id173" presentation:style-name="a577" draw:name="Footer Placeholder 4" svg:x="0.72897in" svg:y="7.2829in" svg:width="6.77775in" svg:height="0.44016in" presentation:class="footer" presentation:placeholder="false">
        <draw:text-box>
          <text:p text:style-name="a576" text:class-names="" text:cond-style-name=""><text:span text:style-name="a575" text:class-names=""/></text:p>
        </draw:text-box>
        <svg:title/>
        <svg:desc/>
      </draw:frame>
      <draw:frame draw:id="id174" presentation:style-name="a581" draw:name="Slide Number Placeholder 5" svg:x="9.24562in" svg:y="7.2829in" svg:width="0.73544in" svg:height="0.44016in" presentation:class="page-number" presentation:placeholder="false">
        <draw:text-box>
          <text:p text:style-name="a580" text:class-names="" text:cond-style-name=""><text:span text:style-name="a578" text:class-names=""><text:page-number style:num-format="1" text:fixed="false"/></text:span><text:span text:style-name="a579" text:class-names=""/></text:p>
        </draw:text-box>
        <svg:title/>
        <svg:desc/>
      </draw:frame>
      <presentation:notes style:page-layout-name="pageLayout2" draw:style-name="a608">
        <draw:page-thumbnail svg:x="1.71338in" svg:y="1.22205in" svg:width="4.83937in" svg:height="4.08898in" presentation:class="page" draw:id="id16" presentation:style-name="a592" draw:name="Slide Image Placeholder 1">
          <svg:title/>
          <svg:desc/>
        </draw:page-thumbnail>
        <draw:frame draw:id="id17" presentation:style-name="a595" draw:name="Notes Placeholder 2" svg:x="1.14173in" svg:y="5.57362in" svg:width="5.98386in" svg:height="4.90709in" presentation:class="notes" presentation:placeholder="false">
          <draw:text-box>
            <text:p text:style-name="a594" text:class-names="" text:cond-style-name=""><text:span text:style-name="a593" text:class-names=""/></text:p>
          </draw:text-box>
          <svg:title/>
          <svg:desc/>
        </draw:frame>
        <draw:frame draw:id="id18" presentation:style-name="a598" draw:name="Header Placeholder 3" svg:x="0.3937in" svg:y="0.3937in" svg:width="3.24606in" svg:height="0.54488in" presentation:class="header" presentation:placeholder="false">
          <draw:text-box>
            <text:p text:style-name="a597" text:class-names="" text:cond-style-name=""><text:span text:style-name="a596" text:class-names=""/></text:p>
          </draw:text-box>
          <svg:title/>
          <svg:desc/>
        </draw:frame>
        <draw:frame draw:id="id19" presentation:style-name="a601" draw:name="Date Placeholder 4" svg:x="4.62756in" svg:y="0.3937in" svg:width="3.24606in" svg:height="0.54488in" presentation:class="date-time" presentation:placeholder="false">
          <draw:text-box>
            <text:p text:style-name="a600" text:class-names="" text:cond-style-name=""><text:span text:style-name="a599" text:class-names=""/></text:p>
          </draw:text-box>
          <svg:title/>
          <svg:desc/>
        </draw:frame>
        <draw:frame draw:id="id20" presentation:style-name="a604" draw:name="Footer Placeholder 5" svg:x="0.3937in" svg:y="10.75394in" svg:width="3.24606in" svg:height="0.54488in" presentation:class="footer" presentation:placeholder="false">
          <draw:text-box>
            <text:p text:style-name="a603" text:class-names="" text:cond-style-name=""><text:span text:style-name="a602" text:class-names=""/></text:p>
          </draw:text-box>
          <svg:title/>
          <svg:desc/>
        </draw:frame>
        <draw:frame draw:id="id21" presentation:style-name="a607" draw:name="Slide Number Placeholder 6" svg:x="4.62756in" svg:y="10.75394in" svg:width="3.24606in" svg:height="0.54488in" presentation:class="page-number" presentation:placeholder="false">
          <draw:text-box>
            <text:p text:style-name="a606" text:class-names="" text:cond-style-name=""><text:span text:style-name="a605" text:class-names=""><text:page-number style:num-format="1" text:fixed="false"/></text:span></text:p>
          </draw:text-box>
          <svg:title/>
          <svg:desc/>
        </draw:frame>
      </presentation:notes>
    </style:master-page>
    <style:master-page style:name="Master1-Layout11-cust-Quote-with-Caption" style:page-layout-name="pageLayout1" draw:style-name="a609">
      <draw:g draw:name="Group 9" draw:id="id185">
        <svg:title/>
        <svg:desc/>
        <draw:connector draw:type="line" svg:x1="10.08547in" svg:y1="0in" svg:x2="11.39762in" svg:y2="8.26736in" draw:id="id194" draw:layer="Master1-bg" draw:style-name="a639" draw:name="Straight Connector 10">
          <svg:title/>
          <svg:desc/>
        </draw:connector>
        <draw:connector draw:type="line" svg:x1="13.11811in" svg:y1="4.43797in" svg:x2="7.99138in" svg:y2="8.26736in" draw:id="id195" draw:layer="Master1-bg" draw:style-name="a640" draw:name="Straight Connector 11">
          <svg:title/>
          <svg:desc/>
        </draw:connector>
        <draw:custom-shape svg:x="9.88148in" svg:y="-0.01021in" svg:width="3.23663in" svg:height="8.27757in" draw:id="id196" draw:layer="Master1-bg" draw:style-name="a64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197" draw:layer="Master1-bg" draw:style-name="a64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198" draw:layer="Master1-bg" draw:style-name="a643"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199" draw:layer="Master1-bg" draw:style-name="a64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00" draw:layer="Master1-bg" draw:style-name="a64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01" draw:layer="Master1-bg" draw:style-name="a64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02" draw:layer="Master1-bg" draw:style-name="a647"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03" draw:layer="Master1-bg" draw:style-name="a648" draw:name="Isosceles Triangle 2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6" presentation:style-name="a613" draw:name="Title 1" svg:x="1.00234in" svg:y="0.73488in" svg:width="8.71124in" svg:height="3.64376in" presentation:class="title" presentation:placeholder="false">
        <draw:text-box>
          <text:p text:style-name="a612" text:class-names="" text:cond-style-name=""><text:span text:style-name="a610" text:class-names="">Click to edit Master title style</text:span><text:span text:style-name="a611" text:class-names=""/></text:p>
        </draw:text-box>
        <svg:title/>
        <svg:desc/>
      </draw:frame>
      <draw:frame draw:id="id187" presentation:style-name="a617" draw:name="Text Placeholder 9" svg:x="1.4703in" svg:y="4.37864in" svg:width="7.77533in" svg:height="0.4593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188" presentation:style-name="a621" draw:name="Text Placeholder 2" svg:x="0.72898in" svg:y="5.38909in" svg:width="9.25208in" svg:height="1.8938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189" presentation:style-name="a624" draw:name="Date Placeholder 3" svg:x="7.75446in" svg:y="7.2829in" svg:width="0.98147in" svg:height="0.44016in" presentation:class="date-time" presentation:placeholder="false">
        <draw:text-box>
          <text:p text:style-name="a623" text:class-names="" text:cond-style-name=""><text:span text:style-name="a622" text:class-names=""/></text:p>
        </draw:text-box>
        <svg:title/>
        <svg:desc/>
      </draw:frame>
      <draw:frame draw:id="id190" presentation:style-name="a627" draw:name="Footer Placeholder 4" svg:x="0.72897in" svg:y="7.2829in" svg:width="6.77775in" svg:height="0.44016in" presentation:class="footer" presentation:placeholder="false">
        <draw:text-box>
          <text:p text:style-name="a626" text:class-names="" text:cond-style-name=""><text:span text:style-name="a625" text:class-names=""/></text:p>
        </draw:text-box>
        <svg:title/>
        <svg:desc/>
      </draw:frame>
      <draw:frame draw:id="id191" presentation:style-name="a631" draw:name="Slide Number Placeholder 5" svg:x="9.24562in" svg:y="7.2829in" svg:width="0.73544in" svg:height="0.44016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draw:frame draw:id="id192" draw:style-name="a634" draw:name="TextBox 19" svg:x="0.58318in" svg:y="0.95281in" svg:width="0.65608in" svg:height="0.70495in">
        <draw:text-box>
          <text:p text:style-name="a633" text:class-names="" text:cond-style-name=""><text:span text:style-name="a632" text:class-names="">“</text:span></text:p>
        </draw:text-box>
        <svg:title/>
        <svg:desc/>
      </draw:frame>
      <draw:frame draw:id="id193" draw:style-name="a638" draw:name="TextBox 21" svg:x="9.57102in" svg:y="3.47976in" svg:width="0.65608in" svg:height="0.70495in">
        <draw:text-box>
          <text:p text:style-name="a637" text:class-names="" text:cond-style-name=""><text:span text:style-name="a635" text:class-names="">”</text:span><text:span text:style-name="a636" text:class-names=""/></text:p>
        </draw:text-box>
        <svg:title/>
        <svg:desc/>
      </draw:frame>
      <presentation:notes style:page-layout-name="pageLayout2" draw:style-name="a665">
        <draw:page-thumbnail svg:x="1.71338in" svg:y="1.22205in" svg:width="4.83937in" svg:height="4.08898in" presentation:class="page" draw:id="id16" presentation:style-name="a649" draw:name="Slide Image Placeholder 1">
          <svg:title/>
          <svg:desc/>
        </draw:page-thumbnail>
        <draw:frame draw:id="id17" presentation:style-name="a652" draw:name="Notes Placeholder 2" svg:x="1.14173in" svg:y="5.57362in" svg:width="5.98386in" svg:height="4.90709in" presentation:class="notes" presentation:placeholder="false">
          <draw:text-box>
            <text:p text:style-name="a651" text:class-names="" text:cond-style-name=""><text:span text:style-name="a650" text:class-names=""/></text:p>
          </draw:text-box>
          <svg:title/>
          <svg:desc/>
        </draw:frame>
        <draw:frame draw:id="id18" presentation:style-name="a655" draw:name="Header Placeholder 3" svg:x="0.3937in" svg:y="0.3937in" svg:width="3.24606in" svg:height="0.54488in" presentation:class="header" presentation:placeholder="false">
          <draw:text-box>
            <text:p text:style-name="a654" text:class-names="" text:cond-style-name=""><text:span text:style-name="a653" text:class-names=""/></text:p>
          </draw:text-box>
          <svg:title/>
          <svg:desc/>
        </draw:frame>
        <draw:frame draw:id="id19" presentation:style-name="a658" draw:name="Date Placeholder 4" svg:x="4.62756in" svg:y="0.3937in" svg:width="3.24606in" svg:height="0.54488in" presentation:class="date-time" presentation:placeholder="false">
          <draw:text-box>
            <text:p text:style-name="a657" text:class-names="" text:cond-style-name=""><text:span text:style-name="a656" text:class-names=""/></text:p>
          </draw:text-box>
          <svg:title/>
          <svg:desc/>
        </draw:frame>
        <draw:frame draw:id="id20" presentation:style-name="a661" draw:name="Footer Placeholder 5" svg:x="0.3937in" svg:y="10.75394in" svg:width="3.24606in" svg:height="0.54488in" presentation:class="footer" presentation:placeholder="false">
          <draw:text-box>
            <text:p text:style-name="a660" text:class-names="" text:cond-style-name=""><text:span text:style-name="a659" text:class-names=""/></text:p>
          </draw:text-box>
          <svg:title/>
          <svg:desc/>
        </draw:frame>
        <draw:frame draw:id="id21" presentation:style-name="a664" draw:name="Slide Number Placeholder 6" svg:x="4.62756in" svg:y="10.75394in" svg:width="3.24606in" svg:height="0.54488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master-page>
    <style:master-page style:name="Master1-Layout12-cust-Name-Card" style:page-layout-name="pageLayout1" draw:style-name="a666">
      <draw:g draw:name="Group 6" draw:id="id204">
        <svg:title/>
        <svg:desc/>
        <draw:connector draw:type="line" svg:x1="10.08547in" svg:y1="0in" svg:x2="11.39762in" svg:y2="8.26736in" draw:id="id210" draw:layer="Master1-bg" draw:style-name="a685" draw:name="Straight Connector 7">
          <svg:title/>
          <svg:desc/>
        </draw:connector>
        <draw:connector draw:type="line" svg:x1="13.11811in" svg:y1="4.43797in" svg:x2="7.99138in" svg:y2="8.26736in" draw:id="id211" draw:layer="Master1-bg" draw:style-name="a686" draw:name="Straight Connector 8">
          <svg:title/>
          <svg:desc/>
        </draw:connector>
        <draw:custom-shape svg:x="9.88148in" svg:y="-0.01021in" svg:width="3.23663in" svg:height="8.27757in" draw:id="id212" draw:layer="Master1-bg" draw:style-name="a68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213" draw:layer="Master1-bg" draw:style-name="a68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214" draw:layer="Master1-bg" draw:style-name="a689"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215" draw:layer="Master1-bg" draw:style-name="a69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16" draw:layer="Master1-bg" draw:style-name="a69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17" draw:layer="Master1-bg" draw:style-name="a69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18" draw:layer="Master1-bg" draw:style-name="a693"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19" draw:layer="Master1-bg" draw:style-name="a69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05" presentation:style-name="a670" draw:name="Title 1" svg:x="0.72898in" svg:y="2.32902in" svg:width="9.25208in" svg:height="3.12884in" presentation:class="title" presentation:placeholder="false">
        <draw:text-box>
          <text:p text:style-name="a669" text:class-names="" text:cond-style-name=""><text:span text:style-name="a667" text:class-names="">Click to edit Master title style</text:span><text:span text:style-name="a668" text:class-names=""/></text:p>
        </draw:text-box>
        <svg:title/>
        <svg:desc/>
      </draw:frame>
      <draw:frame draw:id="id206" presentation:style-name="a674" draw:name="Text Placeholder 2" svg:x="0.72898in" svg:y="5.45787in" svg:width="9.25208in" svg:height="1.82503in" presentation:class="outline" presentation:placeholder="false">
        <draw:text-box>
          <text:list text:style-name="a673">
            <text:list-item>
              <text:p text:style-name="a672" text:class-names="" text:cond-style-name=""><text:span text:style-name="a671" text:class-names="">Click to edit Master text styles</text:span></text:p>
            </text:list-item>
          </text:list>
        </draw:text-box>
        <svg:title/>
        <svg:desc/>
      </draw:frame>
      <draw:frame draw:id="id207" presentation:style-name="a677" draw:name="Date Placeholder 3" svg:x="7.75446in" svg:y="7.2829in" svg:width="0.98147in" svg:height="0.44016in" presentation:class="date-time" presentation:placeholder="false">
        <draw:text-box>
          <text:p text:style-name="a676" text:class-names="" text:cond-style-name=""><text:span text:style-name="a675" text:class-names=""/></text:p>
        </draw:text-box>
        <svg:title/>
        <svg:desc/>
      </draw:frame>
      <draw:frame draw:id="id208" presentation:style-name="a680" draw:name="Footer Placeholder 4" svg:x="0.72897in" svg:y="7.2829in" svg:width="6.77775in" svg:height="0.44016in" presentation:class="footer" presentation:placeholder="false">
        <draw:text-box>
          <text:p text:style-name="a679" text:class-names="" text:cond-style-name=""><text:span text:style-name="a678" text:class-names=""/></text:p>
        </draw:text-box>
        <svg:title/>
        <svg:desc/>
      </draw:frame>
      <draw:frame draw:id="id209" presentation:style-name="a684" draw:name="Slide Number Placeholder 5" svg:x="9.24562in" svg:y="7.2829in" svg:width="0.73544in" svg:height="0.44016in" presentation:class="page-number" presentation:placeholder="false">
        <draw:text-box>
          <text:p text:style-name="a683" text:class-names="" text:cond-style-name=""><text:span text:style-name="a681" text:class-names=""><text:page-number style:num-format="1" text:fixed="false"/></text:span><text:span text:style-name="a682" text:class-names=""/></text:p>
        </draw:text-box>
        <svg:title/>
        <svg:desc/>
      </draw:frame>
      <presentation:notes style:page-layout-name="pageLayout2" draw:style-name="a711">
        <draw:page-thumbnail svg:x="1.71338in" svg:y="1.22205in" svg:width="4.83937in" svg:height="4.08898in" presentation:class="page" draw:id="id16" presentation:style-name="a695" draw:name="Slide Image Placeholder 1">
          <svg:title/>
          <svg:desc/>
        </draw:page-thumbnail>
        <draw:frame draw:id="id17" presentation:style-name="a698" draw:name="Notes Placeholder 2" svg:x="1.14173in" svg:y="5.57362in" svg:width="5.98386in" svg:height="4.90709in" presentation:class="notes" presentation:placeholder="false">
          <draw:text-box>
            <text:p text:style-name="a697" text:class-names="" text:cond-style-name=""><text:span text:style-name="a696" text:class-names=""/></text:p>
          </draw:text-box>
          <svg:title/>
          <svg:desc/>
        </draw:frame>
        <draw:frame draw:id="id18" presentation:style-name="a701" draw:name="Header Placeholder 3" svg:x="0.3937in" svg:y="0.3937in" svg:width="3.24606in" svg:height="0.54488in" presentation:class="header" presentation:placeholder="false">
          <draw:text-box>
            <text:p text:style-name="a700" text:class-names="" text:cond-style-name=""><text:span text:style-name="a699" text:class-names=""/></text:p>
          </draw:text-box>
          <svg:title/>
          <svg:desc/>
        </draw:frame>
        <draw:frame draw:id="id19" presentation:style-name="a704" draw:name="Date Placeholder 4" svg:x="4.62756in" svg:y="0.3937in" svg:width="3.24606in" svg:height="0.54488in" presentation:class="date-time" presentation:placeholder="false">
          <draw:text-box>
            <text:p text:style-name="a703" text:class-names="" text:cond-style-name=""><text:span text:style-name="a702" text:class-names=""/></text:p>
          </draw:text-box>
          <svg:title/>
          <svg:desc/>
        </draw:frame>
        <draw:frame draw:id="id20" presentation:style-name="a707" draw:name="Footer Placeholder 5" svg:x="0.3937in" svg:y="10.75394in" svg:width="3.24606in" svg:height="0.54488in" presentation:class="footer" presentation:placeholder="false">
          <draw:text-box>
            <text:p text:style-name="a706" text:class-names="" text:cond-style-name=""><text:span text:style-name="a705" text:class-names=""/></text:p>
          </draw:text-box>
          <svg:title/>
          <svg:desc/>
        </draw:frame>
        <draw:frame draw:id="id21" presentation:style-name="a710" draw:name="Slide Number Placeholder 6" svg:x="4.62756in" svg:y="10.75394in" svg:width="3.24606in" svg:height="0.54488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1-Layout13-cust-Quote-Name-Card" style:page-layout-name="pageLayout1" draw:style-name="a712">
      <draw:g draw:name="Group 9" draw:id="id220">
        <svg:title/>
        <svg:desc/>
        <draw:connector draw:type="line" svg:x1="10.08547in" svg:y1="0in" svg:x2="11.39762in" svg:y2="8.26736in" draw:id="id229" draw:layer="Master1-bg" draw:style-name="a741" draw:name="Straight Connector 10">
          <svg:title/>
          <svg:desc/>
        </draw:connector>
        <draw:connector draw:type="line" svg:x1="13.11811in" svg:y1="4.43797in" svg:x2="7.99138in" svg:y2="8.26736in" draw:id="id230" draw:layer="Master1-bg" draw:style-name="a742" draw:name="Straight Connector 11">
          <svg:title/>
          <svg:desc/>
        </draw:connector>
        <draw:custom-shape svg:x="9.88148in" svg:y="-0.01021in" svg:width="3.23663in" svg:height="8.27757in" draw:id="id231" draw:layer="Master1-bg" draw:style-name="a74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232" draw:layer="Master1-bg" draw:style-name="a74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233" draw:layer="Master1-bg" draw:style-name="a745"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234" draw:layer="Master1-bg" draw:style-name="a74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35" draw:layer="Master1-bg" draw:style-name="a74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36" draw:layer="Master1-bg" draw:style-name="a74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37" draw:layer="Master1-bg" draw:style-name="a749"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38" draw:layer="Master1-bg" draw:style-name="a750"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21" presentation:style-name="a716" draw:name="Title 1" svg:x="1.00234in" svg:y="0.73488in" svg:width="8.71124in" svg:height="3.64376in" presentation:class="title" presentation:placeholder="false">
        <draw:text-box>
          <text:p text:style-name="a715" text:class-names="" text:cond-style-name=""><text:span text:style-name="a713" text:class-names="">Click to edit Master title style</text:span><text:span text:style-name="a714" text:class-names=""/></text:p>
        </draw:text-box>
        <svg:title/>
        <svg:desc/>
      </draw:frame>
      <draw:frame draw:id="id222" presentation:style-name="a720" draw:name="Text Placeholder 9" svg:x="0.72897in" svg:y="4.83794in" svg:width="9.25209in" svg:height="0.61993in" presentation:class="outline" presentation:placeholder="false">
        <draw:text-box>
          <text:list text:style-name="a719">
            <text:list-item>
              <text:p text:style-name="a718" text:class-names="" text:cond-style-name=""><text:span text:style-name="a717" text:class-names="">Click to edit Master text styles</text:span></text:p>
            </text:list-item>
          </text:list>
        </draw:text-box>
        <svg:title/>
        <svg:desc/>
      </draw:frame>
      <draw:frame draw:id="id223" presentation:style-name="a724" draw:name="Text Placeholder 2" svg:x="0.72898in" svg:y="5.45787in" svg:width="9.25208in" svg:height="1.82503in" presentation:class="outline" presentation:placeholder="false">
        <draw:text-box>
          <text:list text:style-name="a723">
            <text:list-item>
              <text:p text:style-name="a722" text:class-names="" text:cond-style-name=""><text:span text:style-name="a721" text:class-names="">Click to edit Master text styles</text:span></text:p>
            </text:list-item>
          </text:list>
        </draw:text-box>
        <svg:title/>
        <svg:desc/>
      </draw:frame>
      <draw:frame draw:id="id224" presentation:style-name="a727" draw:name="Date Placeholder 3" svg:x="7.75446in" svg:y="7.2829in" svg:width="0.98147in" svg:height="0.44016in" presentation:class="date-time" presentation:placeholder="false">
        <draw:text-box>
          <text:p text:style-name="a726" text:class-names="" text:cond-style-name=""><text:span text:style-name="a725" text:class-names=""/></text:p>
        </draw:text-box>
        <svg:title/>
        <svg:desc/>
      </draw:frame>
      <draw:frame draw:id="id225" presentation:style-name="a730" draw:name="Footer Placeholder 4" svg:x="0.72897in" svg:y="7.2829in" svg:width="6.77775in" svg:height="0.44016in" presentation:class="footer" presentation:placeholder="false">
        <draw:text-box>
          <text:p text:style-name="a729" text:class-names="" text:cond-style-name=""><text:span text:style-name="a728" text:class-names=""/></text:p>
        </draw:text-box>
        <svg:title/>
        <svg:desc/>
      </draw:frame>
      <draw:frame draw:id="id226" presentation:style-name="a734" draw:name="Slide Number Placeholder 5" svg:x="9.24562in" svg:y="7.2829in" svg:width="0.73544in" svg:height="0.44016in" presentation:class="page-number" presentation:placeholder="false">
        <draw:text-box>
          <text:p text:style-name="a733" text:class-names="" text:cond-style-name=""><text:span text:style-name="a731" text:class-names=""><text:page-number style:num-format="1" text:fixed="false"/></text:span><text:span text:style-name="a732" text:class-names=""/></text:p>
        </draw:text-box>
        <svg:title/>
        <svg:desc/>
      </draw:frame>
      <draw:frame draw:id="id227" draw:style-name="a737" draw:name="TextBox 23" svg:x="0.58318in" svg:y="0.95281in" svg:width="0.65608in" svg:height="0.70495in">
        <draw:text-box>
          <text:p text:style-name="a736" text:class-names="" text:cond-style-name=""><text:span text:style-name="a735" text:class-names="">“</text:span></text:p>
        </draw:text-box>
        <svg:title/>
        <svg:desc/>
      </draw:frame>
      <draw:frame draw:id="id228" draw:style-name="a740" draw:name="TextBox 24" svg:x="9.57102in" svg:y="3.47976in" svg:width="0.65608in" svg:height="0.70495in">
        <draw:text-box>
          <text:p text:style-name="a739" text:class-names="" text:cond-style-name=""><text:span text:style-name="a738" text:class-names="">”</text:span></text:p>
        </draw:text-box>
        <svg:title/>
        <svg:desc/>
      </draw:frame>
      <presentation:notes style:page-layout-name="pageLayout2" draw:style-name="a767">
        <draw:page-thumbnail svg:x="1.71338in" svg:y="1.22205in" svg:width="4.83937in" svg:height="4.08898in" presentation:class="page" draw:id="id16" presentation:style-name="a751" draw:name="Slide Image Placeholder 1">
          <svg:title/>
          <svg:desc/>
        </draw:page-thumbnail>
        <draw:frame draw:id="id17" presentation:style-name="a754" draw:name="Notes Placeholder 2" svg:x="1.14173in" svg:y="5.57362in" svg:width="5.98386in" svg:height="4.90709in" presentation:class="notes" presentation:placeholder="false">
          <draw:text-box>
            <text:p text:style-name="a753" text:class-names="" text:cond-style-name=""><text:span text:style-name="a752" text:class-names=""/></text:p>
          </draw:text-box>
          <svg:title/>
          <svg:desc/>
        </draw:frame>
        <draw:frame draw:id="id18" presentation:style-name="a757" draw:name="Header Placeholder 3" svg:x="0.3937in" svg:y="0.3937in" svg:width="3.24606in" svg:height="0.54488in" presentation:class="header" presentation:placeholder="false">
          <draw:text-box>
            <text:p text:style-name="a756" text:class-names="" text:cond-style-name=""><text:span text:style-name="a755" text:class-names=""/></text:p>
          </draw:text-box>
          <svg:title/>
          <svg:desc/>
        </draw:frame>
        <draw:frame draw:id="id19" presentation:style-name="a760" draw:name="Date Placeholder 4" svg:x="4.62756in" svg:y="0.3937in" svg:width="3.24606in" svg:height="0.54488in" presentation:class="date-time" presentation:placeholder="false">
          <draw:text-box>
            <text:p text:style-name="a759" text:class-names="" text:cond-style-name=""><text:span text:style-name="a758" text:class-names=""/></text:p>
          </draw:text-box>
          <svg:title/>
          <svg:desc/>
        </draw:frame>
        <draw:frame draw:id="id20" presentation:style-name="a763" draw:name="Footer Placeholder 5" svg:x="0.3937in" svg:y="10.75394in" svg:width="3.24606in" svg:height="0.54488in" presentation:class="footer" presentation:placeholder="false">
          <draw:text-box>
            <text:p text:style-name="a762" text:class-names="" text:cond-style-name=""><text:span text:style-name="a761" text:class-names=""/></text:p>
          </draw:text-box>
          <svg:title/>
          <svg:desc/>
        </draw:frame>
        <draw:frame draw:id="id21" presentation:style-name="a766" draw:name="Slide Number Placeholder 6" svg:x="4.62756in" svg:y="10.75394in" svg:width="3.24606in" svg:height="0.54488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master-page>
    <style:master-page style:name="Master1-Layout14-cust-True-or-False" style:page-layout-name="pageLayout1" draw:style-name="a768">
      <draw:g draw:name="Group 7" draw:id="id239">
        <svg:title/>
        <svg:desc/>
        <draw:connector draw:type="line" svg:x1="10.08547in" svg:y1="0in" svg:x2="11.39762in" svg:y2="8.26736in" draw:id="id246" draw:layer="Master1-bg" draw:style-name="a791" draw:name="Straight Connector 8">
          <svg:title/>
          <svg:desc/>
        </draw:connector>
        <draw:connector draw:type="line" svg:x1="13.11811in" svg:y1="4.43797in" svg:x2="7.99138in" svg:y2="8.26736in" draw:id="id247" draw:layer="Master1-bg" draw:style-name="a792" draw:name="Straight Connector 9">
          <svg:title/>
          <svg:desc/>
        </draw:connector>
        <draw:custom-shape svg:x="9.88148in" svg:y="-0.01021in" svg:width="3.23663in" svg:height="8.27757in" draw:id="id248" draw:layer="Master1-bg" draw:style-name="a79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249" draw:layer="Master1-bg" draw:style-name="a79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250" draw:layer="Master1-bg" draw:style-name="a795"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251" draw:layer="Master1-bg" draw:style-name="a79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52" draw:layer="Master1-bg" draw:style-name="a79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53" draw:layer="Master1-bg" draw:style-name="a79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54" draw:layer="Master1-bg" draw:style-name="a79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55" draw:layer="Master1-bg" draw:style-name="a800"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40" presentation:style-name="a772" draw:name="Title 1" svg:x="0.73809in" svg:y="0.73488in" svg:width="9.24297in" svg:height="3.64376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241" presentation:style-name="a776" draw:name="Text Placeholder 9" svg:x="0.72897in" svg:y="4.83794in" svg:width="9.25209in" svg:height="0.61993in" presentation:class="outline" presentation:placeholder="false">
        <draw:text-box>
          <text:list text:style-name="a775">
            <text:list-item>
              <text:p text:style-name="a774" text:class-names="" text:cond-style-name=""><text:span text:style-name="a773" text:class-names="">Click to edit Master text styles</text:span></text:p>
            </text:list-item>
          </text:list>
        </draw:text-box>
        <svg:title/>
        <svg:desc/>
      </draw:frame>
      <draw:frame draw:id="id242" presentation:style-name="a780" draw:name="Text Placeholder 2" svg:x="0.72898in" svg:y="5.45787in" svg:width="9.25208in" svg:height="1.82503in" presentation:class="outline" presentation:placeholder="false">
        <draw:text-box>
          <text:list text:style-name="a779">
            <text:list-item>
              <text:p text:style-name="a778" text:class-names="" text:cond-style-name=""><text:span text:style-name="a777" text:class-names="">Click to edit Master text styles</text:span></text:p>
            </text:list-item>
          </text:list>
        </draw:text-box>
        <svg:title/>
        <svg:desc/>
      </draw:frame>
      <draw:frame draw:id="id243" presentation:style-name="a783" draw:name="Date Placeholder 3" svg:x="7.75446in" svg:y="7.2829in" svg:width="0.98147in" svg:height="0.44016in" presentation:class="date-time" presentation:placeholder="false">
        <draw:text-box>
          <text:p text:style-name="a782" text:class-names="" text:cond-style-name=""><text:span text:style-name="a781" text:class-names=""/></text:p>
        </draw:text-box>
        <svg:title/>
        <svg:desc/>
      </draw:frame>
      <draw:frame draw:id="id244" presentation:style-name="a786" draw:name="Footer Placeholder 4" svg:x="0.72897in" svg:y="7.2829in" svg:width="6.77775in" svg:height="0.44016in" presentation:class="footer" presentation:placeholder="false">
        <draw:text-box>
          <text:p text:style-name="a785" text:class-names="" text:cond-style-name=""><text:span text:style-name="a784" text:class-names=""/></text:p>
        </draw:text-box>
        <svg:title/>
        <svg:desc/>
      </draw:frame>
      <draw:frame draw:id="id245" presentation:style-name="a790" draw:name="Slide Number Placeholder 5" svg:x="9.24562in" svg:y="7.2829in" svg:width="0.73544in" svg:height="0.44016in" presentation:class="page-number" presentation:placeholder="false">
        <draw:text-box>
          <text:p text:style-name="a789" text:class-names="" text:cond-style-name=""><text:span text:style-name="a787" text:class-names=""><text:page-number style:num-format="1" text:fixed="false"/></text:span><text:span text:style-name="a788" text:class-names=""/></text:p>
        </draw:text-box>
        <svg:title/>
        <svg:desc/>
      </draw:frame>
      <presentation:notes style:page-layout-name="pageLayout2" draw:style-name="a817">
        <draw:page-thumbnail svg:x="1.71338in" svg:y="1.22205in" svg:width="4.83937in" svg:height="4.08898in" presentation:class="page" draw:id="id16" presentation:style-name="a801" draw:name="Slide Image Placeholder 1">
          <svg:title/>
          <svg:desc/>
        </draw:page-thumbnail>
        <draw:frame draw:id="id17" presentation:style-name="a804" draw:name="Notes Placeholder 2" svg:x="1.14173in" svg:y="5.57362in" svg:width="5.98386in" svg:height="4.90709in" presentation:class="notes" presentation:placeholder="false">
          <draw:text-box>
            <text:p text:style-name="a803" text:class-names="" text:cond-style-name=""><text:span text:style-name="a802" text:class-names=""/></text:p>
          </draw:text-box>
          <svg:title/>
          <svg:desc/>
        </draw:frame>
        <draw:frame draw:id="id18" presentation:style-name="a807" draw:name="Header Placeholder 3" svg:x="0.3937in" svg:y="0.3937in" svg:width="3.24606in" svg:height="0.54488in" presentation:class="header" presentation:placeholder="false">
          <draw:text-box>
            <text:p text:style-name="a806" text:class-names="" text:cond-style-name=""><text:span text:style-name="a805" text:class-names=""/></text:p>
          </draw:text-box>
          <svg:title/>
          <svg:desc/>
        </draw:frame>
        <draw:frame draw:id="id19" presentation:style-name="a810" draw:name="Date Placeholder 4" svg:x="4.62756in" svg:y="0.3937in" svg:width="3.24606in" svg:height="0.54488in" presentation:class="date-time" presentation:placeholder="false">
          <draw:text-box>
            <text:p text:style-name="a809" text:class-names="" text:cond-style-name=""><text:span text:style-name="a808" text:class-names=""/></text:p>
          </draw:text-box>
          <svg:title/>
          <svg:desc/>
        </draw:frame>
        <draw:frame draw:id="id20" presentation:style-name="a813" draw:name="Footer Placeholder 5" svg:x="0.3937in" svg:y="10.75394in" svg:width="3.24606in" svg:height="0.54488in" presentation:class="footer" presentation:placeholder="false">
          <draw:text-box>
            <text:p text:style-name="a812" text:class-names="" text:cond-style-name=""><text:span text:style-name="a811" text:class-names=""/></text:p>
          </draw:text-box>
          <svg:title/>
          <svg:desc/>
        </draw:frame>
        <draw:frame draw:id="id21" presentation:style-name="a816" draw:name="Slide Number Placeholder 6" svg:x="4.62756in" svg:y="10.75394in" svg:width="3.24606in" svg:height="0.54488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master-page>
    <style:master-page style:name="Master1-Layout15-vertTx-Title-and-Vertical-Text" style:page-layout-name="pageLayout1" draw:style-name="a818">
      <draw:g draw:name="Group 6" draw:id="id256">
        <svg:title/>
        <svg:desc/>
        <draw:connector draw:type="line" svg:x1="10.08547in" svg:y1="0in" svg:x2="11.39762in" svg:y2="8.26736in" draw:id="id262" draw:layer="Master1-bg" draw:style-name="a850" draw:name="Straight Connector 7">
          <svg:title/>
          <svg:desc/>
        </draw:connector>
        <draw:connector draw:type="line" svg:x1="13.11811in" svg:y1="4.43797in" svg:x2="7.99138in" svg:y2="8.26736in" draw:id="id263" draw:layer="Master1-bg" draw:style-name="a851" draw:name="Straight Connector 8">
          <svg:title/>
          <svg:desc/>
        </draw:connector>
        <draw:custom-shape svg:x="9.88148in" svg:y="-0.01021in" svg:width="3.23663in" svg:height="8.27757in" draw:id="id264" draw:layer="Master1-bg" draw:style-name="a85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265" draw:layer="Master1-bg" draw:style-name="a85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266" draw:layer="Master1-bg" draw:style-name="a854"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267" draw:layer="Master1-bg" draw:style-name="a85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68" draw:layer="Master1-bg" draw:style-name="a85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69" draw:layer="Master1-bg" draw:style-name="a85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70" draw:layer="Master1-bg" draw:style-name="a858"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71" draw:layer="Master1-bg" draw:style-name="a859"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7" presentation:style-name="a822" draw:name="Title 1" svg:x="0.72897in" svg:y="0.73488in" svg:width="9.25208in" svg:height="1.59223in" presentation:class="title" presentation:placeholder="false">
        <draw:text-box>
          <text:p text:style-name="a821" text:class-names="" text:cond-style-name=""><text:span text:style-name="a819" text:class-names="">Click to edit Master title style</text:span><text:span text:style-name="a820" text:class-names=""/></text:p>
        </draw:text-box>
        <svg:title/>
        <svg:desc/>
      </draw:frame>
      <draw:frame draw:id="id258" presentation:style-name="a839" draw:name="Vertical Text Placeholder 2" svg:x="0.72897in" svg:y="2.6046in" svg:width="9.25208in" svg:height="4.6783in" presentation:class="outline" presentation:placeholder="false">
        <draw:text-box>
          <text:list text:style-name="a825">
            <text:list-item>
              <text:p text:style-name="a824" text:class-names="" text:cond-style-name=""><text:span text:style-name="a823" text:class-names="">Click to edit Master text styles</text:span></text:p>
            </text:list-item>
          </text:list>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ifth level</text:span><text:span text:style-name="a836" text:class-names=""/></text:p>
                            </text:list-item>
                          </text:list>
                        </text:list-item>
                      </text:list>
                    </text:list-item>
                  </text:list>
                </text:list-item>
              </text:list>
            </text:list-item>
          </text:list>
        </draw:text-box>
        <svg:title/>
        <svg:desc/>
      </draw:frame>
      <draw:frame draw:id="id259" presentation:style-name="a842" draw:name="Date Placeholder 3" svg:x="7.75446in" svg:y="7.2829in" svg:width="0.98147in" svg:height="0.44016in" presentation:class="date-time" presentation:placeholder="false">
        <draw:text-box>
          <text:p text:style-name="a841" text:class-names="" text:cond-style-name=""><text:span text:style-name="a840" text:class-names=""/></text:p>
        </draw:text-box>
        <svg:title/>
        <svg:desc/>
      </draw:frame>
      <draw:frame draw:id="id260" presentation:style-name="a845" draw:name="Footer Placeholder 4" svg:x="0.72897in" svg:y="7.2829in" svg:width="6.77775in" svg:height="0.44016in" presentation:class="footer" presentation:placeholder="false">
        <draw:text-box>
          <text:p text:style-name="a844" text:class-names="" text:cond-style-name=""><text:span text:style-name="a843" text:class-names=""/></text:p>
        </draw:text-box>
        <svg:title/>
        <svg:desc/>
      </draw:frame>
      <draw:frame draw:id="id261" presentation:style-name="a849" draw:name="Slide Number Placeholder 5" svg:x="9.24562in" svg:y="7.2829in" svg:width="0.73544in" svg:height="0.44016in" presentation:class="page-number" presentation:placeholder="false">
        <draw:text-box>
          <text:p text:style-name="a848" text:class-names="" text:cond-style-name=""><text:span text:style-name="a846" text:class-names=""><text:page-number style:num-format="1" text:fixed="false"/></text:span><text:span text:style-name="a847" text:class-names=""/></text:p>
        </draw:text-box>
        <svg:title/>
        <svg:desc/>
      </draw:frame>
      <presentation:notes style:page-layout-name="pageLayout2" draw:style-name="a876">
        <draw:page-thumbnail svg:x="1.71338in" svg:y="1.22205in" svg:width="4.83937in" svg:height="4.08898in" presentation:class="page" draw:id="id16" presentation:style-name="a860" draw:name="Slide Image Placeholder 1">
          <svg:title/>
          <svg:desc/>
        </draw:page-thumbnail>
        <draw:frame draw:id="id17" presentation:style-name="a863" draw:name="Notes Placeholder 2" svg:x="1.14173in" svg:y="5.57362in" svg:width="5.98386in" svg:height="4.90709in" presentation:class="notes" presentation:placeholder="false">
          <draw:text-box>
            <text:p text:style-name="a862" text:class-names="" text:cond-style-name=""><text:span text:style-name="a861" text:class-names=""/></text:p>
          </draw:text-box>
          <svg:title/>
          <svg:desc/>
        </draw:frame>
        <draw:frame draw:id="id18" presentation:style-name="a866" draw:name="Header Placeholder 3" svg:x="0.3937in" svg:y="0.3937in" svg:width="3.24606in" svg:height="0.54488in" presentation:class="header" presentation:placeholder="false">
          <draw:text-box>
            <text:p text:style-name="a865" text:class-names="" text:cond-style-name=""><text:span text:style-name="a864" text:class-names=""/></text:p>
          </draw:text-box>
          <svg:title/>
          <svg:desc/>
        </draw:frame>
        <draw:frame draw:id="id19" presentation:style-name="a869" draw:name="Date Placeholder 4" svg:x="4.62756in" svg:y="0.3937in" svg:width="3.24606in" svg:height="0.54488in" presentation:class="date-time" presentation:placeholder="false">
          <draw:text-box>
            <text:p text:style-name="a868" text:class-names="" text:cond-style-name=""><text:span text:style-name="a867" text:class-names=""/></text:p>
          </draw:text-box>
          <svg:title/>
          <svg:desc/>
        </draw:frame>
        <draw:frame draw:id="id20" presentation:style-name="a872" draw:name="Footer Placeholder 5" svg:x="0.3937in" svg:y="10.75394in" svg:width="3.24606in" svg:height="0.54488in" presentation:class="footer" presentation:placeholder="false">
          <draw:text-box>
            <text:p text:style-name="a871" text:class-names="" text:cond-style-name=""><text:span text:style-name="a870" text:class-names=""/></text:p>
          </draw:text-box>
          <svg:title/>
          <svg:desc/>
        </draw:frame>
        <draw:frame draw:id="id21" presentation:style-name="a875" draw:name="Slide Number Placeholder 6" svg:x="4.62756in" svg:y="10.75394in" svg:width="3.24606in" svg:height="0.54488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1-Layout16-vertTitleAndTx-Vertical-Title-and-Text" style:page-layout-name="pageLayout1" draw:style-name="a877">
      <draw:g draw:name="Group 6" draw:id="id272">
        <svg:title/>
        <svg:desc/>
        <draw:connector draw:type="line" svg:x1="10.08547in" svg:y1="0in" svg:x2="11.39762in" svg:y2="8.26736in" draw:id="id278" draw:layer="Master1-bg" draw:style-name="a909" draw:name="Straight Connector 7">
          <svg:title/>
          <svg:desc/>
        </draw:connector>
        <draw:connector draw:type="line" svg:x1="13.11811in" svg:y1="4.43797in" svg:x2="7.99138in" svg:y2="8.26736in" draw:id="id279" draw:layer="Master1-bg" draw:style-name="a910" draw:name="Straight Connector 8">
          <svg:title/>
          <svg:desc/>
        </draw:connector>
        <draw:custom-shape svg:x="9.88148in" svg:y="-0.01021in" svg:width="3.23663in" svg:height="8.27757in" draw:id="id280" draw:layer="Master1-bg" draw:style-name="a91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33562in" svg:y="-0.01021in" svg:width="2.78591in" svg:height="8.27757in" draw:id="id281" draw:layer="Master1-bg" draw:style-name="a91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61334in" svg:y="3.67438in" svg:width="3.50819in" svg:height="4.59298in" draw:id="id282" draw:layer="Master1-bg" draw:style-name="a91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04617in" svg:y="-0.01021in" svg:width="3.07194in" svg:height="8.27757in" draw:id="id283" draw:layer="Master1-bg" draw:style-name="a91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72966in" svg:y="-0.01021in" svg:width="1.38845in" svg:height="8.27757in" draw:id="id284" draw:layer="Master1-bg" draw:style-name="a91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773in" svg:y="-0.01021in" svg:width="1.34511in" svg:height="8.27757in" draw:id="id285" draw:layer="Master1-bg" draw:style-name="a91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16241in" svg:y="4.32761in" svg:width="1.9557in" svg:height="3.93975in" draw:id="id286" draw:layer="Master1-bg" draw:style-name="a91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83794in" svg:width="0.48295in" svg:height="3.42942in" draw:id="id287" draw:layer="Master1-bg" draw:style-name="a91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73" presentation:style-name="a881" draw:name="Vertical Title 1" svg:x="8.57513in" svg:y="0.73488in" svg:width="1.40422in" svg:height="6.33066in" presentation:class="title" presentation:placeholder="false">
        <draw:text-box>
          <text:p text:style-name="a880" text:class-names="" text:cond-style-name=""><text:span text:style-name="a878" text:class-names="">Click to edit Master title style</text:span><text:span text:style-name="a879" text:class-names=""/></text:p>
        </draw:text-box>
        <svg:title/>
        <svg:desc/>
      </draw:frame>
      <draw:frame draw:id="id274" presentation:style-name="a898" draw:name="Vertical Text Placeholder 2" svg:x="0.72898in" svg:y="0.73488in" svg:width="7.59842in" svg:height="6.33066in" presentation:class="outline" presentation:placeholder="false">
        <draw:text-box>
          <text:list text:style-name="a884">
            <text:list-item>
              <text:p text:style-name="a883" text:class-names="" text:cond-style-name=""><text:span text:style-name="a882" text:class-names="">Click to edit Master text styles</text:span></text:p>
            </text:list-item>
          </text:list>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275" presentation:style-name="a901" draw:name="Date Placeholder 3" svg:x="7.75446in" svg:y="7.2829in" svg:width="0.98147in" svg:height="0.44016in" presentation:class="date-time" presentation:placeholder="false">
        <draw:text-box>
          <text:p text:style-name="a900" text:class-names="" text:cond-style-name=""><text:span text:style-name="a899" text:class-names=""/></text:p>
        </draw:text-box>
        <svg:title/>
        <svg:desc/>
      </draw:frame>
      <draw:frame draw:id="id276" presentation:style-name="a904" draw:name="Footer Placeholder 4" svg:x="0.72897in" svg:y="7.2829in" svg:width="6.77775in" svg:height="0.44016in" presentation:class="footer" presentation:placeholder="false">
        <draw:text-box>
          <text:p text:style-name="a903" text:class-names="" text:cond-style-name=""><text:span text:style-name="a902" text:class-names=""/></text:p>
        </draw:text-box>
        <svg:title/>
        <svg:desc/>
      </draw:frame>
      <draw:frame draw:id="id277" presentation:style-name="a908" draw:name="Slide Number Placeholder 5" svg:x="9.24562in" svg:y="7.2829in" svg:width="0.73544in" svg:height="0.44016in" presentation:class="page-number" presentation:placeholder="false">
        <draw:text-box>
          <text:p text:style-name="a907" text:class-names="" text:cond-style-name=""><text:span text:style-name="a905" text:class-names=""><text:page-number style:num-format="1" text:fixed="false"/></text:span><text:span text:style-name="a906" text:class-names=""/></text:p>
        </draw:text-box>
        <svg:title/>
        <svg:desc/>
      </draw:frame>
      <presentation:notes style:page-layout-name="pageLayout2" draw:style-name="a935">
        <draw:page-thumbnail svg:x="1.71338in" svg:y="1.22205in" svg:width="4.83937in" svg:height="4.08898in" presentation:class="page" draw:id="id16" presentation:style-name="a919" draw:name="Slide Image Placeholder 1">
          <svg:title/>
          <svg:desc/>
        </draw:page-thumbnail>
        <draw:frame draw:id="id17" presentation:style-name="a922" draw:name="Notes Placeholder 2" svg:x="1.14173in" svg:y="5.57362in" svg:width="5.98386in" svg:height="4.90709in" presentation:class="notes" presentation:placeholder="false">
          <draw:text-box>
            <text:p text:style-name="a921" text:class-names="" text:cond-style-name=""><text:span text:style-name="a920" text:class-names=""/></text:p>
          </draw:text-box>
          <svg:title/>
          <svg:desc/>
        </draw:frame>
        <draw:frame draw:id="id18" presentation:style-name="a925" draw:name="Header Placeholder 3" svg:x="0.3937in" svg:y="0.3937in" svg:width="3.24606in" svg:height="0.54488in" presentation:class="header" presentation:placeholder="false">
          <draw:text-box>
            <text:p text:style-name="a924" text:class-names="" text:cond-style-name=""><text:span text:style-name="a923" text:class-names=""/></text:p>
          </draw:text-box>
          <svg:title/>
          <svg:desc/>
        </draw:frame>
        <draw:frame draw:id="id19" presentation:style-name="a928" draw:name="Date Placeholder 4" svg:x="4.62756in" svg:y="0.3937in" svg:width="3.24606in" svg:height="0.54488in" presentation:class="date-time" presentation:placeholder="false">
          <draw:text-box>
            <text:p text:style-name="a927" text:class-names="" text:cond-style-name=""><text:span text:style-name="a926" text:class-names=""/></text:p>
          </draw:text-box>
          <svg:title/>
          <svg:desc/>
        </draw:frame>
        <draw:frame draw:id="id20" presentation:style-name="a931" draw:name="Footer Placeholder 5" svg:x="0.3937in" svg:y="10.75394in" svg:width="3.24606in" svg:height="0.54488in" presentation:class="footer" presentation:placeholder="false">
          <draw:text-box>
            <text:p text:style-name="a930" text:class-names="" text:cond-style-name=""><text:span text:style-name="a929" text:class-names=""/></text:p>
          </draw:text-box>
          <svg:title/>
          <svg:desc/>
        </draw:frame>
        <draw:frame draw:id="id21" presentation:style-name="a934" draw:name="Slide Number Placeholder 6" svg:x="4.62756in" svg:y="10.75394in" svg:width="3.24606in" svg:height="0.54488in" presentation:class="page-number" presentation:placeholder="false">
          <draw:text-box>
            <text:p text:style-name="a933" text:class-names="" text:cond-style-name=""><text:span text:style-name="a932" text:class-names=""><text:page-number style:num-format="1" text:fixed="false"/></text:span></text:p>
          </draw:text-box>
          <svg:title/>
          <svg:desc/>
        </draw:frame>
      </presentation:notes>
    </style:master-page>
    <style:handout-master style:page-layout-name="pageLayout3" draw:style-name="a936">
      <draw:frame draw:id="id288" presentation:style-name="a939" draw:name="Header Placeholder 1" svg:x="0in" svg:y="0in" svg:width="3.58763in" svg:height="0.58422in" presentation:class="header" presentation:placeholder="false">
        <draw:text-box>
          <text:p text:style-name="a938" text:class-names="" text:cond-style-name=""><text:span text:style-name="a937" text:class-names=""/></text:p>
        </draw:text-box>
        <svg:title/>
        <svg:desc/>
      </draw:frame>
      <draw:frame draw:id="id289" presentation:style-name="a942" draw:name="Date Placeholder 2" svg:x="4.67935in" svg:y="0in" svg:width="3.58763in" svg:height="0.58422in" presentation:class="date-time" presentation:placeholder="false">
        <draw:text-box>
          <text:p text:style-name="a941" text:class-names="" text:cond-style-name=""><text:span text:style-name="a940" text:class-names=""/></text:p>
        </draw:text-box>
        <svg:title/>
        <svg:desc/>
      </draw:frame>
      <draw:frame draw:id="id290" presentation:style-name="a945" draw:name="Footer Placeholder 3" svg:x="0in" svg:y="11.10807in" svg:width="3.58763in" svg:height="0.58422in" presentation:class="footer" presentation:placeholder="false">
        <draw:text-box>
          <text:p text:style-name="a944" text:class-names="" text:cond-style-name=""><text:span text:style-name="a943" text:class-names=""/></text:p>
        </draw:text-box>
        <svg:title/>
        <svg:desc/>
      </draw:frame>
      <draw:frame draw:id="id291" presentation:style-name="a948" draw:name="Slide Number Placeholder 4" svg:x="4.67935in" svg:y="11.10807in" svg:width="3.58763in" svg:height="0.58422in" presentation:class="page-number" presentation:placeholder="false">
        <draw:text-box>
          <text:p text:style-name="a947" text:class-names="" text:cond-style-name=""><text:span text:style-name="a946" text:class-names=""><text:page-number style:num-format="1" text:fixed="false"/></text:span></text:p>
        </draw:text-box>
        <svg:title/>
        <svg:desc/>
      </draw:frame>
      <draw:page-thumbnail draw:page-number="1" svg:x="0.57813in" svg:y="1.38715in" svg:width="3.39063in" svg:height="2.13542in"/>
      <draw:page-thumbnail draw:page-number="2" svg:x="4.29861in" svg:y="1.38715in" svg:width="3.39063in" svg:height="2.13542in"/>
      <draw:page-thumbnail draw:page-number="3" svg:x="0.57813in" svg:y="4.77604in" svg:width="3.39063in" svg:height="2.13542in"/>
      <draw:page-thumbnail draw:page-number="4" svg:x="4.29861in" svg:y="4.77604in" svg:width="3.39063in" svg:height="2.13542in"/>
      <draw:page-thumbnail draw:page-number="5" svg:x="0.57813in" svg:y="8.16493in" svg:width="3.39063in" svg:height="2.13542in"/>
      <draw:page-thumbnail draw:page-number="6" svg:x="4.29861in" svg:y="8.16493in" svg:width="3.39063in" svg:height="2.1354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Vivid</dc:title>
    <meta:initial-creator>Engr Dr Amir Manzoor</meta:initial-creator>
    <dc:creator>Engr Dr Amir Manzoor</dc:creator>
    <meta:creation-date>2018-11-16T09:11:42Z</meta:creation-date>
    <dc:date>2020-03-13T11:42:13Z</dc:date>
    <meta:template xlink:href="" xlink:type="simple"/>
    <meta:editing-cycles>14</meta:editing-cycles>
    <meta:editing-duration>PT9141S</meta:editing-duration>
    <meta:document-statistic meta:paragraph-count="49" meta:word-count="1053"/>
  </office:meta>
</office:document-meta>
</file>